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178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1mm"/>
    </style:style>
    <style:style style:name="co6" style:family="table-column">
      <style:table-column-properties fo:break-before="auto" style:column-width="112.55mm"/>
    </style:style>
    <style:style style:name="co7" style:family="table-column">
      <style:table-column-properties fo:break-before="auto" style:column-width="33.04mm"/>
    </style:style>
    <style:style style:name="co8" style:family="table-column">
      <style:table-column-properties fo:break-before="auto" style:column-width="31.31mm"/>
    </style:style>
    <style:style style:name="co9" style:family="table-column">
      <style:table-column-properties fo:break-before="auto" style:column-width="122.08mm"/>
    </style:style>
    <style:style style:name="co10" style:family="table-column">
      <style:table-column-properties fo:break-before="auto" style:column-width="28.05mm"/>
    </style:style>
    <style:style style:name="co11" style:family="table-column">
      <style:table-column-properties fo:break-before="auto" style:column-width="180.27mm"/>
    </style:style>
    <style:style style:name="co12" style:family="table-column">
      <style:table-column-properties fo:break-before="auto" style:column-width="40.83mm"/>
    </style:style>
    <style:style style:name="co13" style:family="table-column">
      <style:table-column-properties fo:break-before="auto" style:column-width="57.45mm"/>
    </style:style>
    <style:style style:name="co14" style:family="table-column">
      <style:table-column-properties fo:break-before="auto" style:column-width="110.28mm"/>
    </style:style>
    <style:style style:name="co15" style:family="table-column">
      <style:table-column-properties fo:break-before="auto" style:column-width="42.33mm"/>
    </style:style>
    <style:style style:name="co16" style:family="table-column">
      <style:table-column-properties fo:break-before="auto" style:column-width="28.31mm"/>
    </style:style>
    <style:style style:name="co17" style:family="table-column">
      <style:table-column-properties fo:break-before="auto" style:column-width="38.12mm"/>
    </style:style>
    <style:style style:name="co18" style:family="table-column">
      <style:table-column-properties fo:break-before="auto" style:column-width="40.3mm"/>
    </style:style>
    <style:style style:name="co19" style:family="table-column">
      <style:table-column-properties fo:break-before="auto" style:column-width="53.71mm"/>
    </style:style>
    <style:style style:name="co20" style:family="table-column">
      <style:table-column-properties fo:break-before="auto" style:column-width="34.91mm"/>
    </style:style>
    <style:style style:name="co21" style:family="table-column">
      <style:table-column-properties fo:break-before="auto" style:column-width="53.73mm"/>
    </style:style>
    <style:style style:name="co22" style:family="table-column">
      <style:table-column-properties fo:break-before="auto" style:column-width="35.4mm"/>
    </style:style>
    <style:style style:name="co23" style:family="table-column">
      <style:table-column-properties fo:break-before="auto" style:column-width="19.33mm"/>
    </style:style>
    <style:style style:name="co24" style:family="table-column">
      <style:table-column-properties fo:break-before="auto" style:column-width="25.52mm"/>
    </style:style>
    <style:style style:name="co25" style:family="table-column">
      <style:table-column-properties fo:break-before="auto" style:column-width="23.67mm"/>
    </style:style>
    <style:style style:name="co26" style:family="table-column">
      <style:table-column-properties fo:break-before="auto" style:column-width="13.35mm"/>
    </style:style>
    <style:style style:name="co27" style:family="table-column">
      <style:table-column-properties fo:break-before="auto" style:column-width="17.43mm"/>
    </style:style>
    <style:style style:name="co28" style:family="table-column">
      <style:table-column-properties fo:break-before="auto" style:column-width="15.79mm"/>
    </style:style>
    <style:style style:name="co29" style:family="table-column">
      <style:table-column-properties fo:break-before="auto" style:column-width="26.23mm"/>
    </style:style>
    <style:style style:name="co30" style:family="table-column">
      <style:table-column-properties fo:break-before="auto" style:column-width="24.32mm"/>
    </style:style>
    <style:style style:name="co31" style:family="table-column">
      <style:table-column-properties fo:break-before="auto" style:column-width="13.69mm"/>
    </style:style>
    <style:style style:name="co32" style:family="table-column">
      <style:table-column-properties fo:break-before="auto" style:column-width="18.79mm"/>
    </style:style>
    <style:style style:name="co33" style:family="table-column">
      <style:table-column-properties fo:break-before="auto" style:column-width="16.14mm"/>
    </style:style>
    <style:style style:name="co34" style:family="table-column">
      <style:table-column-properties fo:break-before="auto" style:column-width="42.09mm"/>
    </style:style>
    <style:style style:name="co35" style:family="table-column">
      <style:table-column-properties fo:break-before="auto" style:column-width="60.27mm"/>
    </style:style>
    <style:style style:name="co36" style:family="table-column">
      <style:table-column-properties fo:break-before="auto" style:column-width="28.96mm"/>
    </style:style>
    <style:style style:name="co37" style:family="table-column">
      <style:table-column-properties fo:break-before="auto" style:column-width="43.82mm"/>
    </style:style>
    <style:style style:name="co38" style:family="table-column">
      <style:table-column-properties fo:break-before="auto" style:column-width="70.8mm"/>
    </style:style>
    <style:style style:name="co39" style:family="table-column">
      <style:table-column-properties fo:break-before="auto" style:column-width="35.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eeeeee" fo:border="0.06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9999ff" fo:border="0.06pt solid #000000"/>
      <style:text-properties style:text-line-through-style="solid" style:text-line-through-type="single" fo:font-size="11pt" style:font-size-asian="11pt" style:font-size-complex="11pt"/>
    </style:style>
    <style:style style:name="ce8" style:family="table-cell" style:parent-style-name="Default">
      <style:table-cell-properties fo:background-color="#ff9900" fo:border="0.06pt solid #000000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00cc33" fo:border="0.06pt solid #000000"/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00cc33" fo:border="0.06pt solid #000000"/>
      <style:text-properties style:text-line-through-style="solid" style:text-line-through-type="single" style:text-line-through-width="bold" fo:font-size="11pt" style:font-size-asian="11pt" style:font-size-complex="11pt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1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#333333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ackground-color="#66ff00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="0.06pt solid #000000"/>
      <style:text-properties style:use-window-font-color="true" fo:font-size="11pt" style:font-size-asian="11pt" style:font-size-complex="11pt"/>
    </style:style>
    <style:style style:name="ce18" style:family="table-cell" style:parent-style-name="Default">
      <style:table-cell-properties fo:border="0.06pt solid #000000"/>
      <style:text-properties fo:color="#ff3300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ackground-color="transparent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66cc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f99"/>
      <style:text-properties style:text-line-through-style="solid" style:text-line-through-type="single" fo:font-weight="bold" style:font-weight-asian="bold" style:font-weight-complex="bold"/>
    </style:style>
    <style:style style:name="ce39" style:family="table-cell" style:parent-style-name="Default">
      <style:table-cell-properties fo:background-color="#ffff99"/>
      <style:text-properties fo:color="#ff3300" fo:font-weight="bold" style:font-weight-asian="bold" style:font-weight-complex="bold"/>
    </style:style>
    <style:style style:name="ce40" style:family="table-cell" style:parent-style-name="Default">
      <style:text-properties style:text-line-through-style="solid" style:text-line-through-type="single"/>
    </style:style>
    <style:style style:name="ce41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00ff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33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visao Artigos SCA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number-columns-repeated="1017" table:default-cell-style-name="ce11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style-name="ce1" office:value-type="string" calcext:value-type="string">
            <text:p>UR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Case Study in Detecting Software Security Vulnerabilities using Constraint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Hybrid Program Slicing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 Object Level Transformation Technique to Improve the performance of Embedd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source-to-source compiler for generating depend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alysis and Manipulation of Distributed Multi-Language Softwar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pplication Maintenance Using Software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Detecting Dead Statements for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inding Code on the World Wide Web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low Insensitive Points-to S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Identifying Clones in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JMangler – A Framework for Load-Time Transformation of Java Class 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Library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Measurement and Analysis of Runtime Profiling Data for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eserving the Documentary Structure of Source Code in Language-based Transforma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ogram Slicing: Methods an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Restructuring Web Applications via Transformation Ru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Web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mell the Coffee! Uncovering Java Analysis Issu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oftware Engineering by Source Transformation - Experience with TX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tatic Slicing and Parametric Polymorphis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he Formal Transformation Approach to Source Cod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ype Infeasible Call Ch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Automated Source Code Analysis For Software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Data Flow Analysis to Infer Type Information in Java Byte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arallel Support for Source Code Analysis and Mod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M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Towards Measurement of Testability of Concurrent Object-Oriented Programs using Fault Insertion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Extensible Metrics Extraction Environment for Object-oriented Programm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MB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Evaluating Clone Detection Tools for Use during Preventativ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 Simple Mathematically Based Framework for Rule Extraction Using Wide Spectrum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ADA: A Transformation-based System for Variable Dependence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VAD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mbining source transformation and operator overloading techniques to compute derivatives for MATLAB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DiMat</text:p>
          </table:table-cell>
          <table:table-cell office:value-type="string" calcext:value-type="string">
            <text:p>É uma combinacao entre GNU tools Bison e Fle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Mechanized Operational Semantics of WS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Handling Preprocessor-Conditioned Decla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Grammar Programming in TX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Interprocedural amorphous slicer for WS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Dynamic Slicing Object-Oriented Programs for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nstruction of the System Dependence Graph for Web Application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dicate-Based Dynamic Slicing of Message Pass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Using Dependence Graphs as a Support to Docum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cise Call Graph Construction in the Presence of Function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Semantics Guided Filtering of Combinatorial Graph Transformations in Declarative Equation-Based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MOEB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isualization of Exception Propagation for Java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licing the SCAM mug: a case study in semant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hecking program pro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Barrier slicing and chop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tection of redundant code using R2D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and implementation of bytecode-based Java slicing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Managing multibillion dollar IT budgets using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he Java system dependence grap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ysDG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Applying Meyer's taxonomy to object-oriented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XOgastan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eb.ing.unisannio.it/villano/students/mas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mproving the static analysis of loops by dynamic partition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Unique renaming of Java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tatic slicing of reactiv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Results from a large-scale study of performance optimization techniques for source code analyses based on graph reachability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nterprocedural static slicing of binary execut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deBoos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codeboost.org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ower law distributions in class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PP denotational semant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arse-tree annotations meet re-engineering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owards managing environment dependence during legacy systems renovation and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Online cycle detection and difference propagation for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urning dynamic typing into static typing by program specialization in a compiler front-end for Octav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Using source-code analysis to help end-user programmers create depend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ftware de-pipelining techniqu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bstracting stack to detect obfuscated calls in bin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ext-sensitivity matters, but context does no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me notes on interprocedural program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Formalizing executable dynamic and forward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rol flow reversal for adjoint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volving transformation sequences using genetic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ogram restructuring through cluster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morphous procedure ex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Mining aspectual views using formal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dding distribution to existing applications by means of aspect oriented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pecifying the Law of Demeter and C++ programming guidelines with F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lone detection in source code by frequent itemset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edicting class testability using object-oriented metr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xecutable source code and non-executable source code: analysis and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apid/XML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jtool.org</text:p>
          </table:table-cell>
          <table:table-cell table:number-columns-repeated="1017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ations for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orward slices are smaller than backward sl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bstract slicing: a new approach to program slicing based on abstract interpretation an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AGIC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ynamic slicing of Java bytecod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inimal slicing and the relationships between forms of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Extending dynamic aspect mining with static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ine-grained analysis of change coupl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cept assignment as a debugging technique for code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Implementation and verification of implicit-invocation systems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pecifying transformation sequences as computation on program fragments with an abstract attribute gramm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trol flow graph reconstruction for assembly language programs with delayed instru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tatic analysis for computing escapability and mutability for Java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 fast analysis for thread-local garbage collection with dynamic class loa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Pointer analysis for source-to-source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easuring the impact of friends on the internal attributes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Object-oriented cohesion as a surrogate of software comprehension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ing embedded Java code into custom ta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eclassification: transforming Java programs to remove intermediate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he performance penalty of XML for program intermediate represen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Indus</text:p>
          </table:table-cell>
          <table:table-cell/>
          <table:table-cell office:value-type="string" calcext:value-type="string">
            <text:p>http://indus.projects.cis.ksu.ed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top-List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Graph-Less Dynamic Dependence-Based Dynamic Slic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Bug Classification Using Program Slicing Metr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haracterising, Explaining, and Exploiting the Approximate Nature of Static Analysis through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TACLE</text:p>
          </table:table-cell>
          <table:table-cell/>
          <table:table-cell office:value-type="string" calcext:value-type="string">
            <text:p>http://presto.cse.ohio-state.edu/tac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onstructing Accurate Application Call Graphs For Java To Model Library Callb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Normalizing Metamorphic Malware Using Term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Data Representation Alternatives in Semantically Augmented Numerica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MART C: A Semantic Macro Replacement Translator for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Linking Analysis and Transformation Tools with Source-Based Mapp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CAT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TXL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queensu.ca/home/thurston/etx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aluating C++ Design Pattern Miner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yntactic Identifier Conciseness and Consiste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Prioritizing Software Inspection Results using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LAN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Tool Demonstration: Silver Extensible Compiler Frameworks and Modular Language Extensions for Java and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ormal Specification and Verification of Java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Val: an Extensible Attribute-Oriented Programming Validator for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bstract Interpretation of PIC Programs through Logic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 Comparative Study of Refactoring Haskell and Erlang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HaRe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ross-Language Program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X-DEVELOP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actoring Differences for Iterative Change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Keynote Address: .QL for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valuation of Slicing Algorithms for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Barrier Slicing for Remote Software Tru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tatement-Level Cohesion Metrics and their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On Temporal Path Conditions in Dependence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s Path-Sensitiv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JastAdd</text:p>
          </table:table-cell>
          <table:table-cell/>
          <table:table-cell office:value-type="string" calcext:value-type="string">
            <text:p>http://jastadd.cs.lth.se/we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 an Implementation of the "Form Template Method"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engineering Standard Java Runtime Systems through Dynamic Bytecode Instr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Integrated Crosscutting Concern Migration Strategy and its Application to JHOTDRAW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ast Approximate Matching of Programs for Protecting Libre/Open Source Software by Using Spatial Index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UDS: An Infrastructure for Creating Bug Detec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UD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inding Inputs that Reach a Target Expres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Improved Static Resolution of Dynamic Class Loading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QuAVisiT: A Software Quality Assessment and Visualisation Tool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DATES: Design Analysis Tool for Enterpris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ource Code Composition with the Reuseware Composi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Quality Assessment for Embedded SQ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mpirical Study of the Relationship of Stability Metrics and the QMOOD Quality Models Over Software Developed Using Highly Iterative or Agile Softwar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lating the Evolution of Design Patterns and Crosscutting Conc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he Programmer's Lexicon, Volume I: The Verb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 Framework for Studying Clones In Larg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racting Meaning from Abbreviated Identifi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90\% Perspiration: Engineering Static Analysis Techniques for Industrial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Some Assembly Required - Program Analysis of Embedded System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Goann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er-Input Dependence Analysis via Graph Reach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BCppA: A Tracer Approach for Automatic Accurate Analysis of C Preprocessor's Behavi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 Empirical Study of Function Overloading in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Is Cloned Code More Stable than Non-cloned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xploiting the Correspondence between Micro Patterns and Class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On the Use of Data Flow Analysis in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Semantics of Abstract Program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Evolution and Decay of Statically Detected Source Code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rom Indentation Shapes to Code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valuating Key Statements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ast and Precise Points-to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spect-Awar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ic Determination of May/Must Set Usage in Data-Flow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Detection of Code Vulnerabilities Based on Program Analysis and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alysis and Transformations for Efficient Query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hange Impact Graphs: Determining the Impact of Prior Code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ing Program Transformations to Add Structure to a Legacy Data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ype Highlighting: A Client-Driven Visual Approach for Class Hierarchies Re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Migration of List Based JSP Web Pages to AJAX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Beyond Annotations: A Proposal for Extensible Java (XJ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Modular Decompilation of Low-Level Code by Partial Evalu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nstructing Subtle Faults Using Higher Order Mut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Rejuvenate Pointcut: A Tool for Pointcut Expression Recovery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arfait - A Scalable Bug Checker for C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arfait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ordInspector: A Tool for Extracting Coordination Data from Legacy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recise Analysis of Java Programs Using JOAN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DTS - A Software Defects Testing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r2csp: Toward Transforming Threads into Communicating Sequential Proces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hopping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Properties of Slicing Defin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mproving Side-Effect Analysis with Lazy Access Path Resolv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owards Comparing and Combining Points-to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Static Estimation of Test Cover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Assessment of Type-3 Clones as Detected by State-of-the-Art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volution of Type-1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dentifying 'Linchpin Vertices' That Cause Large Dependence Clust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Lightweight Techniques for Tracking Unique Program Stat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Maintaining Fine-Grained Code Metadata Regardless of Moving, Copying and Mer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Backporting Java 5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Value Analysis for 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e FermaT Maintenance Environment Tool 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Evaluation of Current Java Bytecode Decompi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ngineering Abstractions in Model Checking an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oncepts as Syntactic Sug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Metric Extraction Framework Based on a High-Level Description Langu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ASCAL: A Domain Specific Language for Source Code Analysis and Manipu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ecovering Grammar Relationships for the Java Language Spec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earning from 6,000 Projects: Mining Models in the Lar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Why Source Code Analysis and Manipulation Will Always be Importa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ubclass Instantiation Distrib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New Conceptual Coupling and Cohesion Metrics for Object-Oriented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Deriving Coupling Metrics from Call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alidating the Use of Topic Models for Softwa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stimating the Optimal Number of Latent Concepts in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anguage-Independent Clone Detection Applied to Plagiarism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valuating Code Clone Genealogies at Release Level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The Fika Parser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AMBIDEXTER: Practical Ambigu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peeding Up Context-, Object- and Field-Sensitive SDG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How Good is Static Analysis at Finding Concurrency Bugs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Parallel Reachability and Escape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WALA</text:p>
          </table:table-cell>
          <table:table-cell/>
          <table:table-cell office:value-type="string" calcext:value-type="string">
            <text:p>http://wala.sourceforge.net/wiki/index.php/Main_Pa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ncapsulating Software Platform Logic by Aspect-Oriented Programming: A Case Study in Using Aspects for Language Port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Wrangler</text:p>
          </table:table-cell>
          <table:table-cell office:value-type="string" calcext:value-type="string">
            <text:p>escrito em erlang, n suportado pelo analizo</text:p>
          </table:table-cell>
          <table:table-cell office:value-type="string" calcext:value-type="string">
            <text:p>http://www.cs.kent.ac.uk/projects/wrangler/Home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isualization of C++ Template Meta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mpla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nstruction of Composite Types for Decompi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SP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icps.u-strasbg.fr/software/ms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MemSafe: Ensuring the Spatial and Temporal Memory Safety of C at Runti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emSafe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unting Bugs is Harder Than You Thin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Knitting Music and Programming: Reflections on the Frontiers of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Program Analysis Too Loopy? Set the Loops Asi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mputation of Alias Sets from Shape Graphs for Comparison of Shape Analysis Precis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ssumption Hierarchy for a CHA Call Graph Construction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uning Static Data Race Analysis for Automotive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xploring the Development of Micro-apps: A Case Study on the BlackBerry and Android Platfor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re the Clients of Flawed Classes (Also) Defect Pron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quational Reasoning on x86 Assembl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Security Testing of Web Applications: A Search-Based Approach for Cross-Site Scripting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Study of Cloning in the Linux SCSI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nstraint Programming Approach to Conflict-Aware Optimal Scheduling of Prioritized Code Clone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nalyzing the Effect of Preprocessor Annotations on Code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he Effect of Lexicon Bad Smells on Concept Location in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Recovering a Balanced Overview of Topics in a Software Doma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mparative Study of Code Query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EJB</text:p>
          </table:table-cell>
          <table:table-cell/>
          <table:table-cell office:value-type="string" calcext:value-type="string">
            <text:p>https://www.dropbox.com/s/glhg8any43lccgm/EJB.z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heckPointer - A C Memory Access Valid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rcML</text:p>
          </table:table-cell>
          <table:table-cell/>
          <table:table-cell office:value-type="string" calcext:value-type="string">
            <text:p>http://www.sdml.info/projects/srcml/trun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utomatic Parallelization of Side-Effecting Higher-Order Schem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What You See is What You Asked for: An Effort-Based Transformation of Code Analysis Tasks into Interactive Visualization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operative Testing and Analysis: Human-Tool, Tool-Tool and Human-Human Cooperations to Get Work Do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llections Frameworks for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error-prone</text:p>
          </table:table-cell>
          <table:table-cell/>
          <table:table-cell office:value-type="string" calcext:value-type="string">
            <text:p>http://code.google.com/p/error-pr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act Analysis in the Presence of Dependence Clusters Using Static Execute after in Web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losed Symbolic Execution for Verifying Program Term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lias-Aware Propagation of Simple Pattern-Based Properties in PHP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AWDOR: Compiler Assisted Worm Defen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AWDO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Folding Repeated Instructions for Improving Token-Based Code Clone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Evolution of Near-Miss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ptimizing Expression Selection for Lookup Table Program Trans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ross-Language Code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en Does a Refactoring Induce Bugs? An Empirical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ucsmith-Like Obfuscation of Java Byte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AccessAnalysis</text:p>
          </table:table-cell>
          <table:table-cell/>
          <table:table-cell office:value-type="string" calcext:value-type="string">
            <text:p>http://accessanalysis.sourceforge.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Dynamic Trace-Based Data Dependency Analysis for Parallelization of 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akar Alir: Supporting Developers in Construction of Information Flow Contracts in SPAR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nputTracer: A Data-Flow Analysis Tool for Manual Program Comprehension of x86 Binaries</text:p>
          </table:table-cell>
          <table:table-cell office:value-type="string" calcext:value-type="string">
            <text:p>SIM</text:p>
          </table:table-cell>
          <table:table-cell table:style-name="ce7" office:value-type="string" calcext:value-type="string">
            <text:p>SIM</text:p>
          </table:table-cell>
          <table:table-cell table:style-name="ce10" office:value-type="string" calcext:value-type="string">
            <text:p>InputTracer</text:p>
          </table:table-cell>
          <table:table-cell office:value-type="string" calcext:value-type="string">
            <text:p>análise dinamica e não estática</text:p>
          </table:table-cell>
          <table:table-cell office:value-type="string" calcext:value-type="string">
            <text:p>http://www.ida.liu.se/divisions/adit/security/InputTrac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bining Conceptual and Domain-Based Couplings to Detect Database and Code Dependen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at Does Control Flow Really Look Like? Eyeballing the Cyclomatic Complexity Metr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patibility Prediction of Eclipse Third-Party Plug-ins in New Eclipse Rele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roving Bug Location Using Binary Class Relationshi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LIBCROO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n the Use of Stemming for Concern Location and Bug Localization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Investigation of SEA-Based Dependence Cluster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haracterization and Assessment of the Linux Configuration Complex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riticality of Defects in Cyclic Dependent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 Clustering Workben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CW</text:p>
          </table:table-cell>
          <table:table-cell office:value-type="string" calcext:value-type="string">
            <text:p>não faz análise está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orkSim: Generating Software Forks for Evaluating Cross-Project Similarity Analysi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Evidence of Large-Scale Diversity in API Usage of Object-Oriented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pectual Source Code Analysis with GAS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GAS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riving a Sound Static Software Analyzer with Branch-and-Boun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PALTER</text:p>
          </table:table-cell>
          <table:table-cell office:value-type="string" calcext:value-type="string">
            <text:p>não faz análise estática</text:p>
          </table:table-cell>
          <table:table-cell office:value-type="string" calcext:value-type="string">
            <text:p>http://www.sts.tu-harburg.de/research/spalt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trTracker: Pragmatic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trTrack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Tracing with a Minimal Number of Prob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State Alteration and Inspection-based Interactive Debu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roteum/FL: a Tool for Localizing Faults using Mutatio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GeCoS: A Framework for Prototyping Custom Hardware Design Flow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Review Efforts Reduction by Partitioning of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JSNose: Detecting JavaScript Code Smel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Nose</text:p>
          </table:table-cell>
          <table:table-cell office:value-type="string" calcext:value-type="string">
            <text:p>não faz análise estática</text:p>
          </table:table-cell>
          <table:table-cell office:value-type="string" calcext:value-type="string">
            <text:p>http://salt.ece.ubc.ca/content/jsnos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etermining Dynamic Coupling in JavaScript Using Object Type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Metropolis – code visualisation in MineCraf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MetricMiner: Supporting Researchers in Mining Softwar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sembler Restructuring in Ferma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Hidden Markov Model to Detect Coded Information Islands in Free Tex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ix-it: An Extensible Code Auto-Fix Component in Review B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sql-schema-comparer: Support of Multi-Language Refactoring with Relational Datab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Relational Symbolic Execution Algorithm for Constraint-Based Testing of Databas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Ontological Interpretation of Object-Oriented Programming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Keynote: Large Scale Analysis of Software Repositories in Industry: Experiences from the CodeMine Project by Thomas Zimmerman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ect of clone information on the performance of developers fixing clo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utomatic Identification of Important Clones for Refactoring and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omparative Study of Bug Patterns in Java Cloned and Non-clon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hange-Type Based Empirical Study on the Stability of Clon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/C++ Thread Safe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olset and Program Repository for Code Coverage- Based Test Suit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he EKEKO /X Program Transformation To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lowgen</text:p>
          </table:table-cell>
          <table:table-cell office:value-type="string" calcext:value-type="string">
            <text:p>escrito em python, n suportado pelo analiz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ESTO: A Tool for Migrating DOM-based to Visual Web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angea: A Workbench for Statically Analyzing Multi-Language Software Corpo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angea</text:p>
          </table:table-cell>
          <table:table-cell office:value-type="string" calcext:value-type="string">
            <text:p>não faz análise está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onarQubePlugin</text:p>
          </table:table-cell>
          <table:table-cell/>
          <table:table-cell office:value-type="string" calcext:value-type="string">
            <text:p>http://github.com/FrontEndART/SonarQube-plug-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tal ADS: Automated Software Anomaly Dete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CUA: API Change and Usage Audi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ulk Fixing Coding Issues and Its Effects on Software Quality: Is It Worth Refactoring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nstrumentation of Annotated C Programs for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-munity</text:p>
          </table:table-cell>
          <table:table-cell office:value-type="string" calcext:value-type="string">
            <text:p>um patch em cima do GCC</text:p>
          </table:table-cell>
          <table:table-cell office:value-type="string" calcext:value-type="string">
            <text:p>http://sourceforge.net/p/emunity/code/ci/master/tre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mpact of Code Refactoring Using Object-Oriented Methodology on a Scientific Computing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oncolic Fault Abst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Accuracy of Forward Dynamic Slicing and Its Effects on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icient Utilization of Secondary Storage for Scalable Dynam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NSA: Sensitivity Analysis for Quantitative Change-Impact Predi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eing Is Slicing: Observation Based Slicing of Picture Description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xplaining Why Methods Change Togeth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tudying Fine-Grained Co-evolution Patterns of Production and Test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upplementary Bug Fixes vs. Re-ope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mantic Versioning versus Breaking Changes: A Study of the Maven Reposi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ast Flow Analysis with Godel H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rallel On-Demand Algorithm for Computing Interprocedural Dominat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re Object Graphs Extracted Using Abstract Interpretation Significantly Different from the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it-Level Tain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runing, Pushdown Exception-Flow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Automatically Generating Commit Messages via Summarization of Source Code Chan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Use of Context in Recommending Exception Handling Code Examp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BA</text:p>
          </table:table-cell>
          <table:table-cell office:value-type="string" calcext:value-type="string">
            <text:p>escrito em perl, n suportado pelo analizo</text:p>
          </table:table-cell>
          <table:table-cell office:value-type="string" calcext:value-type="string">
            <text:p>http://tebasaki.jp/sr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dentifying Source Code Reuse across Repositories Using LCS-Based Source Code Simi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RBS and the limits of static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ntent, tests, and release dependencies: Pragmatic recipes for source code integ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use of C++ exception handling constructs: A comprehensiv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Multi-layer software configuration: Empirical study on wordpre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an the use of types and query expansion help improve large-scale code search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Using changeset descriptions as a data source to assist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cally identifying focal methods under test in unit test ca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Navigating source code with wor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mmending insightful comments for source code using crowdsourced knowled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hecking C++ codes for compatibility with operator overload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rotopurity</text:p>
          </table:table-cell>
          <table:table-cell office:value-type="string" calcext:value-type="string">
            <text:p>escrito em javascript, n suportado pelo analizo</text:p>
          </table:table-cell>
          <table:table-cell office:value-type="string" calcext:value-type="string">
            <text:p>https://github.com/jensnicolay/jipda/tree/scam2015/protopur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ata tainting and obfuscation: Improving plausibility of incorrect tai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grammar for spreadsheet formulas evaluated on two large datase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impact of cross-distribution bug duplicates, empirical study on Debian and Ubunt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umulative code churn: Impact on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How do Java methods grow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n the comprehension of code clone visualizations: A controlled study using eye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When code smells twice as much: Metric-based detection of variability-aware code smel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LeakTracer: Tracing leaks along the wa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ed memory leak diagnosis by regression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ng the performance deviation analysis for multiple system releases: An evolutionary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rom preprocessor-constrained parse graphs to preprocessor-constrained control flow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rding and replaying system specific, source code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iscovering likely mappings between APIs using text mi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SimNav: Simulink navigation of model clone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translation validation framework for symbolic value propagation based equivalence checking of FSMD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aultBuster</text:p>
          </table:table-cell>
          <table:table-cell office:value-type="string" calcext:value-type="string">
            <text:p>source não disponível</text:p>
          </table:table-cell>
          <table:table-cell office:value-type="string" calcext:value-type="string">
            <text:p>http://www.sed.inf.u-szeged.hu/FaultBu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mproving prioritization of software weaknesses using security models with AV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VUS</text:p>
          </table:table-cell>
          <table:table-cell office:value-type="string" calcext:value-type="string">
            <text:p>não faz análise estática</text:p>
          </table:table-cell>
          <table:table-cell office:value-type="string" calcext:value-type="string">
            <text:p>https://github.com/Fraunhofer-AISEC/av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static microcode analysis tool for programmable load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odeMetropolis: Eclipse over the city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 table:number-rows-repeated="10482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visao Artigos ASE" table:style-name="ta1">
        <table:table-column table:style-name="co7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8" table:default-cell-style-name="ce2"/>
        <table:table-column table:style-name="co5" table:default-cell-style-name="ce2"/>
        <table:table-column table:style-name="co9" table:default-cell-style-name="ce2"/>
        <table:table-column table:style-name="co3" table:number-columns-repeated="1017" table:default-cell-style-name="ce11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style-name="ce1" office:value-type="string" calcext:value-type="string">
            <text:p>UR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Interface To Promote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-specific Representations In The KBSA Concept Dem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ARGE Software System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Learning-based Software Engineer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tive Assistance For Domain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Using Domain Knowledge To Synthesize Rout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Implementation Of An Activity Coordina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 Modeling - Evolving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ockheed Environment For Automat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Approach To Software Syste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TPLAN: A Planning-based Approach To Automatically Detecting Flaws In Concurrent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osite System Design: The Good News And The Bad N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BSA Requirements/specification Facet: 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quiring Software Design Schemas: A Machine Learn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nalogical Matching Fo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ule Chaining In MARVEL: Dynamic Binding Of Parame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KBRAS: Knowledge-based Requirements Acquisi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irections For Future KBSA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presentation And Maintenance of process knowledge for large Scale System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Role Of Analogy In Specification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Encouraging The Adoption Of KBSE Technology: What Needs To Happen First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Sharing And Reuse Of Requirements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Motivating Adoption Of KBSA: Issues, Arguments, And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 And Deduction Based Software Retrieval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Functional Representation And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quirement Directed Automatic Instrumentation Generation For Program Monitoring And Measu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nowledge-based Software Assistant: A Program Summ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lex Objects In Knowledge-based Requirement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development environment for scientific model-buil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-oriented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totyping VDM specifications with KI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concept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code synthesis experi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owards a logic-based reconstruction of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ck assignment in an air traffic control system: a rational reconstruction of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ducating knowledge-based software engine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xplorations on the formal frontier of distributed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Reusing database queries in analogical dom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utomatic composition of data structures to represen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nsformation of a semi-formal specification to V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constraint-driven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support for scientif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D's software technology plans: what do they mean for KBSE, and what does it mean for them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process library for process-driven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imulating the Gries/Dijkstra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reuse through view type clus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fficiently computing derived performance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understanding-does it offer hope for aging softwa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 abstractions in requirements engineering: an exemplar approach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Managing design knowledge to provide assistance to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design by reusing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CAESAR: a system for case 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d framework for developing and customizing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rticulation: an integrated approach to the diagnosis, replanning, and rescheduling of software process fail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experiment in applying knowledge-based software engineering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knowledge base maintenance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Validation of rule-based reactive systems by sound scenario gener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evelopment of an expert assistant for software evaluation using a hybri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common architecture to encourage reuse of natural language/text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ARIES Simulation Component (ASC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quire: predicate-based use and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 for software test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GRIT-an extended REFINE for more executabl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iagrams for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analogy-based retrieval mechanism for software design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ransformational approach to transportation schedu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bservations on using empirical studies on developing a knowledge-based software engineer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owards supporting design phas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implementation of bounded oblig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ccelerating browsing by automatically inferring a user's search go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perations for evolv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teractive elaboration of generic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Knowledge requirements for the automatic generation of project management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oftware technology risk advis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ritical success factors for knowledge-based software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n augmented pattern matcher as a tool to synthesize conceptual description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Knowledge-based risk assessment and cos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ing machine learning to synthesize search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cooperative program understand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reusing more general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domain-oriented software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grating object-oriented paradigms and logic programming: the OPLA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er interface design assistance for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gent-based support for communication between developers and users in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Graphical support for code-level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lexible rule-chaining engine for process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omposing reusable software components through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bstract data structure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lligent assistance for software construction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Evolution and reuse of formal specifications using decision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ystematic incremental validation of rule-based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ramework for distributed system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Task-oriented and similarity-based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Formal specification tools for test covera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pplication of REFINE Language Tools to software quality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MPHION: automatic programming for subroutine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earching for a global search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empirical evaluation of KBSA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est sequences as plans: an experiment in using an AI planner to generate system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utomating changes of data type in function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an epistemology for software repres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ication and retrieval of reusable components using semantic fe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transformation system for interactive reformulation of design optim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egal issues in knowledge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interface between different software development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pecification and animation of a bank transf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high-level deductive program synthesis based on typ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Interactive explanation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ying software components using design characte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From object-oriented to knowledge-based programming (NUT system development experienc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Domain-oriented software process re-engineering with 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META-AMPHION: synthesis of efficient domain-specific program synthesi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model for decision maintenance in the WinWin collabor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Knowledge-based program synthesis for a geometric constraint satisfa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pplication of a decision support mechanism to the business rules lifecyc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ACHET: an interactive, incremental-attribution-based program transformation system for deriving increment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Portability by automatic translation a large-scale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Representing object models as the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ogical frameworks as a basis for verification tools: a case study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nstructing transition models of AI planner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pplying plan recognition algorithms to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Integrating software process models and design rationa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ddressing complexity, coordination, and automation in software development with the KBSA/A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Extending design environments to software architectu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mplementing semi-formal specifications with Z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Trusting your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Using knowledge-based transformations to reverse-engineer COBO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et differentiation: a method for the automatic generation of filter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local search algorithms by algebraic mea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Deductive synthesis of numerical simulation programs from networks of algebraic and ordinary differential equ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Knowledge-based re-engineering of legacy programs for robustness in automate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 knowledge-based toolkit for software visual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oftware synthesis for trade-off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schedulers for planned shutdowns of power plant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apping software architectures to efficient implementations via partial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ESS: automated support for the evolution of persist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ication of formal methods to the development of a software maintenanc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Interactive component-based software development with Espress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synthesis of recursive programs: the proof-planning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Correct-schema-guided synthesis of steadfa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ling the application domains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active system validation using automated reasoning over a fragment libr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trategies of structural synthesi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ecise specification and automatic application of design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n automated object-oriented testing for C++ inheritance hierarch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On the verification of VDM specification and refinement with PV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acilitating an automated approach to architecture-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atic analysis for program understand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echanising requirements engineering: reuse and the application of domain analysis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ing software processes by using process and object ont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contribution to program comprehension by program analysis: application to numeric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pecification and verification of the Co4 distributed knowledge system using LOT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ocessing natural languag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nhancing the component reusability in data-intensive business programs through interface sepa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search directions for automated software verification: using trusted hard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ata flow analysis within the ITOC information system design re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ploiting domain-specific knowledge to refine simulation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ed configuration of distributed applications from reusabl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semantic-based object-oriented CAS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ving proofs-as-programs into pract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eedback handling in dynamic task n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Genetic algorithms for dynamic test 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ly specifying engineering design rationa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RA/HAMMR: making deduction-based software component retrieval practic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Using KIV to specify and verify architectures of knowledg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ols supporting the creation and evolution of software development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gmenting abstract syntax trees for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eclarative specification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ructured approach for synthesizing planners fro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rom formal specifications to natural language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trieving software components that minimize adaptation eff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metric-based approach to detect abstract data types and state encapsu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istributed cooperative formal method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ying concept formation methods to object identification in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 specification of human-computer interaction by graph grammars under consideration of information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a design assistant for distribut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ular flow analysis for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high-quality reengineering of database programs by temporal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formal automated approach for reverse engineering programs with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tracting objects from legacy imperativ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tes on refinement, interpolation and uniform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SSISTing exit decisions in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the automated debugging and maintenance of logic-based requirements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ask oriented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software test data generation for complex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tatically checkable design level trai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empirical study of the evolution of a software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approach for supporting software reuse via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esting using log file analysis: tools, methods, and iss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ynthesizing software architecture descriptions from Message Sequence Chart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quirements engineering and verification using specification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he very idea of software development environments: a conceptual architecture for the arts' environment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On detecting and handling inconsistencies in integrating software architecture design and performance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dentifying pre-conditions with the Z/EVES theorem pro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chema-guided synthesis of constraint logi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ing UI generation by model compo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DLscope: an automated specification-based unit test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nation based scenario generation for reactiv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wsing: a tool framework for domain-oriented browsing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Component-based software process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usability hypothesis verification using machine learning techniques: 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ordination system approach to software workflow process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arameterising (algebraic) specifications 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knowledge acquisition and application for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integrative analysis of state-based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framework for structural test-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tool for automated system analysis based on modula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ware-domain-specific synthesis of high-performance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tection of exclusive OR global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From Z to BON/Eiff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visualization concept for hierarchical obje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ing the designer's toolkit with software comprehen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ning equational verification in C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n't verify, abstract!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ining synthesiz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Management of evolving specifications using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ment, assessment, and reengineering of language descrip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llustrating object-oriented library reuse by example: a tool-bas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testing of Ada units with low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Brewing fresh Java from legacy Lisp-an experiment in automated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design pattern based approach to generating synchronization adaptors from annotated I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nfigurable automatic instrumentation tool for ANSI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rogrammatic testing of the Standard Template Library contain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a theory for integration of mathematical verification and empiric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browsing of software component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Modular and incremental analysis of concurrent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iddhartha: a method for developing domain-specific test driver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Fixing some transformation probl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mplementing effective automatic cryptographic protocol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bining fault avoidance, fault removal and fault tolerance: an integrated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Beyond components-connections-constraints: dealing with software architecture difficul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pplying test automation to type acceptance testing of telecom networks: a case study with customer particip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ML: an Architecture Meta-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formal ontology for re-use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integration of deductive retrieval into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automatic code generation for safety-crit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comparative study between linear programming verification (LPV) and other verification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software requirements elicitation using precepts from activit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erification of picture generat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nhancing annotation visibility for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utomatic and optimized test generation technique applying to TCP/IP protoc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ponent-based systems as an aid to design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ynthesis of control software for an industrial automation control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daptive web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eparating concerns in direct manipulation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utomatic imperative program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UML: a tool for verifying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volving object-oriented designs with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proofs of properties of simple C-- mo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xploration harnesses: tool-supported interactive discovery of commercial component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NAVCo: negotiation-based adaptive view coord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detecting mismatches during component-based and model-based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metric based technique for design flaws detection and corr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visualization tool for constraint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generation of test oracles: from pilot studies to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ductive synthesis of event-based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structuring textual requirement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ata mining library reuse patterns in user-select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oftware clustering via Latent Semant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ed translation of UML models of architectures for verification and simulation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ynamic accommodation of change: automated architecture configuration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discovery, specification, and verification of component us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etrenchment: extending the reach of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ML editor based on proofs-as-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ndustrial applications of software synthesis via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ystem for automated validation of embedded software in multiple operating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ule-based strategic reflection: observing and modifying behaviour at the architectural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NA based iterative test data generation and its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rchitectural element matching using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velopment of a constraint-based airlift scheduler by program synthesis from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MLAUT: an extendible UML transform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overview of Lutess a specification-based tool for testing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ntrolled natural language can replace first-order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oftware test generation using refinem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dvanced modelling and verification techniques applied to a cluster file system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overview of a method and its support tool for generating B specifications from UML 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c derivation of Petri net based distributed specification with optimal allocation of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ntrolled automation of consistency enfor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emantic abstraction rules for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ed security checking and patching using TestTal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Little-JIL to coordinate agents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ew visual interface for engineering use cas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group critic system for object-oriented analysis an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on-interference analysis for mixed criticality code in avionic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s explicit representation of architectural design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ng the composition of middleware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Generating test data for branch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SL approach to improve productivity and safety in device driver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pecializatio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imultaneous checking of completeness and ground conflu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odel check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ranslating use cases to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utation operators fo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transformational viewpoint on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bining the best attributes of qualitative and quantitative risk management tool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Practical large scale what-if queries: case studies with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puting interfaces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Java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$\pi$-SPACE: a formal architecture description language based on process algebra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est sequences generation from LUSTRE descriptions: GAT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eclarative approach for designing and developing adaptiv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dentification of potentially infeasible program paths by monitoring the search for test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the design of an intentional naming scheme with an automatic constraint analyz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he use of abduction and recursion-editor techniques for the correction of faulty conj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ssues for the automatic generation of safety critica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and validating the contributions of real-world knowledge to the diagnostic performance of automated database desig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tending UML to support domai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ircular coinductive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anagement of change in structur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experiment in scientific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graph rewriting to specify software architectura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ormal construction of the Mathematically Analyzed Separation Kern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comparison of questionnaire-based and GUI-based requirements gath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presenting technology to promote reuse in the software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M-Builder: an automated NL-based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 the automatic assessment of evolvability for reusable class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inding comparatively important concepts between tex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pgrading legacy instan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naming detection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sign rationale for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Higher order function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est data generation for programs with integer and float vari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forcing business policies through automated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software engineering using concurrent class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ool for lazy verification of security protoc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he synthesis of a Java card tokenisation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calable consistency checking between diagrams - the VIEWINTEGRA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new way of automating statistical testing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ally restructuring programs for the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concurrency test tool for Java moni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class operations in B: Application to UML behaviora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veloping generative frameworks using X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UML validation toolset based on abstract state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ng EDI message translations from visu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composite</text:p>
          </table:table-cell>
          <table:table-cell/>
          <table:table-cell office:value-type="string" calcext:value-type="string">
            <text:p>http://www.cs.ucsb.edu/~bultan/composit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ceptance based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mphion/NAV: deductive synthesis of state estimation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dequate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verification of Java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ertifying domain-specific poli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nitoring programs using rewri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Verify properties of mobil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ailoring a COTS group support system for software requirements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onversion from a requirements document to an executable formal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viding early feedback in the development cycle through automated application of model checking to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atic consistency checking for distribu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nectors synthesis for deadlock-free component based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n evolutionary form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hared variables interacti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rategies for automated specification-based testing of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curity specific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GATE, access graph based tools for handling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stEr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mit.edu/~sarfraz/testera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functional test sequences from B formal specifications presentation and industrial case-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Wins and losses of algebraic transformation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Better reasoning about software engineer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Unfriendly COTS integration - instrumentation and interfaces for improved plug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mi-automated verification of Erlang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pecification modeling and validation applied to a family of network security produ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s are abstract data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hancing partial-order reduction via process clust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racing execution of software for design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validation of softwa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 execution based module cohesion measur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test-data generation from formal models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heck of architectural models consistency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 purposes: adapting the notion of specification to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and verification of distributed real-time systems based o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mplementation of specification conjunction and domain interaction in Roset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utomated tool for analyzing Petri nets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xploiting heap symmetries in explicit-state model checking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 checking for an executable subset of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text-aware browsing of large component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position and refinement of behavior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-checking real-time concurr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ng the performance and reliability analysis of enterprise inform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distributed system test-beds from high-level software architecture descri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ranslation from UML specifications to 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Formally testing fail-safety of electronic purse protoc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bining static analysis and model checking for softwar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echnique for mutation of Java ob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dentification of high-level concept clones in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nstantiating and detecting design patterns: putting bits and pieces togeth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nalysis-revision cycle to evolv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a-based verification of temporal properties on runn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 precise definition of the OMG/MDA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Knowledge base approach to consistency management of UML specification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2"/>
          <table:table-cell table:style-name="ce4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DiTeC-testing based on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pendence management for dynamic reconfiguration of componen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model of planning and enactment support in complex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From early requirements to user interface prototyping: a methodologic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ding value to formal test orac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No Java without caffeine: A tool for dynamic analysis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affeine</text:p>
          </table:table-cell>
          <table:table-cell office:value-type="string" calcext:value-type="string">
            <text:p>não faz analise estatica e sim dinam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product-lines of product-fami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usable and relevant model checking techniques for the analysis of dependable inter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temporal logic approach to the specification of reconfigurable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pprofJ: aspect-capable call path profiling of multi-threaded Java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Report on the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xperience report on automated procedure construction for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framework for automatic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 approach to rapid prototyping of large multi-ag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edicting software stability using case-based reas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ocess support for tools interoper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What makes finite-state models more (or less) testabl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mantic links and co-evolution in object-oriented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nterfaces for modular feature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test case optimization using a bacteriological adaptation model: application to .NET compon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VIATRA - visual automated transformations for formal verification and validation of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mbining and adapting software quality predictive models by genetic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istributed modular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ve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Knowledge-based synthesis of numerical programs for simulation of rigid-body systems in physics-based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erification of any number of concurrent, communicating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ng requirements traceability: Beyond the record \&amp; replay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nitoring requirements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synthesis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alyzing dependencies in large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On CASE tool usage at Noki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ed validation of class invariants in C++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test data for functions with pointer inpu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certifying domain-specific properties of synthesiz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nstructing CORBA-supported oracles for testing: a case study in automated software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apting applications on the f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viation analysis through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 testing for object-oriented frameworks using hook technolog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nabling iterative software architecture derivation using early non-functional property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inter-procedural test cas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dentifying cause and effect relations between events in concurrent event-based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alidation of deployed J2EE components using asp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del-based tests of truis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atic bridging the gap between requirements and OO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ssumption generation for software component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expected results for automated black-box testing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UML: a viewpoint oriented UML exten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-based verification of Web service compos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Refactoring C with conditional compi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n the automatic evolution of an OS kernel using temporal logic and A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ossa</text:p>
          </table:table-cell>
          <table:table-cell office:value-type="string" calcext:value-type="string">
            <text:p>escalonador para kernel linux</text:p>
          </table:table-cell>
          <table:table-cell office:value-type="string" calcext:value-type="string">
            <text:p>http://bossa.lip6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model-driven approach to non-functional analysi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 generation of content management systems from EER-bas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bugging overconstrained declarative models using unsatisfiable co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specification of concurr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rchitecture style-based calculi for non-functional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XRay views: understanding the internals of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EG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bandera.projects.cs.ksu.ed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software testing using a metaheuristic technique based on Tabu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component adaptation for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approach for tracing and understanding asynchronous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alysis of inconsistency in graph-based viewpoints: a category-theoretic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Fault localization with nearest neighbor que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ing database transaction concurrenc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GEND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ally inferring concern code from program investigation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on for exception freedom proof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emi-automatic fault localization and behavior verification for physical system simulat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ecification and synthesis of hybrid automata for physics-based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raph rewriting and transformation (GReAT): a solution for the model integrated computing (MIC) bottlenec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cremental approach to task-specific information delivery in S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frastructure to support meta-differencing and refactoring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What test oracle should I use for effective GUI testing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Java component model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Unspec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Extending diagnosis to debug programs with exce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requirements-based generation of test cases for product fami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arallel breadth-first search LTL model-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ertifying measurement unit safety poli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constraint diagrams: runtime conformance checking of UML object models versus implem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spectizing server-side distrib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 checking software requirement specifications using domain reduction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empirical study on groupware support for software inspection meet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riving user interface requirements from densely interleaved scientific comput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ool-assisted unit test selection based on operational vio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verview of OpenModel-based validation with partial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type system for statically detecting spreadsheet err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piction and playout of multi-threaded program execu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QR: flexible automated design pattern extraction from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enerating design pattern detectors from pattern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agmatic study of binary class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new structural coverage criterion for dynamic detection of program invaria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tecting requirements interactions: a three-level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pplying AutoBayes to the analysis of planetary nebulae im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redicting fault prone modules by the Dempster-Shafer belief networ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 feature signatures of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Co: a declarative coordination framework for scientific model fede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relative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 suite design for code gene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ogrammable client-server model: robust extensibility via DS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ommunicating requirements using end-user GUI constructions with arg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oretical foundations of upd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ve design patterns for computer role-playing g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criptEas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ing the box structure development method and CS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daptable concern-based framework specialization in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CAT: a performance analysis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deCrawler - polymetric views in 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ng clone detection techniques from a refactor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and simulation of context-aware mobil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est-suite reduction for model based tests: effects on test quality and implications for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support for framework selection and custo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stant and incremental transformation of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llaborative tools for mobile requirements acqui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calable approach to user-session based testing of Web applications through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ying interactive Web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alidating personal requirements by assisted symbolic behavior brows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c method comple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structure-based configuration tool for product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ng traceability for generated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factoring use case models on episod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roperty-oriented test generation from UML Statecha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ostra: a framework for detecting redundant object-oriented unit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ostr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behavior in compositions of software architectural primitiv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-UPPAAL: online model-based testing of 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alyzing interaction orderings with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omputational framework for supporting software inspe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analysis of timing information in UM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ata mapping specification via schema heuristics and user inte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VisAXSM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on of tool support for architectural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 environment for building a system out of its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iable concurrent programming using concurrency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HET: a system for checking dynam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he education of a software engine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quirements monitoring for service-based systems: towards a framework based on event calcul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ynamic reconfiguration using AI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arameterized interfaces for open system verification of product l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rom testing to diagnosis: an automat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ifferencing algorithm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ng scripting code for computer role-playing gam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rchitecture for generating Web-based, thin-client diagramm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spect mining using event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tatistical model to locate faults at input lev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lping object-oriented framework use and evaluation by means of historical use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apping template semantics to SMV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teractive visualization of concurrents programs [concurrents read concurrent]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ink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On-the-fly generation of k-path tests for C fun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ata-mining synthesised schedulers for hard 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xperiences integrating and scaling a performance test bed generator with an open source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Web-based dialog flows for automatic dialog contr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ferring specifications to detect errors in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transient/persistent errors to develop automated test oracles for event-driven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ataflow language for scriptable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sistency checking in an infrastructure for large-scale generative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uristic search with reachability tests for automated generation of te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PASS: tool-supported adaptation of inte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in JML-based software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performance validation of software design: an industrial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of coverage-checked random data structu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nderstanding aspects via implicit inv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ation model checking: approach and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text-aware code cert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SPIS: a framework supporting software inspection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ecision support for test management in iterative and evolutionary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ormal framework for automated analysis and verification of Web-based applications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Group support for distributed collaborative concurrent softwar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ower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rtual humans: lessons learned in integrating a large-scale AI projec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signing and implementing a family of intrusion detec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xploiting predicate structure for efficient reachabil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pplication of design for verification with concurrency controllers to air traffic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fficient temporal-logic query checking for presburg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 model for internet-sca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the performance management of component-based enterprise systems through the use of redunda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MLDiff: an algorithm for object-oriented design differen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dentifying traits with formal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ecise identification of composition relationships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n dynamic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lowtorch: a framework for firewall test auto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n analysis of rule coverage as a criterion in generating minimal test suites for grammar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test factoring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assSheets: automatic generation of spreadsheet applications from object-orien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Generation of visual editors as eclipse plug-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earwater: extensible, flexible, modular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ecure sharing between untrusted users in a transparent source/binary deployment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experimentation on distributed testbe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MNESIA: analysis and monitoring for NEutralizing SQL-injection at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MNESI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imna: a framework for automatically combining aspect mining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parameterized interpreter for modeling different AOP mechanis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generic approach to supporting diagram differencing and merging for collaborativ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sualization-based analysis of quality for large-scal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verification of design patterns in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pin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ptimized run-time race detection and atomicity checking using partial discovered typ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Reasoning about real-time statecharts in the presence of semantic vari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replay and failure detection for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ocating faulty code using failure-inducing cho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mpirical evaluation of the tarantula automatic fault-localization techniqu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test generation for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t's agree to disagre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imilarity-aware approach to testing 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cess support to help novices design software faster and bett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LUSS toolkit?: extending telelogic DOORS and IBM-rational rose to support product line use cas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trategy for efficient verification of relational specifications, based on monotonicity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uasi-random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aint-based test data generation in the presence of stack-directed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oS-aware dynamic service composition in ambient intelligence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visual language and environment for composing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arning to verify branching time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imon: modeling and analysis of design space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attice-based adaptive random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ied fitness function calculation rule for flag conditions to improve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hreat-driven approach to modeling and verifying secur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ath generation for software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A-Miner: a tool for automating aspect-oriented requirements ident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yagg: an easy-to-use generator for structured test inpu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yagg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termining the cost-quality trade-off for automated software trace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orm deductive approach for parameterized protocol safe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-based development framework for supporting functional and non-functional analysis in control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rigorous approach for proving model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mpositional reasoning for por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Model-based self-monitoring embedded programs with temporal log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alization and extrapolation of software cos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NFRs-aware architectural evolution of component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de security analysis with asser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ata mining and cross-checking of execution traces: a re-interpretation of Jones, Harrold and Stasko test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perties and scopes in web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ynthesis of correct and distributed adaptors for component-based systems: an automatic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ntext-sensitive structural heuristic for guided search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 input generation for red-black trees using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ing in resource constrained executio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ufrock: a framework for constructing polytypic theorem pro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amboo: an architecture modeling and code generation framework for configuration manage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sing communicative acts in high-level specifications of user interfaces for their automated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ool for automatic UML model consistency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opulation of causal models for improved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troduction to doctoral symposiu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generation of testing tools for domain-specific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ucting interaction test suites with greedy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erifying the correctness of hume programs: an approach combining deductive and algorithmic reas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model transformation approach to automatic model construction and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Formal support for merging and negoti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 regression testing selection when source code is not availab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fication and automated processing of security requirements (SAPS'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security assurance tools, techniques and metrics (SSATTM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3rd international workshop on traceability in emerging forms of software engineering (TEFSE 20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certificate management (SoftCeMent'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2nd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Verifying Specifications with Proof Scores i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Winning the DARPA Grand Challenge: A Robot Race through the Mojave Dese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Property Checking for Software: Past, Present and Futu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Information Aggregation for Scaling Scale-Resistant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Generating Domain-Specific Visual Language Editors from High-level Too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Formal Approach to Managing Dynamic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ifferencing and Merging of Architectural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Empirical Comparison of Automated Generation and Classification Techniques for Object-Oriented Unit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ymcla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mmand-Form Coverage for Testing Databas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TTO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Identification of Bug-Introducing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ularity Analysis of Logical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ygcc</text:p>
          </table:table-cell>
          <table:table-cell office:value-type="string" calcext:value-type="string">
            <text:p>modificacao no gc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ing and Scheduling an Open Set of Static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everse Engineering of Design Patterns from Java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rchTrace: Policy-Based Support for Managing Evolving Architecture-to-Implementation Traceability Lin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ng Software Traceability in Very Small Companies: A Case Study and Lessons Learn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Kiasan/Bogor</text:p>
          </table:table-cell>
          <table:table-cell/>
          <table:table-cell office:value-type="string" calcext:value-type="string">
            <text:p>http://bogor.projects.cs.ksu.edu/manual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ecurity Analysis of Crypto-based Java Programs using Automated Theorem Pro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ccurate Centralization for Applying Model Checking on Network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Decision Trees to Predict the Certification Result of a Bui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ing the Complexity of Large Free and Open Source Package-Based Software Distribu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current Engineering support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ining Aspects from Version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dentifying Refactorings from Source-Code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ieve: A Tool for Automatically Detecting Variations Across Program Vers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iev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From Capability Specifications to Code for Multi-Ag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Instant Message-Driven User Interface Framework for Thin Clien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communicative acts in interaction design specifications for automated synthesis of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notation Inference for Safety Certification of Automatically Generated Code (Extended Abstrac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Unified Model for Product Data Management and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Human-Friendly Line Routing for Hierarchica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tradiction Finding and Minimal Recovery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Programming Language Inherent Support for Constrained XML Schema Definition Data Types and OWL 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methodology for automated test generation guided by functional coverage constraints at specification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Approach for Goal-driven, Specification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ffective Generation of Interface Robustness Properties for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Generation of Detection Algorithms for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Library Usage Pattern Extraction Using a Software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ound-trip Software Engineering in Aspect Weav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wards Automatic Assertion Refinement for Separation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easoning on Aspects Inte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etecting Precedence-Related Advice Interfer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ound-Trip Engineering of Framework-Based Software using Framework-Specific Model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ed Variability Modeling of Features and Architecture in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Connectors for Highly Distributed and Voluminous Data Intens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verage Metrics to Measure Adequacy of Black-Box Test Sui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ement of Incomplete and Inconsistent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nergy-Awareness in Distributed Java-Based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LSS: A Tool for Large Scale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new web browser including a transferable function to Ajax cod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bias-Z: An executable formal specification of a test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el-driven Monitoring: Generating Assertions from Visual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he Rearranger - A New Assembler Ut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PCASED Combining Formal Methods with Model-Driven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ML-based Service Dis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Verification Tool for DHT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ck-object generation with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omain-specific Model Checking Using The Bogor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esting Tools and Techniques: A Mini-Tutorial on Evaluation Methods for A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ploring the neighborhood with dora to expedite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etstub: a framework for verification of distributed java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ing bug report qua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conic addition of failsafe fault-tole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nsuring consistency in long running trans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ertion-based repair of complex data stru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code styliz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Keyword programming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supporting awareness of indirect conflicts across software configuration management worksp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ed static and dynamic mutabili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equential circuits for program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sidual dynamic typestate analysis exploiting static analysis: results to reformulate and reduce the cost of dynam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ed test generation using symbolic gramma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ES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ighthawk: a two-level genetic-random unit test data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cJav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posl.minnie.ai.kyutech.ac.jp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ic model synchronization from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model-based debugg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text-aware statistical debugging: from bug predictors to faulty control flow pat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Object ownership profiling: a technique for finding and fixing memory lea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ARSEWeb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ase.csc.ncsu.edu/parseweb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extraction of framework-specific models from framework-based application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llino: automation to support regression test selection for cots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location via information retrieval based filtering of a single scenario execution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lustering support for automated tra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ferring structural patterns for concern traceability in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SIS4J</text:p>
          </table:table-cell>
          <table:table-cell office:value-type="string" calcext:value-type="string">
            <text:p>artigo não indica onde obter</text:p>
          </table:table-cell>
          <table:table-cell office:value-type="string" calcext:value-type="string">
            <text:p>http://cs.mcgill.ca/~martin/concerns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inding errors in components that exchange xml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dynamic birthmark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PI Birthmark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www.st.cs.uni-saarland.de/birthmarking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memory protection using dynamic tain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approach to monitoring and diagnosing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business case for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ing concurrent programs using value sche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random testing of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gui testing guided by usage pro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ly monitoring data-flow test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zing client load models for performance engineering via web craw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s of test purpose directed reactive planning tester for nondeterministic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ed consistency checks of product lin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detection of api refactorings in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evolutionary class testing in the presence of non-public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Behavioral adaptation of component compositions based on process algebra encod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buffer overflow benchmark for software model check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hecking threat modeling data flow diagrams for implementation conformance and secu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evolving programs and unit tests from thei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ing environment generation and slicing for modular software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vering array sampling of input event sequences for automated gui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-dependency-based software compatibilit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riving the selection of cots components on the basis of system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 unit test case minim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nergy consumption framework for distributed java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vacon: a framework for integrating evolutionary and concolic testing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ng rights and obligations from regulations: toward a tool-supported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on of bug localization benchmarks from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interaction analysis: a maintenance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framework and tool supports for testing modularity of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uml profile design practices by leveraging conceptual domai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infrastructure for autonomic system development: the selflet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terative model-driven development of adaptable service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pproach to mining call-usage patternswith syntactic contex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concepts from code with probabilistic topic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modal scenario-based specifications from execution tra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-driven derivation of product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ular and generic programming with interpreterli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ducing irrelevant trace vari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teq: modeling and validating infinite-state hard-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: a meta-tooling platform for creating language-specific ides in eclip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clipse IMP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sourceforge.net/projects/eclipse-imp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heduling of conflicting refactorings to promote quality improv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valuation scheme of adaptive configurati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isting potentially-repetitive small-scale changes via semi-automated heuristic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DVerify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verify.ethz.ch/ddverif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automation for kernel code and disk arrays with virtual de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leveraging model transformation to support model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nit testing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alidating system properties exhibited in execution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erifying C++ with STL containers via predicate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deGenie: using test-cases to search and reuse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cor: a tool for the detection of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eco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SERT: a decentralized monitoring tool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ormal specification generator for KAOS: model transformation approach to generate formal specifications from KAOS requirements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tegrated tool support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astering combinatorial explosion with the tobias-2 test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mart: a tool for application referenc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suite reduction and prioritization with call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ureka tool for software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 support for the compile-time execution structure of object-oriented programs with ownership anno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s for model-based security engineering: models vs.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MLtoCSP: a tool for the formal verification of UML/OCL models using constraint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isualizing clone detection res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daptation hiding modu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ng the identification of variability realisation techniques from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change prediction with fine-grained source code mi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information retrieval to support design of incremental change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traceability to support model-based regress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colic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utorial on JML, the java modeling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mpirical research methods for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oftware reuse and evolution with generative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eta tools for implementing domain specific visual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osetta: language support for system-level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 automated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pecifying and verify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mbarrassing truth about software automation and what should be done about 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alable automatic test data generation from modeling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warm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lections on, and Predictions for, Support Systems for the Development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asing Test Granularity by Aggregating Unit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ndom Test Run Length and Effectiven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PA+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sfu.ca/~dbeyer/blast_cpaplus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R-Based Traceability Recovery Processes: An Empirical Comparison of "One-Shot" and Incremental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abling Automated Traceability Maintenance by Recognizing Development Activities Applied to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raceMaintain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mental Latent Semantic Indexing for Automatic Traceability Link Evolu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Verification of Multi-Agent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alidating Real Time Specifications using Real Time Event Queu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Inference of Frame Axioms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mack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Generating and Evaluating Choices for Fixing Inconsistencies in UML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ining Scenario-Based Triggers and Ef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ining Real-Time System Specifications through Bounded Model- and Satisfiability-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valuating Models for Model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rror Reporting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icient Monitoring of Parametric Context-Fre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Framework for Dynamic Service Discove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Methodology and Framework for Creating Domain-Specific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necting Programming Environments to Support Ad-Hoc Collab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False Positives by Combining Abstract Interpretation and Bounde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t Testing of Flash Memory Device Driver through a SAT-Based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ort Estimation in Capturing Architectural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-Suite Augmentation for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atrixReloaded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the Cost of Path Property Monitoring Through Samp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ery-Aware Test Generation Using a Relational Constraint Sol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ferring Finite-State Models with Temporal Constrai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ype-Checking Software Product Lines - A Form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Simulation to Investigate Requirements Priorit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Aspect Recommendation through Clustering-Based Fan-in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ve Typestate Checking of Multithreaded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mproving Structural Testing of Object-Oriented Programs via Integrating Evolutionary Testing and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Debugging of Concurrent Programs through Active Sampling of Low Dimensional Random Proje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ow Program History Can Improve Code Comple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potWeb: Detecting Framework Hotspots and Coldspots via Mining Open Source Code on the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figuration Lifting: Verification meets Software Configu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duct Line Tools are Product Lines Too: Lessons Learned from Developing a Tool Suit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pecification language for static analysis of student exerci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Study on the Automatic Composition of Network Application Mashu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ng Effectiveness of Automatic Test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tributed Constraints Maintenance in Collaborative UML Modeling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oftware Cost Estimation using Fuzzy Decision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hizome: A Feature Modeling and Generation Platfor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bining the Analysis of Spatial Layout and Text to Support Design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Cluster Analysis to Improve the Design of Component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TYASM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toronto.edu/~kelvin/ase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ssume Guarantee Verification Methodology for Aspect-Orient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Living with the Law: Can Automation give us Moore with Less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CR: Virtual Capture and Replay for Performanc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for Automatic Exception Hand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ffGen: Automated Regression Unit-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utomated Test Code Generation Method for Web Applications using Activity Orient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onsistency of Web Convers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ing Peers' Volat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Continuous Integration of Component-Based Software: An Industrial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Two-Step Approach for Modelling Flexibility in Softwar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Generic Approach for Class Model Norm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XE (eXtreme editor) - bridging the aspect-oriented programming usability ga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: Identifying Bug Signatures to Support Debugg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euristics for Scalable Dynamic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naging Models through Macro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leman: Comprehensive Clone Group Evolu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position of Qualitative Adaptation Poli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ystem for Supporting Development of Large Scaled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covering Patterns of Chang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Personal Health Car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forcing Structural Regularities in Source Code using Intens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ARS Express - A Tool 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TSA: The Modal Transition System Analys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ramaEML: An Integrated Multi-View Business Process Modelling Environment with Tree-Overlays, Zoomable Interfaces and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PtYasm</text:p>
          </table:table-cell>
          <table:table-cell/>
          <table:table-cell office:value-type="string" calcext:value-type="string">
            <text:p>www.cs.toronto.edu/~tomhart/ptyas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emi-Automating Pragmatic Reuse Tas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UALLY: A framework for Architectural Languages and Tools Interoper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Mapping from Goal Models to Self-Adap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DDSS: Architecture Design Decision Support System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PPAREIL: A Tool for Building Automated Program Translators Using Annotated Gramma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 Model-Driven Prototyping and Verification of High-Integrity Real-Tim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ave-IDE: An Integrated Development Environment for Building Predictable Component-Bas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lem Toolk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 Support for Parametric Analysis of Large Software Simul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qsCov: A Tool for Measuring Test-Adequacy over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spectM: UML-Based Extensible AOM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s for Traceability in Secur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fying Analysis Tools with Roset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Web Performanc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Test Generation for LUSTRE/SCAD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Feature Interaction Detection in the Automotive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wards Good Enough Testing: A Cognitive-Oriented Approach Applied to Infotain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Petri Net Based Debugging Environment for QV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Validating Automotive Control Software Using Instrumentation-Bas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mi-automated Test Planning for e-ID Systems by Using Requirement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Quantum Algorithm for Software Engineering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nderstanding the Value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ype Inference for Soft-Error Fault-Tolerance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valuating the Accuracy of Fault Localizati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trum-Based Multiple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 Comprehensive Test Suite for Detectors of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API Usage through Automatic Detection of Redundant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Mau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one-A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SBMC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users.ecs.soton.ac.uk/lcc08r/esbmc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Validation of C Preprocessor Macr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PPCHECK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er: Lightweight Detection of Infinite Loops at Runtim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the Efficiency of Dependency Analysis in Logical Deci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xplicit Concern-Driven Development with ArchEv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Design Rule Hierarchies and Parallelism in Software Development Tas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Test Order Generation for Software Component Integr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Divergence-Oriented Approach to Adaptive Random Testing of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aptive Random Test Case Priorit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-Based Customization and Deployment of Eclipse-Based Tools: Industrial Experien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lf-Repair through Reconfiguration: A Requirements Engineer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 Checking of Domain Artifacts in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lattin: Mining Alternative Patterns for Detecting Neglected Cond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Temporal Specifications from Object Us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ikanga</text:p>
          </table:table-cell>
          <table:table-cell office:value-type="string" calcext:value-type="string">
            <text:p>artigo não indica onde obter</text:p>
          </table:table-cell>
          <table:table-cell office:value-type="string" calcext:value-type="string">
            <text:p>http://www.st.cs.uni-saarland.de/models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Resource Specifications from Natural Language API Document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oc2Spec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ification and Control of Interface Responses to User Input in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ode Completion from Abbreviated Inp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ask-First or Context-First? Tool Integration Revisite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ierarchical Scenario-Based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 Generation of Object Usage Specifications from Large Method Tra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fficient Formalism-Independent Monitoring of Parametric Proper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ally Recommending Triage Decisions for Pragmatic Reuse Tas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ealth Models for Performance Monitoring of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Method Effect Summaries for Nested Heap Reg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ReAssert</text:p>
          </table:table-cell>
          <table:table-cell/>
          <table:table-cell office:value-type="string" calcext:value-type="string">
            <text:p>http://mir.cs.illinois.edu/reas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ache-Based Model Checking of Networked Applications: From Linear to Branching Tim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e-Space Coverage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ramework for State-Space Exploration of Java-Based Acto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ymbolic Deadlock Analysis in Concurrent Libraries and Their Cli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recise Data Race Detection in a Relaxed Memory Model Using Heuristic-Based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ormal Syntax for Probabilistic Timed Property Sequence Cha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et the Ants Deploy Your Software - An ACO Based Deployment Optimisation Strate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tring Distances for Test Case Priorit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ggae: Automated Test Generation for Programs Using Complex Regular Express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ethodology and Framework to Simplify Usability Analysis of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Open Source-Based Approach to Software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A-Analyzer: Automating Conflict Detection in Aspect-Oriented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Passive Testing Approach for the IMS PoC Serv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ding Examples into Java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nhanced Automation for Managing Model and Metamodel Inconsiste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Fixes from Object Behavior Anoma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rvice Substitution Revisite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Verification-Driven Approach to Traceability and Documentation for Auto-Generated Mathematical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gmenting Requirements Models with Preferen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Comprehension Tasks in Softwar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ointcut Rejuvenation: Recovering Pointcut Expressions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pplications of Simulation and AI Search: Assessing the Relative Merits of Agile vs Tradition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ng the Implementation of Analysis Concerns in Workflow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Typing for Ruby on Rai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rail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tomating Class-Splitting Using Betweennes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lassSplitt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ducing Features to Improve Bug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Vulnerability Signatures for String Manipulating Programs Using Automata-Based Forward and Backward Symbolic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Weaving Context Sensitivity into Test Suite Constr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Optimizing a Structural Constraint Solver for Efficient Software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Case for Automated Debugging Using Data Structure Repai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on of Simulation Views for Domain Specific Modeling Languages Based on the Eclipse Modeling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pectrum-Based Fault Localization for Test Case Grou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uster-Based I/O-Efficient LTL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Linear Programming Approach for Automated Localization of Multiple Faul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st in Translation: Forgetful Semantic Anch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IDE-based, Integrated Solution to Schema Evolution of Obj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KaitoroBase: Visual Exploration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hpModeler - A Web Model Extrac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Zoltar: A Toolset for Automatic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upporting Requirements Validation: The EuRailCheck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Loopfrog</text:p>
          </table:table-cell>
          <table:table-cell office:value-type="string" calcext:value-type="string">
            <text:p>source não disponivel, apenas binarios</text:p>
          </table:table-cell>
          <table:table-cell office:value-type="string" calcext:value-type="string">
            <text:p>http://verify.inf.usi.ch/content/loopfro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Suite for the Generation and Validation of Configurations for Software Avail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for Attributed Goal-Oriented Requirements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top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code.google.com/p/pku-jtop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Tool for Generating UML Models from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UMGA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OWP: Web-Specific AOP Framework for PH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OWP</text:p>
          </table:table-cell>
          <table:table-cell office:value-type="string" calcext:value-type="string">
            <text:p>não faz analise estatica, link offl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odelling Language for Interactive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Software Tool Support for Checking the Inconsistency of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Holistic Approach to Mobile Service Provisi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cure and Usable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oal-Based Testing of Semantic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gration from Procedural Programming to Aspect Oriented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Component Dependency Resolution with Soft Constraints, Valid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oward compositional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alyzing security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ecori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ikiBuilder: end-user specification and generation of visual wik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ftware design sketching with calic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ally documenting program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automatically generating summary comments for Java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detection of nocuous coordination ambiguities in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Flexible and scalable consistency checking on product line variability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ariability modeling in the real: a perspective from the operating systems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SISTing reliability degradation through proactive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construction of an effective training set for prioritizing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automated approach for finding variable-constant pairing bu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viance from perfection is a better criterion than closeness to evil when identifying risk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mlessly integrated, but loosely coupled: building user interfaces from heterogeneous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quality-driven development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iTV: multiple-implementation testing of user-input validators for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omparison with GenericDiff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products to test in a software product lin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visual interactive debugger based on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GUIZMO</text:p>
          </table:table-cell>
          <table:table-cell/>
          <table:table-cell office:value-type="string" calcext:value-type="string">
            <text:p>http://modelum.es/trac/guizm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two-step technique for extract class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ng user-visible failures in AJAX web applications by analyzing users' interaction behavi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rchitectural style as an independent variab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xt mining in supporting software systems risk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CCD: a flexible and extensible API for implementing custom code clone detec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eerUnit: a framework for testing peer-to-pe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nfigurable run-time support for distributed service component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raSCAti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isco: a generic and extensible framework for model driven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ntinuous maintenance of state machine models in program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c2o: a runtime for enterpris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ymbolic PathFinder: symbolic execution of Java byte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umeration refactoring: a tool for automatically converting Java constants to itemized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he actual implementation will be derived from the formal specification -- KBSA, 198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erification-driven slicing of UML/OC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upport for repairing input-model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curity-driven model-based dynamic 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RF-E: using model checking to give advice on eliminating memory model-relat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bounded statistical approach for model checking of unbounded until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navigation errors in web applications via model checking and runtime enforcement of navigation state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mining replacement queries for hard-to-retrieve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essential use cases to better capture softwar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imesheet assistant: mining and reporting developer effo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experience report on scaling tools for mining software repositories using MapRedu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ashup: assisting end-user programming for the service-oriented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A: automated test generation for database applications via mock ob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andom unit-test generation with MUT-aware sequence recommen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d-user oriented critic specification for domain-specific visual languag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hecking roundoff errors using counterexample-guided narrow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lizing architecture frameworks through megamodell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vering inter-project dependencies in software eco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program repair through the evolution of assembly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ntegrating model verification and self-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When to use data from other projects for effor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adre: domain-specific architectural recovery for scientific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QL query generation for systematic testing of database eng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ag and prune: a pragmatic approach to software product line imple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ducing estimation uncertainty with continuous assessment: tracking the "cone of uncertainty"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Using transitive changesets to support feature l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uMoR: monitoring and recovery for BPEL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/analyzer: a tool for detecting, visualizing and fixing design errors in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oGenTe: a tool for code generator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pendulo: debugging the programm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mpendulo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pecDiff: debugging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riving behavior of multi-user processes from interactive requirements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de generation from a UMLsec proper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yGo: towards a comprehensive tool for scenario bas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MES tool-chain: a set of integrated tools for behavioral modeling and analysis of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2O: a tool for guided decision-ma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model engineering for model-driven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rch-carrying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lving string constraints lazi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cenario-based and value-based specification mining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st generation to expose changes in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How did you specify your test suit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ynamic and transparent analysis of commodity produc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HyperDbg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ode.google.com/p/hyperdbg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pt-pbo: solving the software dependency problem using pseudo-boolean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sentence-matching method for automatic license identification of source code 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Ninka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turingmachine.org/nin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on of recurring software vulnerabil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atching dependence-related queries in the system dependence grap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SMA: a plan-based layered architecture for software model-driven 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Vdiff</text:p>
          </table:table-cell>
          <table:table-cell office:value-type="string" calcext:value-type="string">
            <text:p>source não disponivel, apenas binarios</text:p>
          </table:table-cell>
          <table:table-cell office:value-type="string" calcext:value-type="string">
            <text:p>http://web.cs.ucla.edu/~miryung/software/vdiff/web/index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rror-avoiding adaptors for black-box softwar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model grou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inference of abstract type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xtraction and visualization of traceability relationships between documents and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hecking graph representation of precise boolean inter-procedural 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he influence of multiple artifacts on the effectiveness of softwa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Wikipedia and how to use it for semantic document repres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office:value-type="string" calcext:value-type="string">
            <text:p>SIM</text:p>
          </table:table-cell>
          <table:table-cell/>
          <table:table-cell table:style-name="ce8" office:value-type="string" calcext:value-type="string">
            <text:p>SWA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ucl.ac.uk/staff/nalshahw/swa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-locating and fix-propagating for HTML validation errors to PHP server-sid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hpSync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ing up automated test generation: Automatically generating maintainable regression unit tests for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eap cloning: Enabling dynamic symbolic execution of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generation of load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ymbolic search-base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documentation inference to explain failed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ailureDoc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ode.google.com/p/failuredoc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program inputs for database applic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ioritizing tests for fault localization through ambiguity group red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entifying future field accesses in exhaustive state space travers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odel checking distributed systems by combining caching and process checkpoin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domain-specific state space reductions through local partial-order redu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able and precise symbolic analysis for atomicity viol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ES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C2: A framework for scalable, scope-bounded software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C2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ormalizing hardware/software interfac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afe asynchronous multicore memory oper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syncSta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rule-based approach to the semantic lifting of model differences in the context of model vers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-driven framework for guid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extraction of architecture-level performance models of distributed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omputing possible configuration error diagno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optimal strategy for algorithmic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izing SQL faults in databas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automated documentation to code traceability by combining retrieval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RFinder</text:p>
          </table:table-cell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lexible design pattern detection based on featur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more accurate retrieval of duplicate bug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topic-based approach for narrowing the search space of buggy files from a bug re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pecifying and detecting meaningful changes in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CT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sead1.open.ac.uk/mc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lf-adaptive software meets control theory: A preliminary approach supporting reliability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lizing evolutionary coupling with stochastic dependen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fferential precondition checking: A lightweight, reusable analysis for refactor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performance comparison of contemporary algorithmic approaches for automated analysis operations on featur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relevant answers in software foru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oftware process evaluation: A machine learn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 vs. global models for effort estimation and defect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apacity planning for event-based systems using automated performance predi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cological inference in empirical software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tection of feature interactions using feature-aware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Querying source code with natural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verage rewarded: Test input generation via adaptation-bas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endel: Source code recommendation based on a genetic metaph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ptimizing the automatic test generation by SAT and SMT solving for Boolean express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de-based automated program fix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utoFix-E2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se.inf.ethz.ch/research/autofix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aming changes With 1.x-Way architecture-implementation map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valuating test selection strategies for end-user specified flow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dynamic backward slicing of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ning test oracles of web search eng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ODC: Automated generation of Orthogonal Defect Class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bservations on the connectedness between requirements-to-code traces and calling relationships for trace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oximity based weighting of test cases to improve spectrum 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licing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 checking to analyze static properties of declarativ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the merits and drawbacks of software resources from com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mbining search-based and constraint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eful testing: Finding more errors in code and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 software engineers benefit from source code navigation with traceability? — An experiment in software change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ng analysis of qualitative preferences in goal-oriented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istory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API usage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somorphism in model tools and edi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case for alloy annotations for efficient incremental analysis via domain specific sol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ploring caching for efficient collection ope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racing requirements to tests with high precision and recal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tracting structured data from natural language documents with island pars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RoundTram: An integrated framework for developing well-behaved bidirectional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Run-time systems failure prediction via proactive moni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an approach and framework for test-execution plan deriv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istical debugging with elastic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agnosis of software failures using computational geomet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itBAC: Flexible access control for non-modular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ient-side web application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activity based computing paradigm in glob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nferred dependence coverage to support fault context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-based assurance to strengthen diagnostic proced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ault-localization using dynamic slicing and change impac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ource code search with natural language phrasal representations of method sign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viation management during process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IS: Inferring invariants using program path guided clust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planning for feature model configuration based on stakeholders' business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adaptive approach to impact analysis from change requests to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main and value checking of web application invocation argu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WAIVE+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xed constraints for test input generation - An initial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nhancing architectural recovery using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arch-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requirements aware systems: Run-time resolution of design-time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essential user interface prototypes to validat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exploring how uncertainty impacts behavior of dynamically adap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iff: Interaction-based program differenc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oneDifferentiator: Analyzing clones by differenti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lementing efficient model validation in EMF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PF-AWT: Model checking GUI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ORE system: Animation and functional correctness of pointe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PIExample</text:p>
          </table:table-cell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BEST: A symbolic testing tool for predicting multi-threaded program fail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EST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composing feature models: language, environment, an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estEra: A tool for testing Java programs using alloy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AJOR: An efficient and extensible tool for mutation analysis in a Java compil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CT: A Java Code Tomograp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realistic test models for model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uided test visualization: Making sense of errors in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apture Calculus Tool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 checking framework for hierarch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detecting the quality of the query and its implications in IR-based concept l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Formal Concept Analysis to support chan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framework for managing uncertainty in self-adaptiv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 consistency checking of natural language temporal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properties of abstra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pectrum-based fault localization using proximity-based weighting of test c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ritra Bandyopadhya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assessment of software documentation qua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Symbolic Model Checking Framework for Hierarchic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he GISMOE challenge: constructing the pareto program surface using genetic programming to find better programs (keynote paper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-founding software engineering -- SEMAT at the age of three (keynote abstrac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actical isolation of failure-inducing changes for debugging regression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regression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code.google.com/archive/p/iregressi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versity maximization speedup for fault local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mproving the effectiveness of spectra-based fault localization us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o what extent could we detect field defects? an empirical study of false negatives in static bug find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agnosys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momentum.labri.fr/projects/diagnosy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uplicate bug report detection with a combination of information retrieval and topic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er-aware privacy control via extended static-information-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query performance assessment during the retrieval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vulnerability analysis using formalized vulnerability signa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qualitative study on user guidance capabilities in product configu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tructured merge with auto-tuning: balancing precision and perform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n automated approach to forecasting QoS attributes based on linear and non-linear time series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A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pat.cse.ust.hk:8080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unfoldings in automated testing of multithread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untime monitoring of software energy hotspo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recurring crash s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inference of goal-oriented performance prediction fun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de patterns for automatically validating requirements-to-code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nbounded data model verification using SMT sol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puting repair trees for resolving inconsistencies in desig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software re-engineering using re-asp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operating system kernel data disambiguation using points-to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n I clone this piece of code he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recovery of statecharts from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Locating distinguishing features using diff s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licing and replaying code change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enerating model transformation rules from examples using an evolutionary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gmented dynamic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GUI ripping for automated testing of Androi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kbe-anonymity: test data anonymization for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lection of regression system tests for security policy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ast and precise points-to analysis with incremental CFL-reachability summarisation: preliminary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securing permission-based software by reducing the attack surface: an application to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PE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 vector machines for anti-pattern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etection of embedded code smells in dynamic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Boreas: an accurate and scalable token-based approach to code clone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factorings without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API migration in a user-extensible refactoring tool for Erla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mobile devices for collaborative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generating and adapting model constraints to support co-evolution of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daptability of model comparis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common web application vulnerabilities from input validation and sanitization cod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oftware defect prediction using semi-supervised learning with dimension red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Healing online service systems via mining historical issu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evaluation of syntax error recove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MaramaAI: tool support for capturing and managing consistency of multi-lingual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UITest: a Java library for fully automated GUI robustness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Observatory of trends in software related microblo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rcade.PLC: a verification platform for programmable logic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est suite selection based on traceability an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uMoC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liafa.jussieu.fr/~song/PuM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Weave droid: aspect-oriented programming on Android devices: fully embedded or in the clou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price: a tool for engineering adaptive priva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tereoCode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wayne.edu/~severe/jstereoco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HESS: a model-driven engineering tool environment for aiding the development of complex industri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HESS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hess-project.ning.co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YMake: a build code analysis and refactoring tool for make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Quokka: visualising interactions of enterprise software environment emul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municating continuous integration servers for increasing effectiveness of automat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Zoltar: an eclipse plug-in for test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mantic patch infer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InDetector: a framework for knowledge-based requirements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InDetecto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www.ict.swin.edu.au/personal/huannguyen/REInDetect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ormal verification techniques for model transformations specified by-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model-driven parser generator with reference resolution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operty-preserving program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software complexity by means of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dentifying refactoring sequences for improving software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ound-up: Runtime checking quasi linearizability of concurrent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traint-based automatic symmetr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oving MCAPI executions are correct using SM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data race prediction with incremental reasoning on time-stamped lock histo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IEtrace: Platform independent executable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IEtrac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efficiency of dynamic analysis with dynamic dependence summ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parametric runtime verification with deterministic string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dentifying execution points for dynamic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perator-based and random mutant selection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esting properties of dataflow program op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ita: Coverage-guided, automatic testing of acto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ABRINE: State-based robustness testing of oper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LITZ: Compositional bounded model checking for real-world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litz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ger: Parallel analysis of alloy models by range partit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anger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pattern-based interaction invariants in Ajax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Verifi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model checking for distributed systems with selector-based, non-blocking commun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tudy of repetitiveness of code changes in softwa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istency-preserving edit scripts in model versi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JFlow</text:p>
          </table:table-cell>
          <table:table-cell/>
          <table:table-cell office:value-type="string" calcext:value-type="string">
            <text:p>http://vazexqi.github.io/JFlow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planning for software architectu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synthesizing SQL queries from input-output examp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DGE: Symbolic example data generation for dataflow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stic studies of loop problems for structural test generation via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tropy-based test generation for improv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bad smells in source code using change history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rsonalized defect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 recommendation of API methods from feature requ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Variability-aware performance prediction: A statistical learn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calable approach for malware detection through bounded feature space behavior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partition software into least privilege components using dynamic data dependenc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rogramCutt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inding architectural flaws using constrai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cori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bug localization using structured information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veraging program equivalence for adaptive program repair: Models and first resul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characterizing semantic inconsistencies in port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ightweight control-flow instrumentation and postmortem analysis in support of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si-cc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pages.cs.wisc.edu/~liblit/ase-2013/cod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zing and detecting resource leaks in Android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ld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angling references in multi-configuration and dynamic PHP-based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ynamically transforming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precise metrics for predicting graph query perform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zuYu: Learning stateful typest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ng branching-time scenari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easuring the structural complexity of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calable product line configuration: A straw to break the camel's b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analytics for incident management of online services: An experience re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comparative analysis of software architecture recovery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contextual and on-demand code clone management by continuous moni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potential of polyhedral optimization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unit testing of large industrial embedded software using concolic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NBOL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mizing CPU time shortage risks in integrated embedd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based test validation and oracles for data acquisi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interactive rule-based configur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Comment: Mining question and answer sites for automatic commen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system use cases and validations from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ulti-user variability configuration: A game theoretic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rom comparison matrix to Variability Model: The Wikipedi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arning effective query transformations for enhanced requirements trace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vironment rematching: Toward dependability improvement for self-adaptiv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oud Twin: Native execution of android applications on the Windows Pho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BFR: A search based approach for reproducing failures of programs with grammar based inp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YTHI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salt.ece.ubc.ca/software/pythia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domizing regression tests using gam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inference of classifications and dependencies for combinatori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dding context to fault localization with integration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Using automatically generated invariants for regression testing and bug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ass level fault prediction using software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xPort: Detecting and visualizing API usages in large source cod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low Permissions for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pattern-based approach to parametric specification mi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mi-automatic generation of metamodels from model sketch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ssessing the maturity of requirements through argumentation: A good enough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Natural language requirements quality analysis based on business domai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/code co-refactoring: An MDE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ecovering model transformation traces using multi-objective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repair and transformation with Ech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mart Cloud Broker: Finding your home in the clou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CRA: A tool for checking the refinement of temporal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bounded model checker LLBM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CSeq</text:p>
          </table:table-cell>
          <table:table-cell/>
          <table:table-cell office:value-type="string" calcext:value-type="string">
            <text:p>http://users.ecs.soton.ac.uk/gp4/cseq/files/cseq-0.5.z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testing of cloud-based elastic systems with AUToC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ol support for automatic model transformation specification using concrete visualis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Cmutator: A mutation generator for concurrency constructs in multithreaded C/C++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rushinator: A framework towards game-independent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x4Fun: A web-based environment for educational gaming via automated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veloping self-verifying servic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RAM: A tool for transforming textual requirements into analysis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Probe: A lightweight user-level dynamic instrumentation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fixing emergent behaviors in Distributed Software Systems using a message content independent metho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ynthesizing fault-tolerant programs from deontic log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upporting bug investigation using history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text-aware task allocation for distributed agile tea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eventing erosion of architectural tactics through their strategic implementation, preservation, and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analysis of multithreaded programs for performance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Behavioral resource-aware model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rgeted test input generation using symbolic-concrete backward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scriminating influences among instructions in a dynamic sl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tinuous test generation: enhancing continuous integration with automated tes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everaging existing tests in automated test generation for web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stiliz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unit test generation for classes with environment depend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ding HTML presentation failures using image comparis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celerated test execution using GP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terrogative-guided re-ranking for question-oriented software text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 empirical study on reducing omission errors in practi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usion fault localiz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efFinder: getting the right preference in configurable softwar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refFind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se.unl.edu/~myra/artifacts/PrefFinder_2014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L testing of highly configurable continuous controllers: scalable search using surrogat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bolic state validation through runtime da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erifying self-adaptive applications suffering uncertain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current transformation components using contention context sens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ssigning time budgets to component functions in the design of time-critical automo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valuation of string constraint solvers in the context of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TRANG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github.com/vlab-cs-ucsb/Strang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cremental symbolic execution for automated test suite mainten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ulti-objective optimization in rule-bas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nderstanding performance stairs: elucidating heu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bining rule-based and information retrieval techniques to assign software change requ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ation system for software refactoring using innovization and interactive dynamic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ing refactorings based on team co-maintenance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ver: precise dynamic impact analysis using dependence-based trace pru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v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www3.nd.edu/~hcai/di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êve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formal.iti.kit.edu/improv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ming test inputs for separation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nsferring an automated test generation tool to practice: from pex to fakes and code di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gels and monsters: an empirical investigation of potential test effectiveness and efficiency improvement from strongly subsuming higher order mu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42 variability bugs in the linux kernel: a qualitative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the formalization of product comparison matri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Lotrack</text:p>
          </table:table-cell>
          <table:table-cell/>
          <table:table-cell office:value-type="string" calcext:value-type="string">
            <text:p>https://github.com/MaxLillack/Lotra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patibility testing using patterns-based trace comparis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ersonas in the middle: automated support for creating personas as focal points in feature gathering foru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structing adaptive configuration dialogs using crowd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c, lightweight includes resolution for PH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formation flows as a permission mechanis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domain-specific C verification with mbedd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attern-based auto-completion of UML model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bstraction-aware verifying compiler for yet another MD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xact and approximate probabilistic symbolic execution for nondeterministic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erailer</text:p>
          </table:table-cell>
          <table:table-cell office:value-type="string" calcext:value-type="string">
            <text:p>escrito em ruby, n suportado pelo analizo</text:p>
          </table:table-cell>
          <table:table-cell office:value-type="string" calcext:value-type="string">
            <text:p>http://people.csail.mit.edu/jnear/derail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he confidence in our k-tai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ocalization of concurrency bugs using shared memory access pai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owards self-healing smartphone software via automated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nimal strongly unsatisfiable subsets of reactive syste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rom out-place transformation evolution to in-place model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NeedFeed: taming change notifications by modeling code relev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tive code search: incorporating user feedback to improve code search relev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silient user interface level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udying task allocation decisions of novice agile teams with data from agile project management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iE: programming in eliz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dynamic analysis to support object-sharing code refactor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anguage fuzzing using constraint log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ing software build processes to uncover license compliance inconsist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verification of interactions in asynchronous systems with unbounded buff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requirements analysis for a molecular watchdog tim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ormalisation of the integration of behavior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early defects detection in use case docu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otential biases in bug localization: do they matter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MIC: locating and understanding bugs by analyzing mimicked execu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eta-Model validation and verification with MetaBes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web based UML modeling tool with touch scree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eSAME: modeling and analyzing high-quality service compos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MPAnalyzer</text:p>
          </table:table-cell>
          <table:table-cell/>
          <table:table-cell office:value-type="string" calcext:value-type="string">
            <text:p>https://github.com/YoshikiHigo/MPAnaly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recrow: a tool for web application analysis and re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HUSACCT: architecture compliance checking with rich sets of module and rul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CoTest: a tool for model-in-the-loop testing of continuous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8Cage: lightweight fault-based test generation for simulin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BGT tool: an integrated modeling and testing environment for pattern-based GUI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tool chain for generating the description files of highly avail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upFinder: integrated tool support for duplicate bug report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termining the most probable root causes of run-time errors in simulink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tilizing feature location techniques for feature addition and feature enhan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gIR: the conceptual design and evaluation of an augmented interaction roo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requirements monitoring infrastructure for systems of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mbrace your issues: compassing the software engineering landscape using bug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ssues of automated software composition in AI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proposal for revisiting coverage testing metr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riability-aware change impact analysis of multi-language product l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mprovement of applications' stability through robust AP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ogram Analysis for Secure Big Data Process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e-grained and Accurate Source Code Differencing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GumTree</text:p>
          </table:table-cell>
          <table:table-cell/>
          <table:table-cell office:value-type="string" calcext:value-type="string">
            <text:p>https://github.com/jrfaller/gumtre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OMPLETION</text:p>
          </table:table-cell>
          <table:table-cell office:value-type="string" calcext:value-type="string">
            <text:p>escrito em javascript, n suportado pelo analizo</text:p>
          </table:table-cell>
          <table:table-cell office:value-type="string" calcext:value-type="string">
            <text:p>https://github.com/saltlab/domple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stical Learning Approach for Mining API Usage Mappings for Code Mig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lidating Ajax Applications Using a Delay-Based Mutation Techniqu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Prevent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covery: Toward Generic Automatic Document Recove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ocovery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Crash: Selective Recording for Reproducing Cr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ymCrash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Rank for Question-Oriented Software Text Retrieval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Emails Content Analyzer: Intention Mining in Developer Discuss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drea Di Sorbo ; Sebastiano Panichella ; Corrado A. Visaggio ; Massimiliano Di Penta ; Gerardo Canfora ; Harald C. Ga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Exchange: Supporting Reformulation of Internet-Scale Code Queries in Context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do Developers Document Database Usages in Source Code?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fficient Data Model Verification with Many-Sorted Logic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2L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terpolation Guided Compositional Verific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l LTL Specification Min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ave We Seen Enough Traces?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tracting Visual Contracts from Java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ergizing Specification Miners through Model Fissions and Fusion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volutionary Robustness Testing of Data Processing Systems Using Models and Data Mut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ynamically Testing GUIs Using Ant Colony Optimiz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 Analysis: Searching for Faults in Test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rray Shadow State Compression for Precise Dynamic Race Detec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LIMSTAT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ast and Precise Symbolic Analysis of Concurrency Bugs in Device Driver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WHOOP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JaConTeBe: A Benchmark Suite of Real-World Java Concurrency Bug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Fixtures for JavaScript Unit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NFIX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o Automatically Generated Unit Tests Find Real Faults? An Empirical Study of Effectiveness and Challenge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Program-Analysis-Guided Random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udy and Refactoring of Android Asynchronous Programm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the Software Quality of Android Applications Along Their Evolu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verse Engineering Mobile Application User Interfaces with REMAUI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How: Effective Code Search Based on API Understanding and Extended Boolean Model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deHow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: Automated RESTful API Documentation Using an HTTP Proxy Server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and Analyzing Cross-Cutting Activities in Developers' Daily Work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 Automated Framework for Recommending Program Elements to Novic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agging of Software Projects Using Bytecode and Dependenci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pairing Programs with Semantic Code Search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ixing Recurring Crash Bugs via Analyzing Q\&amp;A Sit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arch-Based Synthesis of Probabilistic Models for Quality-of-Service Software Engineer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zing Web Element Locator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st-Efficient Sampling for Performance Prediction of Configurable System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edicting Delays in Software Projects Using Networked Classific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erformance Prediction of Configurable Software Systems by Fourier Learn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Driven Allocation Engineer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nfiguration-Aware Change Impact Analysi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ng the Extraction of Model-Based Software Product Lines from Model Variant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caling Size and Parameter Spaces in Variability-Aware Software Performance Model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ecuting Model-Based Tests on Platform-Specific Implementation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est Input Generation for Android: Are We There Yet?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ing Cross-Platform Mobile App Development Framework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AMI: Defect Prediction on Unlabeled Dataset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utation-Based Fault Localization for Real-World Multilingual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mbining Deep Learning with Information Retrieval to Localize Buggy Files for Bug Report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uzzing the Rust Typechecker Using CL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CA: An Efficient Two-Mode Meta-Heuristic Algorithm for Combinatorial Test Gener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ally Generating Test Templates from Test Nam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gion and Effect Inference for Safe Parallelism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Optimistic Shared Memory Dependence Trac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 Checking Task Parallel Programs Using Gradual Permission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actically Tunable Static Analysis Framework for Large-Scale JavaScript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JavaScript Web Applications in the Wild via Practical DOM Model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AFEWApp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Variable Feature Usage Patterns in PH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Generate Pseudo-Code from Source Code Using Statistical Machine Transl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ivide-and-Conquer Approach for Multi-phase Statistical Migration for Source Code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eriences from Designing and Validating a Software Modernization Transformation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loiting Domain and Program Structure to Synthesize Efficient and Precise Data Flow Analys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cess-Path Abstraction: Scaling Field-Sensitive Data-Flow Analysis with Unbounded Access Path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py and Paste Redeemed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tecting Broken Pointcuts Using Structural Commonality and Degree of Interest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vert Communication in Mobile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Window Transition Graphs for Android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PARTA</text:p>
          </table:table-cell>
          <table:table-cell/>
          <table:table-cell office:value-type="string" calcext:value-type="string">
            <text:p>http://types.cs.washington.edu/sparta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ring Analysis of Android Applic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mantic Slicing of Software Version Histori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SLIC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History Granularity Transform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Quantification of Software Changes through Probabilistic Symbolic Execution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 Detection of Potential Layout Faults Following Changes to Responsive Web Page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DECHECK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ing a DSL-Based Approach for Event-Based Monitoring of Systems of Systems: Experiences and Lessons Learned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Qualifiable Avionics Software: An Experience Report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Verified is My Code? Falsification-Driven Verific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ining User Opinions in Mobile App Reviews: A Keyword-Based Approach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"What Parts of Your Apps are Loved by Users?"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UR-Min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www.cse.ust.hk/~xguaa/srmine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nsemble Methods for App Review Classification: An Approach for Software Evolution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ReMinds Tool Suite for Runtime Monitoring of Systems of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RIVER -- A Platform for Collaborative Framework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ool Support for Analyzing Mobile App Re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commending API Usages for Mobile Apps with Hidden Markov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LYAQ: Enabling Non-expert Users to Specify and Generate Missions of Autonomous Multicop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azy-CSeq: A Context-Bounded Model Checking Tool for Multi-threaded C-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Lazy-CSeq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 in Action: An Automated RESTful API Documentation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one Merge -- An Eclipse Plugin to Abstract Near-Clone C++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seudogen</text:p>
          </table:table-cell>
          <table:table-cell office:value-type="string" calcext:value-type="string">
            <text:p>escrito em python, n suportado pelo analizo</text:p>
          </table:table-cell>
          <table:table-cell office:value-type="string" calcext:value-type="string">
            <text:p>http://ahclab.naist.jp/pseudog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IVL</text:p>
          </table:table-cell>
          <table:table-cell office:value-type="string" calcext:value-type="string">
            <text:p>source não disponivel, apenas binarios</text:p>
          </table:table-cell>
          <table:table-cell office:value-type="string" calcext:value-type="string">
            <text:p>http://vsl.cis.udel.edu/civl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factorings for Android Asynchronous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GR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sites.google.com/site/grtprojectut/downloa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D: Tool for Synthesizing Web Element Loc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iPL -- A Delta-Based Modeling Framework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Based Testing of Stateful APIs with Modba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tivitySpace: A Remembrance Framework to Support Interapplication Information Nee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vestigating Program Behavior Using the Texada LTL Specifications Min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xada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bitbucket.org/bestchai/texad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iMPAcT Tool: Testing UI Patterns on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MPAc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asuring Object-Oriented Design Princip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bility of Self-Adaptiv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taMod: A Modeling Formalism with Modularity at Its Co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Generic Framework for Concept-Based Exploration of Semi-Structured Software Engineering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Understanding, Refactoring, and Fixing Concurrency in C\#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Message-Passing Architecture without Public Ids Using Send-to-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RUST: A Bounded Verifier for Ru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RUS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 table:number-rows-repeated="10470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rramentas Selecionadas" table:style-name="ta1">
        <table:table-column table:style-name="co10" table:default-cell-style-name="ce2"/>
        <table:table-column table:style-name="co11" table:default-cell-style-name="ce2"/>
        <table:table-column table:style-name="co3" table:default-cell-style-name="ce5"/>
        <table:table-column table:style-name="co3" table:default-cell-style-name="ce6"/>
        <table:table-column table:style-name="co12" table:default-cell-style-name="ce9"/>
        <table:table-column table:style-name="co13" table:default-cell-style-name="ce2"/>
        <table:table-column table:style-name="co14" table:default-cell-style-name="ce2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style-name="ce1"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Indus</text:p>
          </table:table-cell>
          <table:table-cell/>
          <table:table-cell office:value-type="string" calcext:value-type="string">
            <text:p>http://indus.projects.cis.ksu.edu</text:p>
          </table:table-cell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TACLE</text:p>
          </table:table-cell>
          <table:table-cell office:value-type="string" calcext:value-type="string">
            <text:p>SCAM 2006/04026855.pdf</text:p>
          </table:table-cell>
          <table:table-cell office:value-type="string" calcext:value-type="string">
            <text:p>http://presto.cse.ohio-state.edu/tacle</text:p>
          </table:table-cell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JastAdd</text:p>
          </table:table-cell>
          <table:table-cell/>
          <table:table-cell office:value-type="string" calcext:value-type="string">
            <text:p>http://jastadd.cs.lth.se/web</text:p>
          </table:table-cell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WALA</text:p>
          </table:table-cell>
          <table:table-cell office:value-type="string" calcext:value-type="string">
            <text:p>SCAM 2010/05601820.pdf</text:p>
          </table:table-cell>
          <table:table-cell office:value-type="string" calcext:value-type="string">
            <text:p>http://wala.sourceforge.net/wiki/index.php/Main_Page</text:p>
          </table:table-cell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EJB</text:p>
          </table:table-cell>
          <table:table-cell/>
          <table:table-cell office:value-type="string" calcext:value-type="string">
            <text:p>https://www.dropbox.com/s/glhg8any43lccgm/EJB.zip</text:p>
          </table:table-cell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srcML</text:p>
          </table:table-cell>
          <table:table-cell/>
          <table:table-cell office:value-type="string" calcext:value-type="string">
            <text:p>http://www.sdml.info/projects/srcml/trunk</text:p>
          </table:table-cell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error-prone</text:p>
          </table:table-cell>
          <table:table-cell/>
          <table:table-cell office:value-type="string" calcext:value-type="string">
            <text:p>http://code.google.com/p/error-prone</text:p>
          </table:table-cell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AccessAnalysis</text:p>
          </table:table-cell>
          <table:table-cell/>
          <table:table-cell office:value-type="string" calcext:value-type="string">
            <text:p>http://accessanalysis.sourceforge.net</text:p>
          </table:table-cell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SonarQubePlugin</text:p>
          </table:table-cell>
          <table:table-cell/>
          <table:table-cell office:value-type="string" calcext:value-type="string">
            <text:p>http://github.com/FrontEndART/SonarQube-plug-in</text:p>
          </table:table-cell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composite</text:p>
          </table:table-cell>
          <table:table-cell/>
          <table:table-cell office:value-type="string" calcext:value-type="string">
            <text:p>http://www.cs.ucsb.edu/~bultan/composite/</text:p>
          </table:table-cell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Kiasan/Bogor</text:p>
          </table:table-cell>
          <table:table-cell/>
          <table:table-cell office:value-type="string" calcext:value-type="string">
            <text:p>http://bogor.projects.cs.ksu.edu/manual/</text:p>
          </table:table-cell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PtYasm</text:p>
          </table:table-cell>
          <table:table-cell/>
          <table:table-cell office:value-type="string" calcext:value-type="string">
            <text:p>www.cs.toronto.edu/~tomhart/ptyasm</text:p>
          </table:table-cell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Assert</text:p>
          </table:table-cell>
          <table:table-cell office:value-type="string" calcext:value-type="string">
            <text:p>ASE 2009/05431753.pdf</text:p>
          </table:table-cell>
          <table:table-cell office:value-type="string" calcext:value-type="string">
            <text:p>http://mir.cs.illinois.edu/reassert</text:p>
          </table:table-cell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GUIZMO</text:p>
          </table:table-cell>
          <table:table-cell/>
          <table:table-cell office:value-type="string" calcext:value-type="string">
            <text:p>http://modelum.es/trac/guizmo/</text:p>
          </table:table-cell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JFlow</text:p>
          </table:table-cell>
          <table:table-cell/>
          <table:table-cell office:value-type="string" calcext:value-type="string">
            <text:p>http://vazexqi.github.io/JFlow/</text:p>
          </table:table-cell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CSeq</text:p>
          </table:table-cell>
          <table:table-cell/>
          <table:table-cell office:value-type="string" calcext:value-type="string">
            <text:p>http://users.ecs.soton.ac.uk/gp4/cseq/files/cseq-0.5.zip</text:p>
          </table:table-cell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Lotrack</text:p>
          </table:table-cell>
          <table:table-cell/>
          <table:table-cell office:value-type="string" calcext:value-type="string">
            <text:p>https://github.com/MaxLillack/Lotrack</text:p>
          </table:table-cell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MPAnalyzer</text:p>
          </table:table-cell>
          <table:table-cell/>
          <table:table-cell office:value-type="string" calcext:value-type="string">
            <text:p>https://github.com/YoshikiHigo/MPAnalyzer</text:p>
          </table:table-cell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e-grained and Accurate Source Code Differencing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GumTree</text:p>
          </table:table-cell>
          <table:table-cell/>
          <table:table-cell office:value-type="string" calcext:value-type="string">
            <text:p>https://github.com/jrfaller/gumtree</text:p>
          </table:table-cell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SPARTA</text:p>
          </table:table-cell>
          <table:table-cell office:value-type="string" calcext:value-type="string">
            <text:p>ASE 2015/07372054.pdf</text:p>
          </table:table-cell>
          <table:table-cell office:value-type="string" calcext:value-type="string">
            <text:p>http://types.cs.washington.edu/sparta/</text:p>
          </table:table-cell>
        </table:table-row>
      </table:table>
      <table:table table:name="Caracterização Ferramentas" table:style-name="ta1">
        <office:forms form:automatic-focus="false" form:apply-design-mode="false"/>
        <table:table-column table:style-name="co15" table:default-cell-style-name="ce11"/>
        <table:table-column table:style-name="co16" table:number-columns-repeated="2" table:default-cell-style-name="ce11"/>
        <table:table-column table:style-name="co3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3" table:default-cell-style-name="ce11"/>
        <table:table-column table:style-name="co22" table:default-cell-style-name="ce11"/>
        <table:table-column table:style-name="co3" table:number-columns-repeated="1012" table:default-cell-style-name="ce11"/>
        <table:table-row table:style-name="ro1">
          <table:table-cell table:style-name="ce13" office:value-type="string" calcext:value-type="string">
            <text:p><text:s/>Nome da ferramenta</text:p>
          </table:table-cell>
          <table:table-cell table:style-name="ce13" office:value-type="string" calcext:value-type="string">
            <text:p>Contexto</text:p>
          </table:table-cell>
          <table:table-cell table:style-name="ce13" office:value-type="string" calcext:value-type="string">
            <text:p><text:s/>Linguagem </text:p>
          </table:table-cell>
          <table:table-cell table:style-name="ce13" office:value-type="string" calcext:value-type="string">
            <text:p><text:s/>Classes </text:p>
          </table:table-cell>
          <table:table-cell table:style-name="ce13" office:value-type="string" calcext:value-type="string">
            <text:p><text:s/>Lançamentos</text:p>
          </table:table-cell>
          <table:table-cell table:style-name="ce13" office:value-type="string" calcext:value-type="string">
            <text:p>Disponibilidade</text:p>
          </table:table-cell>
          <table:table-cell table:style-name="ce13" office:value-type="string" calcext:value-type="string">
            <text:p>Experiência do usuário</text:p>
          </table:table-cell>
          <table:table-cell table:style-name="ce13" office:value-type="string" calcext:value-type="string">
            <text:p>Linguagens suportadas</text:p>
          </table:table-cell>
          <table:table-cell table:style-name="ce13" office:value-type="string" calcext:value-type="string">
            <text:p>Disponibilidade</text:p>
          </table:table-cell>
          <table:table-cell table:style-name="ce13"/>
          <table:table-cell table:style-name="ce13" office:value-type="string" calcext:value-type="string">
            <text:p>Entrada</text:p>
          </table:table-cell>
          <table:table-cell table:style-name="ce13" office:value-type="string" calcext:value-type="string">
            <text:p>Saída</text:p>
          </table:table-cell>
          <table:table-cell table:style-name="ce19" table:number-columns-repeated="1011"/>
        </table:table-row>
        <table:table-row table:style-name="ro1">
          <table:table-cell table:style-name="ce14" office:value-type="string" calcext:value-type="string">
            <text:p><text:s/>AccessAnalysis <text:s text:c="9"/></text:p>
          </table:table-cell>
          <table:table-cell table:style-name="ce17" office:value-type="string" calcext:value-type="string">
            <text:p>Academia</text:p>
          </table:table-cell>
          <table:table-cell table:style-name="ce17" office:value-type="string" calcext:value-type="string">
            <text:p><text:s/>Java <text:s text:c="2"/></text:p>
          </table:table-cell>
          <table:table-cell table:style-name="ce17" office:value-type="float" office:value="91" calcext:value-type="float">
            <text:p>91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EPL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Default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Kiasan/Bogor <text:s text:c="11"/></text:p>
          </table:table-cell>
          <table:table-cell table:style-name="ce17" office:value-type="string" calcext:value-type="string">
            <text:p>Academia</text:p>
          </table:table-cell>
          <table:table-cell table:style-name="ce17" office:value-type="string" calcext:value-type="string">
            <text:p><text:s/>Java <text:s text:c="2"/></text:p>
          </table:table-cell>
          <table:table-cell table:style-name="ce17" office:value-type="float" office:value="545" calcext:value-type="float">
            <text:p>545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BIR (Bandera Intermediate Representation)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Linguagem intermediária</text:p>
          </table:table-cell>
          <table:table-cell table:style-name="Default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composite <text:s text:c="14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C <text:s text:c="5"/></text:p>
          </table:table-cell>
          <table:table-cell table:style-name="ce18" office:value-type="float" office:value="17" calcext:value-type="float">
            <text:p>17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CSeq <text:s text:c="19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C <text:s text:c="5"/></text:p>
          </table:table-cell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EJB <text:s text:c="20"/></text:p>
          </table:table-cell>
          <table:table-cell table:style-name="ce17" office:value-type="string" calcext:value-type="string">
            <text:p>Academia</text:p>
          </table:table-cell>
          <table:table-cell table:style-name="ce17" office:value-type="string" calcext:value-type="string">
            <text:p><text:s/>Java <text:s text:c="2"/></text:p>
          </table:table-cell>
          <table:table-cell table:style-name="ce17" office:value-type="float" office:value="244" calcext:value-type="float">
            <text:p>244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XML, UMS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error-prone <text:s text:c="12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1703" calcext:value-type="float">
            <text:p>1703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GUIZMO <text:s text:c="17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306" calcext:value-type="float">
            <text:p>306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XML-based format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 office:value-type="string" calcext:value-type="string">
            <text:p>Plugin Eclips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Java/ZK)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GumTree <text:s text:c="16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306" calcext:value-type="float">
            <text:p>306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AST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JSON), Lista (webserver)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Indus <text:s text:c="18"/></text:p>
          </table:table-cell>
          <table:table-cell table:style-name="ce17" office:value-type="string" calcext:value-type="string">
            <text:p>Academia</text:p>
          </table:table-cell>
          <table:table-cell table:style-name="ce17" office:value-type="string" calcext:value-type="string">
            <text:p><text:s/>Java <text:s text:c="2"/></text:p>
          </table:table-cell>
          <table:table-cell table:style-name="ce17" office:value-type="float" office:value="524" calcext:value-type="float">
            <text:p>524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JastAdd <text:s text:c="16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18" office:value-type="float" office:value="59" calcext:value-type="float">
            <text:p>59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AST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JFlow <text:s text:c="18"/></text:p>
          </table:table-cell>
          <table:table-cell table:style-name="ce17" office:value-type="string" calcext:value-type="string">
            <text:p>Academia</text:p>
          </table:table-cell>
          <table:table-cell table:style-name="ce17" office:value-type="string" calcext:value-type="string">
            <text:p><text:s/>Java <text:s text:c="2"/></text:p>
          </table:table-cell>
          <table:table-cell table:style-name="ce17" office:value-type="float" office:value="177" calcext:value-type="float">
            <text:p>177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 (source), Lista (Eclipse)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Lotrack <text:s text:c="16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4059" calcext:value-type="float">
            <text:p>4059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MPAnalyzer <text:s text:c="13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240" calcext:value-type="float">
            <text:p>240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C, C++, Java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Banco de dados (SQLite)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PtYasm <text:s text:c="17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883" calcext:value-type="float">
            <text:p>883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IL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Linguagem intermediária</text:p>
          </table:table-cell>
          <table:table-cell table:style-name="ce2" office:value-type="string" calcext:value-type="string">
            <text:p>Arquivo text (source)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ReAssert <text:s text:c="15"/></text:p>
          </table:table-cell>
          <table:table-cell table:style-name="ce17" office:value-type="string" calcext:value-type="string">
            <text:p>Academia</text:p>
          </table:table-cell>
          <table:table-cell table:style-name="ce17" office:value-type="string" calcext:value-type="string">
            <text:p><text:s/>Java <text:s text:c="2"/></text:p>
          </table:table-cell>
          <table:table-cell table:style-name="ce17" office:value-type="float" office:value="169" calcext:value-type="float">
            <text:p>169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 office:value-type="string" calcext:value-type="string">
            <text:p>Plugin Eclips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Sonar Qube Plug-in <text:s text:c="5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143" calcext:value-type="float">
            <text:p>143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C/C++, Java, Python, RPG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SONARQUBE GUI)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SPARTA <text:s text:c="17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268" calcext:value-type="float">
            <text:p>268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srcML <text:s text:c="18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C++ <text:s text:c="3"/></text:p>
          </table:table-cell>
          <table:table-cell table:style-name="ce2" office:value-type="float" office:value="871" calcext:value-type="float">
            <text:p>871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, Java, XML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XML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TACLE <text:s text:c="18"/></text:p>
          </table:table-cell>
          <table:table-cell table:style-name="ce17" office:value-type="string" calcext:value-type="string">
            <text:p>Academia</text:p>
          </table:table-cell>
          <table:table-cell table:style-name="ce17" office:value-type="string" calcext:value-type="string">
            <text:p><text:s/>Java <text:s text:c="2"/></text:p>
          </table:table-cell>
          <table:table-cell table:style-name="ce18" office:value-type="float" office:value="34" calcext:value-type="float">
            <text:p>34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 office:value-type="string" calcext:value-type="string">
            <text:p>Plugin Eclips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WALA <text:s text:c="19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2626" calcext:value-type="float">
            <text:p>2626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 bytecode, Java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Byte code, Código-fonte</text:p>
          </table:table-cell>
          <table:table-cell table:style-name="ce2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Closure Compiler <text:s text:c="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float" office:value="1842" calcext:value-type="float">
            <text:p>1842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JS)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<text:s/>Cppcheck *gold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++ <text:s text:c="2"/></text:p>
          </table:table-cell>
          <table:table-cell table:style-name="ce2" office:value-type="float" office:value="338" calcext:value-type="float">
            <text:p>338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XML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CQual <text:s text:c="19"/></text:p>
          </table:table-cell>
          <table:table-cell table:style-name="ce17" office:value-type="string" calcext:value-type="string">
            <text:p>Indústria</text:p>
          </table:table-cell>
          <table:table-cell table:style-name="ce17" office:value-type="string" calcext:value-type="string">
            <text:p><text:s/>C <text:s text:c="4"/></text:p>
          </table:table-cell>
          <table:table-cell table:style-name="ce17" office:value-type="float" office:value="78" calcext:value-type="float">
            <text:p>78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macs PAM)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FindBugs <text:s text:c="16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float" office:value="1486" calcext:value-type="float">
            <text:p>1486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HTML, XML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FindSecurityBugs <text:s text:c="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float" office:value="91" calcext:value-type="float">
            <text:p>91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 office:value-type="string" calcext:value-type="string">
            <text:p>Plugin FindBugs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clipse console, Netbeans, InteliJ, etc)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Jlint <text:s text:c="19"/></text:p>
          </table:table-cell>
          <table:table-cell table:style-name="ce17" office:value-type="string" calcext:value-type="string">
            <text:p>Indústria</text:p>
          </table:table-cell>
          <table:table-cell table:style-name="ce17" office:value-type="string" calcext:value-type="string">
            <text:p><text:s/>C++ <text:s text:c="2"/></text:p>
          </table:table-cell>
          <table:table-cell table:style-name="ce18" office:value-type="float" office:value="44" calcext:value-type="float">
            <text:p>44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Byte code (Java)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Pixy <text:s text:c="20"/></text:p>
          </table:table-cell>
          <table:table-cell table:style-name="ce17" office:value-type="string" calcext:value-type="string">
            <text:p>Indústria</text:p>
          </table:table-cell>
          <table:table-cell table:style-name="ce17" office:value-type="string" calcext:value-type="string">
            <text:p><text:s/>Java <text:s/></text:p>
          </table:table-cell>
          <table:table-cell table:style-name="ce17" office:value-type="float" office:value="229" calcext:value-type="float">
            <text:p>229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 office:value-type="string" calcext:value-type="string">
            <text:p>Plugin (InteliJ, Eclipse) (?)</text:p>
          </table:table-cell>
          <table:table-cell table:style-name="ce2" office:value-type="string" calcext:value-type="string">
            <text:p>Linguagem intermediária (saída do phpparser)</text:p>
          </table:table-cell>
          <table:table-cell table:style-name="ce2" office:value-type="string" calcext:value-type="string">
            <text:p>Lista (Eclipse console)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<text:s/>PMD *gold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float" office:value="1340" calcext:value-type="float">
            <text:p>1340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, JavaScript, Apex, PLSQL, Velocity, XML, XSL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, HTML, XML (outros: CSV, <text:s/>emacs, textpad, codeclimate, etc…)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RATS <text:s text:c="20"/></text:p>
          </table:table-cell>
          <table:table-cell table:style-name="ce17" office:value-type="string" calcext:value-type="string">
            <text:p>Indústria</text:p>
          </table:table-cell>
          <table:table-cell table:style-name="ce17" office:value-type="string" calcext:value-type="string">
            <text:p><text:s/>C <text:s text:c="4"/></text:p>
          </table:table-cell>
          <table:table-cell table:style-name="ce18" office:value-type="float" office:value="19" calcext:value-type="float">
            <text:p>19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, Perl, PHP, Python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HTML, XML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Smatch <text:s text:c="1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2" office:value-type="float" office:value="483" calcext:value-type="float">
            <text:p>483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Splint <text:s text:c="18"/></text:p>
          </table:table-cell>
          <table:table-cell table:style-name="ce17" office:value-type="string" calcext:value-type="string">
            <text:p>Indústria</text:p>
          </table:table-cell>
          <table:table-cell table:style-name="ce17" office:value-type="string" calcext:value-type="string">
            <text:p><text:s/>C <text:s text:c="4"/></text:p>
          </table:table-cell>
          <table:table-cell table:style-name="ce17" office:value-type="float" office:value="681" calcext:value-type="float">
            <text:p>681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UNO <text:s text:c="21"/></text:p>
          </table:table-cell>
          <table:table-cell table:style-name="ce17" office:value-type="string" calcext:value-type="string">
            <text:p>Indústria</text:p>
          </table:table-cell>
          <table:table-cell table:style-name="ce17" office:value-type="string" calcext:value-type="string">
            <text:p><text:s/>C <text:s text:c="4"/></text:p>
          </table:table-cell>
          <table:table-cell table:style-name="ce18" office:value-type="float" office:value="19" calcext:value-type="float">
            <text:p>19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WAP <text:s text:c="21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float" office:value="338" calcext:value-type="float">
            <text:p>338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1"/>
        </table:table-row>
        <table:table-row table:style-name="ro1" table:number-rows-repeated="1048532">
          <table:table-cell table:number-columns-repeated="1023"/>
        </table:table-row>
        <table:table-row table:style-name="ro2" table:number-rows-repeated="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closure-compiler" table:style-name="ta1">
        <table:table-column table:style-name="co23" table:default-cell-style-name="ce21"/>
        <table:table-column table:style-name="co24" table:default-cell-style-name="ce21"/>
        <table:table-column table:style-name="co25" table:default-cell-style-name="ce21"/>
        <table:table-column table:style-name="co26" table:number-columns-repeated="3" table:default-cell-style-name="ce21"/>
        <table:table-column table:style-name="co3" table:default-cell-style-name="ce21"/>
        <table:table-row table:style-name="ro2">
          <table:table-cell table:style-name="ce20" office:value-type="string" calcext:value-type="string">
            <text:p>Release</text:p>
          </table:table-cell>
          <table:table-cell table:style-name="ce20" office:value-type="string" calcext:value-type="string">
            <text:p>Classes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SC 75</text:p>
          </table:table-cell>
          <table:table-cell table:style-name="ce20" office:value-type="string" calcext:value-type="string">
            <text:p>SC 90</text:p>
          </table:table-cell>
          <table:table-cell table:style-name="ce20" office:value-type="string" calcext:value-type="string">
            <text:p>SC 95</text:p>
          </table:table-cell>
          <table:table-cell table:style-name="ce20" office:value-type="string" calcext:value-type="string">
            <text:p>CC * 100</text:p>
          </table:table-cell>
        </table:table-row>
        <table:table-row table:style-name="ro2">
          <table:table-cell office:value-type="string" calcext:value-type="string">
            <text:p>20110119</text:p>
          </table:table-cell>
          <table:table-cell office:value-type="float" office:value="1122" calcext:value-type="float">
            <text:p>1122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formula="of:=[.C2]*100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110811</text:p>
          </table:table-cell>
          <table:table-cell office:value-type="float" office:value="1730" calcext:value-type="float">
            <text:p>1730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[.C3]*100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120305</text:p>
          </table:table-cell>
          <table:table-cell office:value-type="float" office:value="1802" calcext:value-type="float">
            <text:p>18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formula="of:=[.C4]*100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formula="of:=[.C5]*100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formula="of:=[.C6]*100"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formula="of:=[.C7]*100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140110</text:p>
          </table:table-cell>
          <table:table-cell office:value-type="float" office:value="2004" calcext:value-type="float">
            <text:p>2004</text:p>
          </table:table-cell>
          <table:table-cell office:value-type="float" office:value="0.08" calcext:value-type="float">
            <text:p>0,0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[.C8]*100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140730</text:p>
          </table:table-cell>
          <table:table-cell office:value-type="float" office:value="1573" calcext:value-type="float">
            <text:p>1573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formula="of:=[.C9]*100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formula="of:=[.C10]*100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150729</text:p>
          </table:table-cell>
          <table:table-cell office:value-type="float" office:value="1649" calcext:value-type="float">
            <text:p>1649</text:p>
          </table:table-cell>
          <table:table-cell office:value-type="float" office:value="0.04" calcext:value-type="float">
            <text:p>0,04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table:formula="of:=[.C11]*100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160125</text:p>
          </table:table-cell>
          <table:table-cell office:value-type="float" office:value="1724" calcext:value-type="float">
            <text:p>1724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formula="of:=[.C12]*100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160517</text:p>
          </table:table-cell>
          <table:table-cell office:value-type="float" office:value="1800" calcext:value-type="float">
            <text:p>1800</text:p>
          </table:table-cell>
          <table:table-cell office:value-type="float" office:value="0.04" calcext:value-type="float">
            <text:p>0,0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table:formula="of:=[.C13]*100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160713</text:p>
          </table:table-cell>
          <table:table-cell office:value-type="float" office:value="1860" calcext:value-type="float">
            <text:p>1860</text:p>
          </table:table-cell>
          <table:table-cell office:value-type="float" office:value="0.04" calcext:value-type="float">
            <text:p>0,0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C14]*100" office:value-type="float" office:value="4" calcext:value-type="float">
            <text:p>4</text:p>
          </table:table-cell>
        </table:table-row>
      </table:table>
      <table:table table:name="findbugs" table:style-name="ta1">
        <table:table-column table:style-name="co27" table:default-cell-style-name="ce21"/>
        <table:table-column table:style-name="co24" table:default-cell-style-name="ce21"/>
        <table:table-column table:style-name="co25" table:default-cell-style-name="ce21"/>
        <table:table-column table:style-name="co26" table:number-columns-repeated="3" table:default-cell-style-name="ce21"/>
        <table:table-column table:style-name="co3" table:number-columns-repeated="2" table:default-cell-style-name="Default"/>
        <table:table-row table:style-name="ro2">
          <table:table-cell table:style-name="ce20" office:value-type="string" calcext:value-type="string">
            <text:p>Release</text:p>
          </table:table-cell>
          <table:table-cell table:style-name="ce20" office:value-type="string" calcext:value-type="string">
            <text:p>Classes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SC 75</text:p>
          </table:table-cell>
          <table:table-cell table:style-name="ce20" office:value-type="string" calcext:value-type="string">
            <text:p>SC 90</text:p>
          </table:table-cell>
          <table:table-cell table:style-name="ce20" office:value-type="string" calcext:value-type="string">
            <text:p>SC 95</text:p>
          </table:table-cell>
          <table:table-cell table:style-name="ce20" office:value-type="string" calcext:value-type="string">
            <text:p>CC * 100</text:p>
          </table:table-cell>
          <table:table-cell/>
        </table:table-row>
        <table:table-row table:style-name="ro2">
          <table:table-cell office:value-type="string" calcext:value-type="string">
            <text:p>1.2.1</text:p>
          </table:table-cell>
          <table:table-cell office:value-type="float" office:value="1044" calcext:value-type="float">
            <text:p>1044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formula="of:=[.C2]*100" office:value-type="float" office:value="5" calcext:value-type="float">
            <text:p>5</text:p>
          </table:table-cell>
          <table:table-cell table:formula="of:=[.B2]*[.C2]" office:value-type="float" office:value="52.2" calcext:value-type="float">
            <text:p>52,2</text:p>
          </table:table-cell>
        </table:table-row>
        <table:table-row table:style-name="ro2">
          <table:table-cell office:value-type="string" calcext:value-type="string">
            <text:p>1.3.4</text:p>
          </table:table-cell>
          <table:table-cell office:value-type="float" office:value="1216" calcext:value-type="float">
            <text:p>1216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formula="of:=[.C3]*100" office:value-type="float" office:value="6" calcext:value-type="float">
            <text:p>6</text:p>
          </table:table-cell>
          <table:table-cell table:formula="of:=[.B3]*[.C3]" office:value-type="float" office:value="72.96" calcext:value-type="float">
            <text:p>72,96</text:p>
          </table:table-cell>
        </table:table-row>
        <table:table-row table:style-name="ro2">
          <table:table-cell office:value-type="string" calcext:value-type="string">
            <text:p>1.3.5</text:p>
          </table:table-cell>
          <table:table-cell office:value-type="float" office:value="1257" calcext:value-type="float">
            <text:p>1257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formula="of:=[.C4]*100" office:value-type="float" office:value="5" calcext:value-type="float">
            <text:p>5</text:p>
          </table:table-cell>
          <table:table-cell table:formula="of:=[.B4]*[.C4]" office:value-type="float" office:value="62.85" calcext:value-type="float">
            <text:p>62,85</text:p>
          </table:table-cell>
        </table:table-row>
        <table:table-row table:style-name="ro2">
          <table:table-cell office:value-type="string" calcext:value-type="string">
            <text:p>1.3.6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formula="of:=[.C5]*100" office:value-type="float" office:value="5" calcext:value-type="float">
            <text:p>5</text:p>
          </table:table-cell>
          <table:table-cell table:formula="of:=[.B5]*[.C5]" office:value-type="float" office:value="62.9" calcext:value-type="float">
            <text:p>62,9</text:p>
          </table:table-cell>
        </table:table-row>
        <table:table-row table:style-name="ro2">
          <table:table-cell office:value-type="string" calcext:value-type="string">
            <text:p>1.3.7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formula="of:=[.C6]*100" office:value-type="float" office:value="5" calcext:value-type="float">
            <text:p>5</text:p>
          </table:table-cell>
          <table:table-cell table:formula="of:=[.B6]*[.C6]" office:value-type="float" office:value="63.05" calcext:value-type="float">
            <text:p>63,05</text:p>
          </table:table-cell>
        </table:table-row>
        <table:table-row table:style-name="ro2">
          <table:table-cell office:value-type="string" calcext:value-type="string">
            <text:p>1.3.8</text:p>
          </table:table-cell>
          <table:table-cell office:value-type="float" office:value="1275" calcext:value-type="float">
            <text:p>1275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formula="of:=[.C7]*100" office:value-type="float" office:value="5" calcext:value-type="float">
            <text:p>5</text:p>
          </table:table-cell>
          <table:table-cell table:formula="of:=[.B7]*[.C7]" office:value-type="float" office:value="63.75" calcext:value-type="float">
            <text:p>63,75</text:p>
          </table:table-cell>
        </table:table-row>
        <table:table-row table:style-name="ro2">
          <table:table-cell office:value-type="string" calcext:value-type="string">
            <text:p>1.3.9</text:p>
          </table:table-cell>
          <table:table-cell office:value-type="float" office:value="1354" calcext:value-type="float">
            <text:p>1354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[.C8]*100" office:value-type="float" office:value="6" calcext:value-type="float">
            <text:p>6</text:p>
          </table:table-cell>
          <table:table-cell table:formula="of:=[.B8]*[.C8]" office:value-type="float" office:value="81.24" calcext:value-type="float">
            <text:p>81,24</text:p>
          </table:table-cell>
        </table:table-row>
        <table:table-row table:style-name="ro2">
          <table:table-cell office:value-type="string" calcext:value-type="string">
            <text:p>2.0.0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formula="of:=[.C9]*100" office:value-type="float" office:value="6" calcext:value-type="float">
            <text:p>6</text:p>
          </table:table-cell>
          <table:table-cell table:formula="of:=[.B9]*[.C9]" office:value-type="float" office:value="87.54" calcext:value-type="float">
            <text:p>87,54</text:p>
          </table:table-cell>
        </table:table-row>
        <table:table-row table:style-name="ro2">
          <table:table-cell office:value-type="string" calcext:value-type="string">
            <text:p>2.0.1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formula="of:=[.C10]*100" office:value-type="float" office:value="6" calcext:value-type="float">
            <text:p>6</text:p>
          </table:table-cell>
          <table:table-cell table:formula="of:=[.B10]*[.C10]" office:value-type="float" office:value="87.9" calcext:value-type="float">
            <text:p>87,9</text:p>
          </table:table-cell>
        </table:table-row>
        <table:table-row table:style-name="ro2">
          <table:table-cell office:value-type="string" calcext:value-type="string">
            <text:p>2.0.2</text:p>
          </table:table-cell>
          <table:table-cell office:value-type="float" office:value="1469" calcext:value-type="float">
            <text:p>146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formula="of:=[.C11]*100" office:value-type="float" office:value="6" calcext:value-type="float">
            <text:p>6</text:p>
          </table:table-cell>
          <table:table-cell table:formula="of:=[.B11]*[.C11]" office:value-type="float" office:value="88.14" calcext:value-type="float">
            <text:p>88,14</text:p>
          </table:table-cell>
        </table:table-row>
        <table:table-row table:style-name="ro2">
          <table:table-cell office:value-type="string" calcext:value-type="string">
            <text:p>2.0.3</text:p>
          </table:table-cell>
          <table:table-cell office:value-type="float" office:value="1489" calcext:value-type="float">
            <text:p>148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formula="of:=[.C12]*100" office:value-type="float" office:value="6" calcext:value-type="float">
            <text:p>6</text:p>
          </table:table-cell>
          <table:table-cell table:formula="of:=[.B12]*[.C12]" office:value-type="float" office:value="89.34" calcext:value-type="float">
            <text:p>89,34</text:p>
          </table:table-cell>
        </table:table-row>
        <table:table-row table:style-name="ro2">
          <table:table-cell office:value-type="string" calcext:value-type="string">
            <text:p>3.0.0</text:p>
          </table:table-cell>
          <table:table-cell office:value-type="float" office:value="1438" calcext:value-type="float">
            <text:p>1438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formula="of:=[.C13]*100" office:value-type="float" office:value="7" calcext:value-type="float">
            <text:p>7</text:p>
          </table:table-cell>
          <table:table-cell table:formula="of:=[.B13]*[.C13]" office:value-type="float" office:value="100.66" calcext:value-type="float">
            <text:p>100,66</text:p>
          </table:table-cell>
        </table:table-row>
        <table:table-row table:style-name="ro2">
          <table:table-cell office:value-type="string" calcext:value-type="string">
            <text:p>3.0.1</text:p>
          </table:table-cell>
          <table:table-cell office:value-type="float" office:value="1486" calcext:value-type="float">
            <text:p>1486</text:p>
          </table:table-cell>
          <table:table-cell office:value-type="float" office:value="0.07" calcext:value-type="float">
            <text:p>0,0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table:formula="of:=[.C14]*100" office:value-type="float" office:value="7" calcext:value-type="float">
            <text:p>7</text:p>
          </table:table-cell>
          <table:table-cell table:formula="of:=[.B14]*[.C14]" office:value-type="float" office:value="104.02" calcext:value-type="float">
            <text:p>104,02</text:p>
          </table:table-cell>
        </table:table-row>
      </table:table>
      <table:table table:name="pmd" table:style-name="ta1">
        <table:table-column table:style-name="co28" table:default-cell-style-name="ce21"/>
        <table:table-column table:style-name="co29" table:default-cell-style-name="ce21"/>
        <table:table-column table:style-name="co30" table:default-cell-style-name="ce21"/>
        <table:table-column table:style-name="co31" table:number-columns-repeated="3" table:default-cell-style-name="ce21"/>
        <table:table-column table:style-name="co3" table:default-cell-style-name="Default"/>
        <table:table-row table:style-name="ro2">
          <table:table-cell table:style-name="ce20" office:value-type="string" calcext:value-type="string">
            <text:p>Release</text:p>
          </table:table-cell>
          <table:table-cell table:style-name="ce20" office:value-type="string" calcext:value-type="string">
            <text:p>Classes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SC 75</text:p>
          </table:table-cell>
          <table:table-cell table:style-name="ce20" office:value-type="string" calcext:value-type="string">
            <text:p>SC 90</text:p>
          </table:table-cell>
          <table:table-cell table:style-name="ce20" office:value-type="string" calcext:value-type="string">
            <text:p>SC 95</text:p>
          </table:table-cell>
          <table:table-cell table:style-name="ce20" office:value-type="string" calcext:value-type="string">
            <text:p>CC * 100</text:p>
          </table:table-cell>
        </table:table-row>
        <table:table-row table:style-name="ro2">
          <table:table-cell office:value-type="string" calcext:value-type="string">
            <text:p>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formula="of:=[.C2]*100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4.3</text:p>
          </table:table-cell>
          <table:table-cell office:value-type="float" office:value="852" calcext:value-type="float">
            <text:p>85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formula="of:=[.C3]*100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5.0.0</text:p>
          </table:table-cell>
          <table:table-cell office:value-type="float" office:value="1043" calcext:value-type="float">
            <text:p>1043</text:p>
          </table:table-cell>
          <table:table-cell office:value-type="float" office:value="0.03" calcext:value-type="float">
            <text:p>0,0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formula="of:=[.C4]*100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5.0.4</text:p>
          </table:table-cell>
          <table:table-cell office:value-type="float" office:value="1052" calcext:value-type="float">
            <text:p>105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C5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.1.0</text:p>
          </table:table-cell>
          <table:table-cell office:value-type="float" office:value="1238" calcext:value-type="float">
            <text:p>1238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C6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.1.3</text:p>
          </table:table-cell>
          <table:table-cell office:value-type="float" office:value="1254" calcext:value-type="float">
            <text:p>12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7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.2.0</text:p>
          </table:table-cell>
          <table:table-cell office:value-type="float" office:value="1295" calcext:value-type="float">
            <text:p>129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8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.3.0</text:p>
          </table:table-cell>
          <table:table-cell office:value-type="float" office:value="1341" calcext:value-type="float">
            <text:p>1341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9]*100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.3.3</text:p>
          </table:table-cell>
          <table:table-cell office:value-type="float" office:value="1342" calcext:value-type="float">
            <text:p>134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10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.3.7</text:p>
          </table:table-cell>
          <table:table-cell office:value-type="float" office:value="1374" calcext:value-type="float">
            <text:p>1374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11]*100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.4.0</text:p>
          </table:table-cell>
          <table:table-cell office:value-type="float" office:value="1332" calcext:value-type="float">
            <text:p>133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formula="of:=[.C12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.4.2</text:p>
          </table:table-cell>
          <table:table-cell office:value-type="float" office:value="1366" calcext:value-type="float">
            <text:p>136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formula="of:=[.C13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.5.2</text:p>
          </table:table-cell>
          <table:table-cell office:value-type="float" office:value="1530" calcext:value-type="float">
            <text:p>1530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14]*100" office:value-type="float" office:value="1" calcext:value-type="float">
            <text:p>1</text:p>
          </table:table-cell>
        </table:table-row>
      </table:table>
      <table:table table:name="wala" table:style-name="ta1">
        <table:table-column table:style-name="co32" table:default-cell-style-name="ce21"/>
        <table:table-column table:style-name="co33" table:default-cell-style-name="ce21"/>
        <table:table-column table:style-name="co25" table:default-cell-style-name="ce21"/>
        <table:table-column table:style-name="co26" table:number-columns-repeated="3" table:default-cell-style-name="ce21"/>
        <table:table-column table:style-name="co3" table:default-cell-style-name="Default"/>
        <table:table-row table:style-name="ro2">
          <table:table-cell table:style-name="ce20" office:value-type="string" calcext:value-type="string">
            <text:p>Release</text:p>
          </table:table-cell>
          <table:table-cell table:style-name="ce20" office:value-type="string" calcext:value-type="string">
            <text:p>Classes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SC 75</text:p>
          </table:table-cell>
          <table:table-cell table:style-name="ce20" office:value-type="string" calcext:value-type="string">
            <text:p>SC 90</text:p>
          </table:table-cell>
          <table:table-cell table:style-name="ce20" office:value-type="string" calcext:value-type="string">
            <text:p>SC 95</text:p>
          </table:table-cell>
          <table:table-cell table:style-name="ce20" office:value-type="string" calcext:value-type="string">
            <text:p>CC * 100</text:p>
          </table:table-cell>
        </table:table-row>
        <table:table-row table:style-name="ro2">
          <table:table-cell office:value-type="string" calcext:value-type="string">
            <text:p>1.0</text:p>
          </table:table-cell>
          <table:table-cell office:value-type="float" office:value="1223" calcext:value-type="float">
            <text:p>1223</text:p>
          </table:table-cell>
          <table:table-cell office:value-type="float" office:value="0.02" calcext:value-type="float">
            <text:p>0,02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formula="of:=[.C2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0.02</text:p>
          </table:table-cell>
          <table:table-cell office:value-type="float" office:value="1685" calcext:value-type="float">
            <text:p>1685</text:p>
          </table:table-cell>
          <table:table-cell office:value-type="float" office:value="0.02" calcext:value-type="float">
            <text:p>0,0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table:formula="of:=[.C3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1</text:p>
          </table:table-cell>
          <table:table-cell office:value-type="float" office:value="1872" calcext:value-type="float">
            <text:p>1872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[.C4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1.2</text:p>
          </table:table-cell>
          <table:table-cell office:value-type="float" office:value="1720" calcext:value-type="float">
            <text:p>1720</text:p>
          </table:table-cell>
          <table:table-cell office:value-type="float" office:value="0.02" calcext:value-type="float">
            <text:p>0,0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formula="of:=[.C5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2</text:p>
          </table:table-cell>
          <table:table-cell office:value-type="float" office:value="1734" calcext:value-type="float">
            <text:p>1734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formula="of:=[.C6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[.C7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2.2</text:p>
          </table:table-cell>
          <table:table-cell office:value-type="float" office:value="1903" calcext:value-type="float">
            <text:p>190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[.C8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formula="of:=[.C9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3.3</text:p>
          </table:table-cell>
          <table:table-cell office:value-type="float" office:value="2092" calcext:value-type="float">
            <text:p>2092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formula="of:=[.C10]*100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formula="of:=[.C11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formula="of:=[.C12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formula="of:=[.C13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formula="of:=[.C14]*100" office:value-type="float" office:value="2" calcext:value-type="float">
            <text:p>2</text:p>
          </table:table-cell>
        </table:table-row>
      </table:table>
      <table:table table:name="metrics-graficos" table:style-name="ta1">
        <table:shapes>
          <draw:frame draw:z-index="0" draw:name="closure-compiler" draw:style-name="gr1" draw:text-style-name="P1" svg:width="159.99mm" svg:height="89.99mm" svg:x="0.58mm" svg:y="1mm">
            <loext:p draw:notify-on-update-of-ranges="'closure-compiler'.A2:'closure-compiler'.A13 'closure-compiler'.D1:'closure-compiler'.D1 'closure-compiler'.D2:'closure-compiler'.D13 'closure-compiler'.E1:'closure-compiler'.E1 'closure-compiler'.E2:'closure-compiler'.E13 'closure-compiler'.F1:'closure-compiler'.F1 'closure-compiler'.F2:'closure-compiler'.F13 'closure-compiler'.G1:'closure-compiler'.G1 'closure-compiler'.G2:'closure-compiler'.G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161.58mm" svg:y="1mm">
            <loext:p draw:notify-on-update-of-ranges="findbugs.A2:findbugs.A14 findbugs.D1:findbugs.D1 findbugs.D2:findbugs.D14 findbugs.E1:findbugs.E1 findbugs.E2:findbugs.E14 findbugs.F1:findbugs.F1 findbugs.F2:findbugs.F14 findbugs.G1:findbugs.G1 findbugs.G2:findbugs.G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1mm" svg:y="97mm">
            <loext:p draw:notify-on-update-of-ranges="pmd.A2:pmd.A14 pmd.D1:pmd.D1 pmd.D2:pmd.D14 pmd.E1:pmd.E1 pmd.E2:pmd.E14 pmd.F1:pmd.F1 pmd.F2:pmd.F14 pmd.G1:pmd.G1 pmd.G2:pmd.G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9mm" svg:height="89.99mm" svg:x="163.58mm" svg:y="96.79mm">
            <loext:p draw:notify-on-update-of-ranges="wala.A2:wala.A14 wala.E1:wala.E1 wala.E2:wala.E14 wala.F1:wala.F1 wala.F2:wala.F14 wala.G1:wala.G1 wala.G2:wala.G1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default-cell-style-name="Default"/>
        <table:table-row table:style-name="ro2">
          <table:table-cell/>
        </table:table-row>
      </table:table>
      <table:table table:name="comparacao (v1)" table:style-name="ta1">
        <table:table-column table:style-name="co34" table:default-cell-style-name="Default"/>
        <table:table-column table:style-name="co35" table:default-cell-style-name="Default"/>
        <table:table-column table:style-name="co22" table:default-cell-style-name="Default"/>
        <table:table-column table:style-name="co36" table:default-cell-style-name="Default"/>
        <table:table-column table:style-name="co31" table:number-columns-repeated="3" table:default-cell-style-name="Default"/>
        <table:table-column table:style-name="co3" table:number-columns-repeated="1017" table:default-cell-style-name="Default"/>
        <table:table-row table:style-name="ro2">
          <table:table-cell table:style-name="ce22" office:value-type="string" calcext:value-type="string">
            <text:p>tool</text:p>
          </table:table-cell>
          <table:table-cell table:style-name="ce22" office:value-type="string" calcext:value-type="string">
            <text:p><text:s/>release</text:p>
          </table:table-cell>
          <table:table-cell table:style-name="ce22" office:value-type="string" calcext:value-type="string">
            <text:p><text:s/>total_modules</text:p>
          </table:table-cell>
          <table:table-cell table:style-name="ce22" office:value-type="string" calcext:value-type="string">
            <text:p><text:s/>change_cost</text:p>
          </table:table-cell>
          <table:table-cell table:style-name="ce22" office:value-type="string" calcext:value-type="string">
            <text:p><text:s/>sc_75</text:p>
          </table:table-cell>
          <table:table-cell table:style-name="ce22" office:value-type="string" calcext:value-type="string">
            <text:p><text:s/>sc_90</text:p>
          </table:table-cell>
          <table:table-cell table:style-name="ce22" office:value-type="string" calcext:value-type="string">
            <text:p><text:s/>sc_9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on</text:p>
          </table:table-cell>
          <table:table-cell office:value-type="string" calcext:value-type="string">
            <text:p><text:s/>boon-1.0</text:p>
          </table:table-cell>
          <table:table-cell office:value-type="float" office:value="12" calcext:value-type="float">
            <text:p>12</text:p>
          </table:table-cell>
          <table:table-cell office:value-type="float" office:value="0.31" calcext:value-type="float">
            <text:p>0,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rats</text:p>
          </table:table-cell>
          <table:table-cell table:style-name="ce23" office:value-type="string" calcext:value-type="string">
            <text:p><text:s/>rats-2.4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0.21" calcext:value-type="float">
            <text:p>0,21</text:p>
          </table:table-cell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102" calcext:value-type="float">
            <text:p>102</text:p>
          </table:table-cell>
          <table:table-cell table:style-name="ce23" office:value-type="float" office:value="104" calcext:value-type="float">
            <text:p>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uno</text:p>
          </table:table-cell>
          <table:table-cell table:style-name="ce23" office:value-type="string" calcext:value-type="string">
            <text:p><text:s/>uno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0.42" calcext:value-type="float">
            <text:p>0,42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qual</text:p>
          </table:table-cell>
          <table:table-cell office:value-type="string" calcext:value-type="string">
            <text:p><text:s/>cqual-0.981</text:p>
          </table:table-cell>
          <table:table-cell office:value-type="float" office:value="78" calcext:value-type="float">
            <text:p>78</text:p>
          </table:table-cell>
          <table:table-cell office:value-type="float" office:value="0.28" calcext:value-type="float">
            <text:p>0,28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98" calcext:value-type="float">
            <text:p>198</text:p>
          </table:table-cell>
          <table:table-cell table:number-columns-repeated="1017"/>
        </table:table-row>
        <table:table-row table:style-name="ro2">
          <table:table-cell table:style-name="ce24" office:value-type="string" calcext:value-type="string">
            <text:p>accessanalysis</text:p>
          </table:table-cell>
          <table:table-cell table:style-name="ce24" office:value-type="string" calcext:value-type="string">
            <text:p><text:s/>AccessAnalysis-1.2-src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0.02" calcext:value-type="float">
            <text:p>0,0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24" office:value-type="string" calcext:value-type="string">
            <text:p>findsecuritybugs</text:p>
          </table:table-cell>
          <table:table-cell table:style-name="ce24" office:value-type="string" calcext:value-type="string">
            <text:p><text:s/>findsecbugs-plugin-1.4.5-sources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0.03" calcext:value-type="float">
            <text:p>0,0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seq</text:p>
          </table:table-cell>
          <table:table-cell office:value-type="string" calcext:value-type="string">
            <text:p><text:s/>cseq-0.5</text:p>
          </table:table-cell>
          <table:table-cell office:value-type="float" office:value="106" calcext:value-type="float">
            <text:p>106</text:p>
          </table:table-cell>
          <table:table-cell office:value-type="float" office:value="0.06" calcext:value-type="float">
            <text:p>0,0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onarqube-plugin</text:p>
          </table:table-cell>
          <table:table-cell office:value-type="string" calcext:value-type="string">
            <text:p><text:s/>SonarQube-plug-in-master</text:p>
          </table:table-cell>
          <table:table-cell office:value-type="float" office:value="143" calcext:value-type="float">
            <text:p>143</text:p>
          </table:table-cell>
          <table:table-cell office:value-type="float" office:value="0.03" calcext:value-type="float">
            <text:p>0,0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25" office:value-type="string" calcext:value-type="string">
            <text:p>reassert</text:p>
          </table:table-cell>
          <table:table-cell table:style-name="ce25" office:value-type="string" calcext:value-type="string">
            <text:p><text:s/>ReAssert_0.4.1</text:p>
          </table:table-cell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0.05" calcext:value-type="float">
            <text:p>0,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25" office:value-type="string" calcext:value-type="string">
            <text:p>jflow</text:p>
          </table:table-cell>
          <table:table-cell table:style-name="ce25" office:value-type="string" calcext:value-type="string">
            <text:p><text:s/>vazexqi-JFlow-7cd7eaf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mtree</text:p>
          </table:table-cell>
          <table:table-cell office:value-type="string" calcext:value-type="string">
            <text:p><text:s/>gumtree-2.0.0</text:p>
          </table:table-cell>
          <table:table-cell office:value-type="float" office:value="190" calcext:value-type="float">
            <text:p>190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26" office:value-type="string" calcext:value-type="string">
            <text:p>pixy</text:p>
          </table:table-cell>
          <table:table-cell table:style-name="ce26" office:value-type="string" calcext:value-type="string">
            <text:p><text:s/>pixy-master</text:p>
          </table:table-cell>
          <table:table-cell table:style-name="ce26" office:value-type="float" office:value="229" calcext:value-type="float">
            <text:p>229</text:p>
          </table:table-cell>
          <table:table-cell table:style-name="ce26" office:value-type="float" office:value="0.1" calcext:value-type="float">
            <text:p>0,1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mpanalyzer</text:p>
          </table:table-cell>
          <table:table-cell table:style-name="ce27" office:value-type="string" calcext:value-type="string">
            <text:p><text:s/>MPAnalyzer-master</text:p>
          </table:table-cell>
          <table:table-cell table:style-name="ce27" office:value-type="float" office:value="240" calcext:value-type="float">
            <text:p>240</text:p>
          </table:table-cell>
          <table:table-cell table:style-name="ce27" office:value-type="float" office:value="0.01" calcext:value-type="float">
            <text:p>0,0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ejb</text:p>
          </table:table-cell>
          <table:table-cell table:style-name="ce27" office:value-type="string" calcext:value-type="string">
            <text:p><text:s/>EJB</text:p>
          </table:table-cell>
          <table:table-cell table:style-name="ce27" office:value-type="float" office:value="244" calcext:value-type="float">
            <text:p>244</text:p>
          </table:table-cell>
          <table:table-cell table:style-name="ce27" office:value-type="float" office:value="0.14" calcext:value-type="float">
            <text:p>0,14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 também (ok)</text:p>
          </table:table-cell>
          <table:table-cell table:number-columns-repeated="1015"/>
        </table:table-row>
        <table:table-row table:style-name="ro2">
          <table:table-cell table:style-name="ce28" office:value-type="string" calcext:value-type="string">
            <text:p>sparta</text:p>
          </table:table-cell>
          <table:table-cell table:style-name="ce28" office:value-type="string" calcext:value-type="string">
            <text:p><text:s/>sparta-sparta-1.0.2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0.01" calcext:value-type="float">
            <text:p>0,0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izmo</text:p>
          </table:table-cell>
          <table:table-cell office:value-type="string" calcext:value-type="string">
            <text:p><text:s/>guizmo-master</text:p>
          </table:table-cell>
          <table:table-cell office:value-type="float" office:value="306" calcext:value-type="float">
            <text:p>30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cppcheck</text:p>
          </table:table-cell>
          <table:table-cell table:style-name="ce29" office:value-type="string" calcext:value-type="string">
            <text:p><text:s/>cppcheck-1.72</text:p>
          </table:table-cell>
          <table:table-cell table:style-name="ce29" office:value-type="float" office:value="338" calcext:value-type="float">
            <text:p>338</text:p>
          </table:table-cell>
          <table:table-cell table:style-name="ce29" office:value-type="float" office:value="0.07" calcext:value-type="float">
            <text:p>0,07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mas apresenta SC enormemente maior (linguagens diferentes)</text:p>
          </table:table-cell>
          <table:table-cell table:number-columns-repeated="1015"/>
        </table:table-row>
        <table:table-row table:style-name="ro2">
          <table:table-cell table:style-name="ce29" office:value-type="string" calcext:value-type="string">
            <text:p>wap</text:p>
          </table:table-cell>
          <table:table-cell table:style-name="ce29" office:value-type="string" calcext:value-type="string">
            <text:p><text:s/>wap-2.1</text:p>
          </table:table-cell>
          <table:table-cell table:style-name="ce29" office:value-type="float" office:value="338" calcext:value-type="float">
            <text:p>338</text:p>
          </table:table-cell>
          <table:table-cell table:style-name="ce29" office:value-type="float" office:value="0.24" calcext:value-type="float">
            <text:p>0,24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.git</text:p>
          </table:table-cell>
          <table:table-cell office:value-type="float" office:value="483" calcext:value-type="float">
            <text:p>483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table:style-name="ce25" office:value-type="string" calcext:value-type="string">
            <text:p>indus</text:p>
          </table:table-cell>
          <table:table-cell table:style-name="ce25" office:value-type="string" calcext:value-type="string">
            <text:p><text:s/>indus</text:p>
          </table:table-cell>
          <table:table-cell table:style-name="ce25" office:value-type="float" office:value="524" calcext:value-type="float">
            <text:p>524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4" calcext:value-type="float">
            <text:p>4</text:p>
          </table:table-cell>
          <table:table-cell table:style-name="ce39" office:value-type="float" office:value="16" calcext:value-type="float">
            <text:p>16</text:p>
          </table:table-cell>
          <table:table-cell table:style-name="ce25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25" office:value-type="string" calcext:value-type="string">
            <text:p>bogor</text:p>
          </table:table-cell>
          <table:table-cell table:style-name="ce25" office:value-type="string" calcext:value-type="string">
            <text:p><text:s/>bogor-core</text:p>
          </table:table-cell>
          <table:table-cell table:style-name="ce25" office:value-type="float" office:value="545" calcext:value-type="float">
            <text:p>545</text:p>
          </table:table-cell>
          <table:table-cell table:style-name="ce25" office:value-type="float" office:value="0.07" calcext:value-type="float">
            <text:p>0,0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pmd</text:p>
          </table:table-cell>
          <table:table-cell table:style-name="ce30" office:value-type="string" calcext:value-type="string">
            <text:p><text:s/>pmd-src-4.3</text:p>
          </table:table-cell>
          <table:table-cell table:style-name="ce30" office:value-type="float" office:value="852" calcext:value-type="float">
            <text:p>852</text:p>
          </table:table-cell>
          <table:table-cell table:style-name="ce30" office:value-type="float" office:value="0.06" calcext:value-type="float">
            <text:p>0,06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8" calcext:value-type="float">
            <text:p>2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diferentes nos percentis</text:p>
          </table:table-cell>
          <table:table-cell table:number-columns-repeated="1015"/>
        </table:table-row>
        <table:table-row table:style-name="ro2">
          <table:table-cell table:style-name="ce25" office:value-type="string" calcext:value-type="string">
            <text:p>srcml</text:p>
          </table:table-cell>
          <table:table-cell table:style-name="ce25" office:value-type="string" calcext:value-type="string">
            <text:p><text:s/>srcML-src</text:p>
          </table:table-cell>
          <table:table-cell table:style-name="ce25" office:value-type="float" office:value="871" calcext:value-type="float">
            <text:p>871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mas apresenta SC menor (linguagens diferentes)</text:p>
          </table:table-cell>
          <table:table-cell table:number-columns-repeated="1015"/>
        </table:table-row>
        <table:table-row table:style-name="ro2">
          <table:table-cell table:style-name="ce25" office:value-type="string" calcext:value-type="string">
            <text:p>ptyasm</text:p>
          </table:table-cell>
          <table:table-cell table:style-name="ce25" office:value-type="string" calcext:value-type="string">
            <text:p><text:s/>ptyasm</text:p>
          </table:table-cell>
          <table:table-cell table:style-name="ce25" office:value-type="float" office:value="883" calcext:value-type="float">
            <text:p>883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31" office:value-type="string" calcext:value-type="string">
            <text:p>pmd</text:p>
          </table:table-cell>
          <table:table-cell table:style-name="ce31" office:value-type="string" calcext:value-type="string">
            <text:p><text:s/>pmd-src-5.0.0</text:p>
          </table:table-cell>
          <table:table-cell table:style-name="ce31" office:value-type="float" office:value="1043" calcext:value-type="float">
            <text:p>1043</text:p>
          </table:table-cell>
          <table:table-cell table:style-name="ce31" office:value-type="float" office:value="0.03" calcext:value-type="float">
            <text:p>0,0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31" office:value-type="string" calcext:value-type="string">
            <text:p>findbugs</text:p>
          </table:table-cell>
          <table:table-cell table:style-name="ce31" office:value-type="string" calcext:value-type="string">
            <text:p><text:s/>findbugs-1.2.1-source</text:p>
          </table:table-cell>
          <table:table-cell table:style-name="ce31" office:value-type="float" office:value="1044" calcext:value-type="float">
            <text:p>1044</text:p>
          </table:table-cell>
          <table:table-cell table:style-name="ce31" office:value-type="float" office:value="0.05" calcext:value-type="float">
            <text:p>0,0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que pmd 5.0.4 e SC também maior (ok)</text:p>
          </table:table-cell>
          <table:table-cell table:number-columns-repeated="1015"/>
        </table:table-row>
        <table:table-row table:style-name="ro2">
          <table:table-cell table:style-name="ce32" office:value-type="string" calcext:value-type="string">
            <text:p>pmd</text:p>
          </table:table-cell>
          <table:table-cell table:style-name="ce32" office:value-type="string" calcext:value-type="string">
            <text:p><text:s/>pmd-src-5.0.4</text:p>
          </table:table-cell>
          <table:table-cell table:style-name="ce32" office:value-type="float" office:value="1052" calcext:value-type="float">
            <text:p>1052</text:p>
          </table:table-cell>
          <table:table-cell table:style-name="ce32" office:value-type="float" office:value="0.02" calcext:value-type="float">
            <text:p>0,0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119</text:p>
          </table:table-cell>
          <table:table-cell office:value-type="float" office:value="1122" calcext:value-type="float">
            <text:p>1122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findbugs</text:p>
          </table:table-cell>
          <table:table-cell table:style-name="ce29" office:value-type="string" calcext:value-type="string">
            <text:p><text:s/>findbugs-1.3.4-source</text:p>
          </table:table-cell>
          <table:table-cell table:style-name="ce29" office:value-type="float" office:value="1216" calcext:value-type="float">
            <text:p>1216</text:p>
          </table:table-cell>
          <table:table-cell table:style-name="ce29" office:value-type="float" office:value="0.06" calcext:value-type="float">
            <text:p>0,0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enor</text:p>
          </table:table-cell>
          <table:table-cell table:number-columns-repeated="1015"/>
        </table:table-row>
        <table:table-row table:style-name="ro2">
          <table:table-cell table:style-name="ce29" office:value-type="string" calcext:value-type="string">
            <text:p>wala</text:p>
          </table:table-cell>
          <table:table-cell table:style-name="ce29" office:value-type="string" calcext:value-type="string">
            <text:p><text:s/>wala-code-4607-tags-R_1.0</text:p>
          </table:table-cell>
          <table:table-cell table:style-name="ce29" office:value-type="float" office:value="1223" calcext:value-type="float">
            <text:p>1223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md</text:p>
          </table:table-cell>
          <table:table-cell table:style-name="ce33" office:value-type="string" calcext:value-type="string">
            <text:p><text:s/>pmd-src-5.1.0</text:p>
          </table:table-cell>
          <table:table-cell table:style-name="ce33" office:value-type="float" office:value="1238" calcext:value-type="float">
            <text:p>1238</text:p>
          </table:table-cell>
          <table:table-cell table:style-name="ce33" office:value-type="float" office:value="0.02" calcext:value-type="float">
            <text:p>0,0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24" office:value-type="string" calcext:value-type="string">
            <text:p>pmd</text:p>
          </table:table-cell>
          <table:table-cell table:style-name="ce24" office:value-type="string" calcext:value-type="string">
            <text:p><text:s/>pmd-src-5.1.3</text:p>
          </table:table-cell>
          <table:table-cell table:style-name="ce24" office:value-type="float" office:value="1254" calcext:value-type="float">
            <text:p>1254</text:p>
          </table:table-cell>
          <table:table-cell table:style-name="ce24" office:value-type="float" office:value="0.02" calcext:value-type="float">
            <text:p>0,0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24" office:value-type="string" calcext:value-type="string">
            <text:p>findbugs</text:p>
          </table:table-cell>
          <table:table-cell table:style-name="ce24" office:value-type="string" calcext:value-type="string">
            <text:p><text:s/>findbugs-1.3.5-source</text:p>
          </table:table-cell>
          <table:table-cell table:style-name="ce24" office:value-type="float" office:value="1257" calcext:value-type="float">
            <text:p>1257</text:p>
          </table:table-cell>
          <table:table-cell table:style-name="ce24" office:value-type="float" office:value="0.05" calcext:value-type="float">
            <text:p>0,0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indbugs</text:p>
          </table:table-cell>
          <table:table-cell table:style-name="ce34" office:value-type="string" calcext:value-type="string">
            <text:p><text:s/>findbugs-1.3.8-source</text:p>
          </table:table-cell>
          <table:table-cell table:style-name="ce34" office:value-type="float" office:value="1275" calcext:value-type="float">
            <text:p>1275</text:p>
          </table:table-cell>
          <table:table-cell table:style-name="ce34" office:value-type="float" office:value="0.05" calcext:value-type="float">
            <text:p>0,0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pmd</text:p>
          </table:table-cell>
          <table:table-cell table:style-name="ce34" office:value-type="string" calcext:value-type="string">
            <text:p><text:s/>pmd-src-5.2.0</text:p>
          </table:table-cell>
          <table:table-cell table:style-name="ce34" office:value-type="float" office:value="1295" calcext:value-type="float">
            <text:p>1295</text:p>
          </table:table-cell>
          <table:table-cell table:style-name="ce34" office:value-type="float" office:value="0.02" calcext:value-type="float">
            <text:p>0,0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pmd</text:p>
          </table:table-cell>
          <table:table-cell table:style-name="ce35" office:value-type="string" calcext:value-type="string">
            <text:p><text:s/>pmd-src-5.4.0</text:p>
          </table:table-cell>
          <table:table-cell table:style-name="ce35" office:value-type="float" office:value="1332" calcext:value-type="float">
            <text:p>1332</text:p>
          </table:table-cell>
          <table:table-cell table:style-name="ce35" office:value-type="float" office:value="0.02" calcext:value-type="float">
            <text:p>0,02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26" calcext:value-type="float">
            <text:p>2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igual, diferença muito pequena (ok)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pmd</text:p>
          </table:table-cell>
          <table:table-cell table:style-name="ce35" office:value-type="string" calcext:value-type="string">
            <text:p><text:s/>pmd-src-5.3.0</text:p>
          </table:table-cell>
          <table:table-cell table:style-name="ce35" office:value-type="float" office:value="1341" calcext:value-type="float">
            <text:p>1341</text:p>
          </table:table-cell>
          <table:table-cell table:style-name="ce35" office:value-type="float" office:value="0.01" calcext:value-type="float">
            <text:p>0,01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36" office:value-type="string" calcext:value-type="string">
            <text:p>pmd</text:p>
          </table:table-cell>
          <table:table-cell table:style-name="ce36" office:value-type="string" calcext:value-type="string">
            <text:p><text:s/>pmd-src-5.3.3</text:p>
          </table:table-cell>
          <table:table-cell table:style-name="ce36" office:value-type="float" office:value="1342" calcext:value-type="float">
            <text:p>1342</text:p>
          </table:table-cell>
          <table:table-cell table:style-name="ce36" office:value-type="float" office:value="0.02" calcext:value-type="float">
            <text:p>0,02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também (ok)</text:p>
          </table:table-cell>
          <table:table-cell table:number-columns-repeated="1015"/>
        </table:table-row>
        <table:table-row table:style-name="ro2">
          <table:table-cell table:style-name="ce36" office:value-type="string" calcext:value-type="string">
            <text:p>findbugs</text:p>
          </table:table-cell>
          <table:table-cell table:style-name="ce36" office:value-type="string" calcext:value-type="string">
            <text:p><text:s/>findbugs-1.3.9-source</text:p>
          </table:table-cell>
          <table:table-cell table:style-name="ce36" office:value-type="float" office:value="1354" calcext:value-type="float">
            <text:p>1354</text:p>
          </table:table-cell>
          <table:table-cell table:style-name="ce36" office:value-type="float" office:value="0.06" calcext:value-type="float">
            <text:p>0,0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style-name="ce25" office:value-type="string" calcext:value-type="string">
            <text:p>pmd</text:p>
          </table:table-cell>
          <table:table-cell table:style-name="ce25" office:value-type="string" calcext:value-type="string">
            <text:p><text:s/>pmd-src-5.4.2</text:p>
          </table:table-cell>
          <table:table-cell table:style-name="ce25" office:value-type="float" office:value="1366" calcext:value-type="float">
            <text:p>1366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26" calcext:value-type="float">
            <text:p>26</text:p>
          </table:table-cell>
          <table:table-cell/>
          <table:table-cell office:value-type="string" calcext:value-type="string">
            <text:p>tem CC maior e SC levemente maior (ok)</text:p>
          </table:table-cell>
          <table:table-cell table:number-columns-repeated="1015"/>
        </table:table-row>
        <table:table-row table:style-name="ro2">
          <table:table-cell table:style-name="ce25" office:value-type="string" calcext:value-type="string">
            <text:p>pmd</text:p>
          </table:table-cell>
          <table:table-cell table:style-name="ce25" office:value-type="string" calcext:value-type="string">
            <text:p><text:s/>pmd-src-5.3.7</text:p>
          </table:table-cell>
          <table:table-cell table:style-name="ce25" office:value-type="float" office:value="1374" calcext:value-type="float">
            <text:p>1374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0-source</text:p>
          </table:table-cell>
          <table:table-cell office:value-type="float" office:value="1438" calcext:value-type="float">
            <text:p>1438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findbugs</text:p>
          </table:table-cell>
          <table:table-cell table:style-name="ce29" office:value-type="string" calcext:value-type="string">
            <text:p><text:s/>findbugs-3.0.1</text:p>
          </table:table-cell>
          <table:table-cell table:style-name="ce29" office:value-type="float" office:value="1486" calcext:value-type="float">
            <text:p>1486</text:p>
          </table:table-cell>
          <table:table-cell table:style-name="ce29" office:value-type="float" office:value="0.07" calcext:value-type="float">
            <text:p>0,0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29" office:value-type="string" calcext:value-type="string">
            <text:p>findbugs</text:p>
          </table:table-cell>
          <table:table-cell table:style-name="ce29" office:value-type="string" calcext:value-type="string">
            <text:p><text:s/>findbugs-2.0.3-source</text:p>
          </table:table-cell>
          <table:table-cell table:style-name="ce29" office:value-type="float" office:value="1489" calcext:value-type="float">
            <text:p>1489</text:p>
          </table:table-cell>
          <table:table-cell table:style-name="ce29" office:value-type="float" office:value="0.06" calcext:value-type="float">
            <text:p>0,0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24" office:value-type="string" calcext:value-type="string">
            <text:p>pmd</text:p>
          </table:table-cell>
          <table:table-cell table:style-name="ce24" office:value-type="string" calcext:value-type="string">
            <text:p><text:s/>pmd-src-5.5.2</text:p>
          </table:table-cell>
          <table:table-cell table:style-name="ce24" office:value-type="float" office:value="1530" calcext:value-type="float">
            <text:p>1530</text:p>
          </table:table-cell>
          <table:table-cell table:style-name="ce24" office:value-type="float" office:value="0.01" calcext:value-type="float">
            <text:p>0,0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(ok)</text:p>
          </table:table-cell>
          <table:table-cell table:number-columns-repeated="1015"/>
        </table:table-row>
        <table:table-row table:style-name="ro2">
          <table:table-cell table:style-name="ce24" office:value-type="string" calcext:value-type="string">
            <text:p>closure-compiler</text:p>
          </table:table-cell>
          <table:table-cell table:style-name="ce24" office:value-type="string" calcext:value-type="string">
            <text:p><text:s/>closure-compiler-20140730</text:p>
          </table:table-cell>
          <table:table-cell table:style-name="ce24" office:value-type="float" office:value="1573" calcext:value-type="float">
            <text:p>1573</text:p>
          </table:table-cell>
          <table:table-cell table:style-name="ce24" office:value-type="float" office:value="0.04" calcext:value-type="float">
            <text:p>0,0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table:style-name="ce37" office:value-type="string" calcext:value-type="string">
            <text:p>closure-compiler</text:p>
          </table:table-cell>
          <table:table-cell table:style-name="ce37" office:value-type="string" calcext:value-type="string">
            <text:p><text:s/>closure-compiler-20150729</text:p>
          </table:table-cell>
          <table:table-cell table:style-name="ce37" office:value-type="float" office:value="1649" calcext:value-type="float">
            <text:p>1649</text:p>
          </table:table-cell>
          <table:table-cell table:style-name="ce37" office:value-type="float" office:value="0.04" calcext:value-type="float">
            <text:p>0,0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65" calcext:value-type="float">
            <text:p>65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2">
          <table:table-cell table:style-name="ce37" office:value-type="string" calcext:value-type="string">
            <text:p>wala</text:p>
          </table:table-cell>
          <table:table-cell table:style-name="ce37" office:value-type="string" calcext:value-type="string">
            <text:p><text:s/>wala-code-4607-tags-R_1.0.02</text:p>
          </table:table-cell>
          <table:table-cell table:style-name="ce37" office:value-type="float" office:value="1685" calcext:value-type="float">
            <text:p>1685</text:p>
          </table:table-cell>
          <table:table-cell table:style-name="ce37" office:value-type="float" office:value="0.02" calcext:value-type="float">
            <text:p>0,0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25" office:value-type="string" calcext:value-type="string">
            <text:p>wala</text:p>
          </table:table-cell>
          <table:table-cell table:style-name="ce25" office:value-type="string" calcext:value-type="string">
            <text:p><text:s/>wala-code-4607-tags-R_1.1.2</text:p>
          </table:table-cell>
          <table:table-cell table:style-name="ce25" office:value-type="float" office:value="1720" calcext:value-type="float">
            <text:p>1720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levemente menor (ok)</text:p>
          </table:table-cell>
          <table:table-cell table:number-columns-repeated="1015"/>
        </table:table-row>
        <table:table-row table:style-name="ro2">
          <table:table-cell table:style-name="ce25" office:value-type="string" calcext:value-type="string">
            <text:p>closure-compiler</text:p>
          </table:table-cell>
          <table:table-cell table:style-name="ce25" office:value-type="string" calcext:value-type="string">
            <text:p><text:s/>closure-compiler-20160125</text:p>
          </table:table-cell>
          <table:table-cell table:style-name="ce25" office:value-type="float" office:value="1724" calcext:value-type="float">
            <text:p>1724</text:p>
          </table:table-cell>
          <table:table-cell table:style-name="ce25" office:value-type="float" office:value="0.04" calcext:value-type="float">
            <text:p>0,0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29" office:value-type="string" calcext:value-type="string">
            <text:p>closure-compiler</text:p>
          </table:table-cell>
          <table:table-cell table:style-name="ce29" office:value-type="string" calcext:value-type="string">
            <text:p><text:s/>closure-compiler-20110811</text:p>
          </table:table-cell>
          <table:table-cell table:style-name="ce29" office:value-type="float" office:value="1730" calcext:value-type="float">
            <text:p>1730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mas apresenta SC menor</text:p>
          </table:table-cell>
          <table:table-cell table:number-columns-repeated="1015"/>
        </table:table-row>
        <table:table-row table:style-name="ro2">
          <table:table-cell table:style-name="ce29" office:value-type="string" calcext:value-type="string">
            <text:p>wala</text:p>
          </table:table-cell>
          <table:table-cell table:style-name="ce29" office:value-type="string" calcext:value-type="string">
            <text:p><text:s/>wala-code-4607-tags-R_1.2</text:p>
          </table:table-cell>
          <table:table-cell table:style-name="ce29" office:value-type="float" office:value="1734" calcext:value-type="float">
            <text:p>1734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closure-compiler</text:p>
          </table:table-cell>
          <table:table-cell table:style-name="ce31" office:value-type="string" calcext:value-type="string">
            <text:p><text:s/>closure-compiler-20160517</text:p>
          </table:table-cell>
          <table:table-cell table:style-name="ce31" office:value-type="float" office:value="1800" calcext:value-type="float">
            <text:p>1800</text:p>
          </table:table-cell>
          <table:table-cell table:style-name="ce31" office:value-type="float" office:value="0.04" calcext:value-type="float">
            <text:p>0,0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2">
          <table:table-cell table:style-name="ce31" office:value-type="string" calcext:value-type="string">
            <text:p>closure-compiler</text:p>
          </table:table-cell>
          <table:table-cell table:style-name="ce31" office:value-type="string" calcext:value-type="string">
            <text:p><text:s/>closure-compiler-20120305</text:p>
          </table:table-cell>
          <table:table-cell table:style-name="ce31" office:value-type="float" office:value="1802" calcext:value-type="float">
            <text:p>1802</text:p>
          </table:table-cell>
          <table:table-cell table:style-name="ce31" office:value-type="float" office:value="0.1" calcext:value-type="float">
            <text:p>0,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closure-compiler</text:p>
          </table:table-cell>
          <table:table-cell table:style-name="ce35" office:value-type="string" calcext:value-type="string">
            <text:p><text:s/>closure-compiler-20160713</text:p>
          </table:table-cell>
          <table:table-cell table:style-name="ce35" office:value-type="float" office:value="1860" calcext:value-type="float">
            <text:p>1860</text:p>
          </table:table-cell>
          <table:table-cell table:style-name="ce35" office:value-type="float" office:value="0.04" calcext:value-type="float">
            <text:p>0,0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70" calcext:value-type="float">
            <text:p>7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wala</text:p>
          </table:table-cell>
          <table:table-cell table:style-name="ce35" office:value-type="string" calcext:value-type="string">
            <text:p><text:s/>wala-code-4607-tags-R_1.1</text:p>
          </table:table-cell>
          <table:table-cell table:style-name="ce35" office:value-type="float" office:value="1872" calcext:value-type="float">
            <text:p>1872</text:p>
          </table:table-cell>
          <table:table-cell table:style-name="ce35" office:value-type="float" office:value="0.02" calcext:value-type="float">
            <text:p>0,02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34" office:value-type="string" calcext:value-type="string">
            <text:p>wala</text:p>
          </table:table-cell>
          <table:table-cell table:style-name="ce34" office:value-type="string" calcext:value-type="string">
            <text:p><text:s/>wala-code-4607-tags-R_1.2.1.1</text:p>
          </table:table-cell>
          <table:table-cell table:style-name="ce34" office:value-type="float" office:value="1901" calcext:value-type="float">
            <text:p>1901</text:p>
          </table:table-cell>
          <table:table-cell table:style-name="ce34" office:value-type="float" office:value="0.02" calcext:value-type="float">
            <text:p>0,0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gual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wala</text:p>
          </table:table-cell>
          <table:table-cell table:style-name="ce34" office:value-type="string" calcext:value-type="string">
            <text:p><text:s/>wala-code-4607-tags-R_1.2.2</text:p>
          </table:table-cell>
          <table:table-cell table:style-name="ce34" office:value-type="float" office:value="1903" calcext:value-type="float">
            <text:p>1903</text:p>
          </table:table-cell>
          <table:table-cell table:style-name="ce34" office:value-type="float" office:value="0.02" calcext:value-type="float">
            <text:p>0,0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table:style-name="ce25" office:value-type="string" calcext:value-type="string">
            <text:p>closure-compiler</text:p>
          </table:table-cell>
          <table:table-cell table:style-name="ce25" office:value-type="string" calcext:value-type="string">
            <text:p><text:s/>closure-compiler-20140110</text:p>
          </table:table-cell>
          <table:table-cell table:style-name="ce25" office:value-type="float" office:value="2004" calcext:value-type="float">
            <text:p>2004</text:p>
          </table:table-cell>
          <table:table-cell table:style-name="ce25" office:value-type="float" office:value="0.08" calcext:value-type="float">
            <text:p>0,08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uito menor e SC diferentes nos percentis</text:p>
          </table:table-cell>
          <table:table-cell table:number-columns-repeated="1015"/>
        </table:table-row>
        <table:table-row table:style-name="ro2">
          <table:table-cell table:style-name="ce38" office:value-type="string" calcext:value-type="string">
            <text:p>inputtracer</text:p>
          </table:table-cell>
          <table:table-cell table:style-name="ce38" office:value-type="string" calcext:value-type="string">
            <text:p><text:s/>valgrind-inputtracer</text:p>
          </table:table-cell>
          <table:table-cell table:style-name="ce38" office:value-type="float" office:value="2045" calcext:value-type="float">
            <text:p>2045</text:p>
          </table:table-cell>
          <table:table-cell table:style-name="ce38" office:value-type="float" office:value="0.23" calcext:value-type="float">
            <text:p>0,23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84" calcext:value-type="float">
            <text:p>84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tem CC maior e SC diferentes mas no percentil 95 tem SC maior também</text:p>
          </table:table-cell>
          <table:table-cell table:style-name="ce40" table:number-columns-repeated="1015"/>
        </table:table-row>
        <table:table-row table:style-name="ro2">
          <table:table-cell table:style-name="ce30" office:value-type="string" calcext:value-type="string">
            <text:p>wala</text:p>
          </table:table-cell>
          <table:table-cell table:style-name="ce30" office:value-type="string" calcext:value-type="string">
            <text:p><text:s/>WALA-R_1.3.3</text:p>
          </table:table-cell>
          <table:table-cell table:style-name="ce30" office:value-type="float" office:value="2092" calcext:value-type="float">
            <text:p>2092</text:p>
          </table:table-cell>
          <table:table-cell table:style-name="ce30" office:value-type="float" office:value="0.01" calcext:value-type="float">
            <text:p>0,0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</table:table>
      <table:table table:name="comparacao (v2)" table:style-name="ta1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0" table:default-cell-style-name="Default"/>
        <table:table-column table:style-name="co31" table:number-columns-repeated="3" table:default-cell-style-name="Default"/>
        <table:table-column table:style-name="co3" table:number-columns-repeated="2" table:default-cell-style-name="Default"/>
        <table:table-row table:style-name="ro2">
          <table:table-cell table:style-name="ce22" office:value-type="string" calcext:value-type="string">
            <text:p>tool</text:p>
          </table:table-cell>
          <table:table-cell table:style-name="ce22" office:value-type="string" calcext:value-type="string">
            <text:p><text:s/>release</text:p>
          </table:table-cell>
          <table:table-cell table:style-name="ce22" office:value-type="string" calcext:value-type="string">
            <text:p><text:s/>total_modules</text:p>
          </table:table-cell>
          <table:table-cell table:style-name="ce22" office:value-type="string" calcext:value-type="string">
            <text:p><text:s/>change_cost</text:p>
          </table:table-cell>
          <table:table-cell table:style-name="ce22" office:value-type="string" calcext:value-type="string">
            <text:p><text:s/>sc_75</text:p>
          </table:table-cell>
          <table:table-cell table:style-name="ce22" office:value-type="string" calcext:value-type="string">
            <text:p><text:s/>sc_90</text:p>
          </table:table-cell>
          <table:table-cell table:style-name="ce22" office:value-type="string" calcext:value-type="string">
            <text:p><text:s/>sc_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on</text:p>
          </table:table-cell>
          <table:table-cell office:value-type="string" calcext:value-type="string">
            <text:p><text:s/>boon-1.0</text:p>
          </table:table-cell>
          <table:table-cell office:value-type="float" office:value="12" calcext:value-type="float">
            <text:p>12</text:p>
          </table:table-cell>
          <table:table-cell office:value-type="float" office:value="0.31" calcext:value-type="float">
            <text:p>0,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>
            <text:p>rats</text:p>
          </table:table-cell>
          <table:table-cell table:style-name="ce23" office:value-type="string" calcext:value-type="string">
            <text:p><text:s/>rats-2.4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0.21" calcext:value-type="float">
            <text:p>0,21</text:p>
          </table:table-cell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102" calcext:value-type="float">
            <text:p>102</text:p>
          </table:table-cell>
          <table:table-cell table:style-name="ce23" office:value-type="float" office:value="104" calcext:value-type="float">
            <text:p>104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>
            <text:p>uno</text:p>
          </table:table-cell>
          <table:table-cell table:style-name="ce23" office:value-type="string" calcext:value-type="string">
            <text:p><text:s/>uno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0.42" calcext:value-type="float">
            <text:p>0,42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>
            <text:p>findsecuritybugs</text:p>
          </table:table-cell>
          <table:table-cell table:style-name="ce23" office:value-type="string" calcext:value-type="string">
            <text:p><text:s/>findsecbugs-plugin-1.2.0-sources</text:p>
          </table:table-cell>
          <table:table-cell table:style-name="ce23" office:value-type="float" office:value="51" calcext:value-type="float">
            <text:p>51</text:p>
          </table:table-cell>
          <table:table-cell table:style-name="ce23" office:value-type="float" office:value="0.02" calcext:value-type="float">
            <text:p>0,0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23" office:value-type="string" calcext:value-type="string">
            <text:p>jastadd</text:p>
          </table:table-cell>
          <table:table-cell table:style-name="ce23" office:value-type="string" calcext:value-type="string">
            <text:p><text:s/>jastadd2-src-2.1.2</text:p>
          </table:table-cell>
          <table:table-cell table:style-name="ce23" office:value-type="float" office:value="53" calcext:value-type="float">
            <text:p>53</text:p>
          </table:table-cell>
          <table:table-cell table:style-name="ce23" office:value-type="float" office:value="0.11" calcext:value-type="float">
            <text:p>0,1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>
            <text:p>jastadd</text:p>
          </table:table-cell>
          <table:table-cell table:style-name="ce23" office:value-type="string" calcext:value-type="string">
            <text:p><text:s/>jastadd2-src-2.1.5</text:p>
          </table:table-cell>
          <table:table-cell table:style-name="ce23" office:value-type="float" office:value="55" calcext:value-type="float">
            <text:p>55</text:p>
          </table:table-cell>
          <table:table-cell table:style-name="ce23" office:value-type="float" office:value="0.1" calcext:value-type="float">
            <text:p>0,1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3" office:value-type="string" calcext:value-type="string">
            <text:p>findsecuritybugs</text:p>
          </table:table-cell>
          <table:table-cell table:style-name="ce23" office:value-type="string" calcext:value-type="string">
            <text:p><text:s/>findsecbugs-plugin-1.2.1-sources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0.02" calcext:value-type="float">
            <text:p>0,0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>
            <text:p>findsecuritybugs</text:p>
          </table:table-cell>
          <table:table-cell table:style-name="ce23" office:value-type="string" calcext:value-type="string">
            <text:p><text:s/>findsecbugs-plugin-1.3.1-sources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0.03" calcext:value-type="float">
            <text:p>0,03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23" office:value-type="string" calcext:value-type="string">
            <text:p>jastadd</text:p>
          </table:table-cell>
          <table:table-cell table:style-name="ce23" office:value-type="string" calcext:value-type="string">
            <text:p><text:s/>jastadd2-src-2.1.8</text:p>
          </table:table-cell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0.1" calcext:value-type="float">
            <text:p>0,1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>
            <text:p>jastadd</text:p>
          </table:table-cell>
          <table:table-cell table:style-name="ce23" office:value-type="string" calcext:value-type="string">
            <text:p><text:s/>jastadd2-src-2.2.2</text:p>
          </table:table-cell>
          <table:table-cell table:style-name="ce23" office:value-type="float" office:value="59" calcext:value-type="float">
            <text:p>59</text:p>
          </table:table-cell>
          <table:table-cell table:style-name="ce23" office:value-type="float" office:value="0.1" calcext:value-type="float">
            <text:p>0,1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3" office:value-type="string" calcext:value-type="string">
            <text:p>findsecuritybugs</text:p>
          </table:table-cell>
          <table:table-cell table:style-name="ce23" office:value-type="string" calcext:value-type="string">
            <text:p><text:s/>findsecbugs-plugin-1.4.0-sources</text:p>
          </table:table-cell>
          <table:table-cell table:style-name="ce23" office:value-type="float" office:value="67" calcext:value-type="float">
            <text:p>67</text:p>
          </table:table-cell>
          <table:table-cell table:style-name="ce23" office:value-type="float" office:value="0.02" calcext:value-type="float">
            <text:p>0,02</text:p>
          </table:table-cell>
          <table:table-cell table:number-columns-repeated="3" table:style-name="ce23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>
            <text:p>cqual</text:p>
          </table:table-cell>
          <table:table-cell table:style-name="ce23" office:value-type="string" calcext:value-type="string">
            <text:p><text:s/>cqual-0.981</text:p>
          </table:table-cell>
          <table:table-cell table:style-name="ce23" office:value-type="float" office:value="78" calcext:value-type="float">
            <text:p>78</text:p>
          </table:table-cell>
          <table:table-cell table:style-name="ce23" office:value-type="float" office:value="0.28" calcext:value-type="float">
            <text:p>0,28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36" calcext:value-type="float">
            <text:p>136</text:p>
          </table:table-cell>
          <table:table-cell table:style-name="ce23" office:value-type="float" office:value="198" calcext:value-type="float">
            <text:p>1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linguagens diferentes, ok?)</text:p>
          </table:table-cell>
        </table:table-row>
        <table:table-row table:style-name="ro2">
          <table:table-cell table:style-name="ce23" office:value-type="string" calcext:value-type="string">
            <text:p>findsecuritybugs</text:p>
          </table:table-cell>
          <table:table-cell table:style-name="ce23" office:value-type="string" calcext:value-type="string">
            <text:p><text:s/>findsecbugs-plugin-1.4.2-sources</text:p>
          </table:table-cell>
          <table:table-cell table:style-name="ce23" office:value-type="float" office:value="78" calcext:value-type="float">
            <text:p>78</text:p>
          </table:table-cell>
          <table:table-cell table:style-name="ce23" office:value-type="float" office:value="0.02" calcext:value-type="float">
            <text:p>0,02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25" office:value-type="string" calcext:value-type="string">
            <text:p>findsecuritybugs</text:p>
          </table:table-cell>
          <table:table-cell table:style-name="ce25" office:value-type="string" calcext:value-type="string">
            <text:p><text:s/>findsecbugs-plugin-1.4.4-sources</text:p>
          </table:table-cell>
          <table:table-cell table:style-name="ce25" office:value-type="float" office:value="84" calcext:value-type="float">
            <text:p>84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</table:table-row>
        <table:table-row table:style-name="ro2">
          <table:table-cell table:style-name="ce25" office:value-type="string" calcext:value-type="string">
            <text:p>sparta</text:p>
          </table:table-cell>
          <table:table-cell table:style-name="ce25" office:value-type="string" calcext:value-type="string">
            <text:p><text:s/>sparta-code-0.5</text:p>
          </table:table-cell>
          <table:table-cell table:style-name="ce25" office:value-type="float" office:value="84" calcext:value-type="float">
            <text:p>84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41" office:value-type="string" calcext:value-type="string">
            <text:p>accessanalysis</text:p>
          </table:table-cell>
          <table:table-cell table:style-name="ce41" office:value-type="string" calcext:value-type="string">
            <text:p><text:s/>AccessAnalysis-1.2-src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0.02" calcext:value-type="float">
            <text:p>0,02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41" office:value-type="string" calcext:value-type="string">
            <text:p>cppcheck</text:p>
          </table:table-cell>
          <table:table-cell table:style-name="ce41" office:value-type="string" calcext:value-type="string">
            <text:p><text:s/>cppcheck-1.30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0.11" calcext:value-type="float">
            <text:p>0,1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2" calcext:value-type="float">
            <text:p>1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41" office:value-type="string" calcext:value-type="string">
            <text:p>findsecuritybugs</text:p>
          </table:table-cell>
          <table:table-cell table:style-name="ce41" office:value-type="string" calcext:value-type="string">
            <text:p><text:s/>findsecbugs-plugin-1.4.5-sources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0.03" calcext:value-type="float">
            <text:p>0,0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92" calcext:value-type="float">
            <text:p>92</text:p>
          </table:table-cell>
          <table:table-cell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smatch</text:p>
          </table:table-cell>
          <table:table-cell table:style-name="ce25" office:value-type="string" calcext:value-type="string">
            <text:p><text:s/>smatch-1.0</text:p>
          </table:table-cell>
          <table:table-cell table:style-name="ce25" office:value-type="float" office:value="92" calcext:value-type="float">
            <text:p>92</text:p>
          </table:table-cell>
          <table:table-cell table:style-name="ce25" office:value-type="float" office:value="0.12" calcext:value-type="float">
            <text:p>0,1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66" calcext:value-type="float">
            <text:p>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5" office:value-type="string" calcext:value-type="string">
            <text:p>findsecuritybugs</text:p>
          </table:table-cell>
          <table:table-cell table:style-name="ce25" office:value-type="string" calcext:value-type="string">
            <text:p><text:s/>findsecbugs-plugin-1.4.6-sources</text:p>
          </table:table-cell>
          <table:table-cell table:style-name="ce25" office:value-type="float" office:value="96" calcext:value-type="float">
            <text:p>96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23" office:value-type="string" calcext:value-type="string">
            <text:p>smatch</text:p>
          </table:table-cell>
          <table:table-cell table:style-name="ce23" office:value-type="string" calcext:value-type="string">
            <text:p><text:s/>smatch-0.3</text:p>
          </table:table-cell>
          <table:table-cell table:style-name="ce23" office:value-type="float" office:value="98" calcext:value-type="float">
            <text:p>98</text:p>
          </table:table-cell>
          <table:table-cell table:style-name="ce23" office:value-type="float" office:value="0.1" calcext:value-type="float">
            <text:p>0,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10" calcext:value-type="float">
            <text:p>1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3" office:value-type="string" calcext:value-type="string">
            <text:p>sparta</text:p>
          </table:table-cell>
          <table:table-cell table:style-name="ce23" office:value-type="string" calcext:value-type="string">
            <text:p><text:s/>sparta-code-0.6</text:p>
          </table:table-cell>
          <table:table-cell table:style-name="ce23" office:value-type="float" office:value="98" calcext:value-type="float">
            <text:p>98</text:p>
          </table:table-cell>
          <table:table-cell table:style-name="ce23" office:value-type="float" office:value="0.02" calcext:value-type="float">
            <text:p>0,02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7</text:p>
          </table:table-cell>
          <table:table-cell office:value-type="float" office:value="98" calcext:value-type="float">
            <text:p>9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cseq</text:p>
          </table:table-cell>
          <table:table-cell table:style-name="ce25" office:value-type="string" calcext:value-type="string">
            <text:p><text:s/>cseq-0.5</text:p>
          </table:table-cell>
          <table:table-cell table:style-name="ce25" office:value-type="float" office:value="106" calcext:value-type="float">
            <text:p>106</text:p>
          </table:table-cell>
          <table:table-cell table:style-name="ce25" office:value-type="float" office:value="0.06" calcext:value-type="float">
            <text:p>0,06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88" calcext:value-type="float">
            <text:p>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5" office:value-type="string" calcext:value-type="string">
            <text:p>findsecuritybugs</text:p>
          </table:table-cell>
          <table:table-cell table:style-name="ce25" office:value-type="string" calcext:value-type="string">
            <text:p><text:s/>findsecbugs-plugin-1.5.0-sources</text:p>
          </table:table-cell>
          <table:table-cell table:style-name="ce25" office:value-type="float" office:value="106" calcext:value-type="float">
            <text:p>106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42" office:value-type="string" calcext:value-type="string">
            <text:p>smatch</text:p>
          </table:table-cell>
          <table:table-cell table:style-name="ce42" office:value-type="string" calcext:value-type="string">
            <text:p><text:s/>smatch-0.4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0.09" calcext:value-type="float">
            <text:p>0,09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87" calcext:value-type="float">
            <text:p>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igual e SC um pouco maior (linguagens diferentes)</text:p>
          </table:table-cell>
        </table:table-row>
        <table:table-row table:style-name="ro2">
          <table:table-cell table:style-name="ce42" office:value-type="string" calcext:value-type="string">
            <text:p>cppcheck</text:p>
          </table:table-cell>
          <table:table-cell table:style-name="ce42" office:value-type="string" calcext:value-type="string">
            <text:p><text:s/>cppcheck-1.35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0.09" calcext:value-type="float">
            <text:p>0,09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5" calcext:value-type="float">
            <text:p>2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8</text:p>
          </table:table-cell>
          <table:table-cell office:value-type="float" office:value="114" calcext:value-type="float">
            <text:p>1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table:style-name="ce41" office:value-type="string" calcext:value-type="string">
            <text:p>cppcheck</text:p>
          </table:table-cell>
          <table:table-cell table:style-name="ce41" office:value-type="string" calcext:value-type="string">
            <text:p><text:s/>cppcheck-1.40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0.09" calcext:value-type="float">
            <text:p>0,0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44" calcext:value-type="float">
            <text:p>4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41" office:value-type="string" calcext:value-type="string">
            <text:p>sparta</text:p>
          </table:table-cell>
          <table:table-cell table:style-name="ce41" office:value-type="string" calcext:value-type="string">
            <text:p><text:s/>sparta-code-0.9.2</text:p>
          </table:table-cell>
          <table:table-cell table:style-name="ce41" office:value-type="float" office:value="128" calcext:value-type="float">
            <text:p>128</text:p>
          </table:table-cell>
          <table:table-cell table:style-name="ce41" office:value-type="float" office:value="0.02" calcext:value-type="float">
            <text:p>0,02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-sec-bugs-version-1.0.0</text:p>
          </table:table-cell>
          <table:table-cell office:value-type="float" office:value="130" calcext:value-type="float">
            <text:p>13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sonarqube-plugin</text:p>
          </table:table-cell>
          <table:table-cell table:style-name="ce31" office:value-type="string" calcext:value-type="string">
            <text:p><text:s/>SonarQube-plug-in-master</text:p>
          </table:table-cell>
          <table:table-cell table:style-name="ce31" office:value-type="float" office:value="143" calcext:value-type="float">
            <text:p>143</text:p>
          </table:table-cell>
          <table:table-cell table:style-name="ce31" office:value-type="float" office:value="0.03" calcext:value-type="float">
            <text:p>0,0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31" office:value-type="string" calcext:value-type="string">
            <text:p>smatch</text:p>
          </table:table-cell>
          <table:table-cell table:style-name="ce31" office:value-type="string" calcext:value-type="string">
            <text:p><text:s/>smatch-1.51</text:p>
          </table:table-cell>
          <table:table-cell table:style-name="ce31" office:value-type="float" office:value="146" calcext:value-type="float">
            <text:p>146</text:p>
          </table:table-cell>
          <table:table-cell table:style-name="ce31" office:value-type="float" office:value="0.11" calcext:value-type="float">
            <text:p>0,1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smatch</text:p>
          </table:table-cell>
          <table:table-cell table:style-name="ce37" office:value-type="string" calcext:value-type="string">
            <text:p><text:s/>smatch-1.52</text:p>
          </table:table-cell>
          <table:table-cell table:style-name="ce37" office:value-type="float" office:value="165" calcext:value-type="float">
            <text:p>165</text:p>
          </table:table-cell>
          <table:table-cell table:style-name="ce37" office:value-type="float" office:value="0.1" calcext:value-type="float">
            <text:p>0,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105" calcext:value-type="float">
            <text:p>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37" office:value-type="string" calcext:value-type="string">
            <text:p>reassert</text:p>
          </table:table-cell>
          <table:table-cell table:style-name="ce37" office:value-type="string" calcext:value-type="string">
            <text:p><text:s/>ReAssert_0.4.1</text:p>
          </table:table-cell>
          <table:table-cell table:style-name="ce37" office:value-type="float" office:value="169" calcext:value-type="float">
            <text:p>169</text:p>
          </table:table-cell>
          <table:table-cell table:style-name="ce37" office:value-type="float" office:value="0.05" calcext:value-type="float">
            <text:p>0,0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31" office:value-type="string" calcext:value-type="string">
            <text:p>smatch</text:p>
          </table:table-cell>
          <table:table-cell table:style-name="ce31" office:value-type="string" calcext:value-type="string">
            <text:p><text:s/>smatch-1.53</text:p>
          </table:table-cell>
          <table:table-cell table:style-name="ce31" office:value-type="float" office:value="171" calcext:value-type="float">
            <text:p>171</text:p>
          </table:table-cell>
          <table:table-cell table:style-name="ce31" office:value-type="float" office:value="0.09" calcext:value-type="float">
            <text:p>0,09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31" office:value-type="string" calcext:value-type="string">
            <text:p>jflow</text:p>
          </table:table-cell>
          <table:table-cell table:style-name="ce31" office:value-type="string" calcext:value-type="string">
            <text:p><text:s/>vazexqi-JFlow-7cd7eaf</text:p>
          </table:table-cell>
          <table:table-cell table:style-name="ce31" office:value-type="float" office:value="177" calcext:value-type="float">
            <text:p>177</text:p>
          </table:table-cell>
          <table:table-cell table:style-name="ce31" office:value-type="float" office:value="0.02" calcext:value-type="float">
            <text:p>0,0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24" office:value-type="string" calcext:value-type="string">
            <text:p>gumtree</text:p>
          </table:table-cell>
          <table:table-cell table:style-name="ce24" office:value-type="string" calcext:value-type="string">
            <text:p><text:s/>gumtree-2.0.0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0.04" calcext:value-type="float">
            <text:p>0,0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0" calcext:value-type="float">
            <text:p>2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24" office:value-type="string" calcext:value-type="string">
            <text:p>cppcheck</text:p>
          </table:table-cell>
          <table:table-cell table:style-name="ce24" office:value-type="string" calcext:value-type="string">
            <text:p><text:s/>cppcheck-1.45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0.12" calcext:value-type="float">
            <text:p>0,12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smatch</text:p>
          </table:table-cell>
          <table:table-cell table:style-name="ce30" office:value-type="string" calcext:value-type="string">
            <text:p><text:s/>smatch-1.54</text:p>
          </table:table-cell>
          <table:table-cell table:style-name="ce30" office:value-type="float" office:value="223" calcext:value-type="float">
            <text:p>223</text:p>
          </table:table-cell>
          <table:table-cell table:style-name="ce30" office:value-type="float" office:value="0.09" calcext:value-type="float">
            <text:p>0,09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30" office:value-type="string" calcext:value-type="string">
            <text:p>sparta</text:p>
          </table:table-cell>
          <table:table-cell table:style-name="ce30" office:value-type="string" calcext:value-type="string">
            <text:p><text:s/>sparta-toolset-0.9.8</text:p>
          </table:table-cell>
          <table:table-cell table:style-name="ce30" office:value-type="float" office:value="227" calcext:value-type="float">
            <text:p>227</text:p>
          </table:table-cell>
          <table:table-cell table:style-name="ce30" office:value-type="float" office:value="0.01" calcext:value-type="float">
            <text:p>0,0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30" office:value-type="string" calcext:value-type="string">
            <text:p>pixy</text:p>
          </table:table-cell>
          <table:table-cell table:style-name="ce30" office:value-type="string" calcext:value-type="string">
            <text:p><text:s/>pixy-master</text:p>
          </table:table-cell>
          <table:table-cell table:style-name="ce30" office:value-type="float" office:value="229" calcext:value-type="float">
            <text:p>229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43" office:value-type="string" calcext:value-type="string">
            <text:p>cppcheck</text:p>
          </table:table-cell>
          <table:table-cell table:style-name="ce43" office:value-type="string" calcext:value-type="string">
            <text:p><text:s/>cppcheck-1.50</text:p>
          </table:table-cell>
          <table:table-cell table:style-name="ce43" office:value-type="float" office:value="236" calcext:value-type="float">
            <text:p>236</text:p>
          </table:table-cell>
          <table:table-cell table:style-name="ce43" office:value-type="float" office:value="0.06" calcext:value-type="float">
            <text:p>0,06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43" office:value-type="string" calcext:value-type="string">
            <text:p>findsecuritybugs</text:p>
          </table:table-cell>
          <table:table-cell table:style-name="ce43" office:value-type="string" calcext:value-type="string">
            <text:p><text:s/>find-sec-bugs-version-1.1.0</text:p>
          </table:table-cell>
          <table:table-cell table:style-name="ce43" office:value-type="float" office:value="239" calcext:value-type="float">
            <text:p>239</text:p>
          </table:table-cell>
          <table:table-cell table:style-name="ce43" office:value-type="float" office:value="0.01" calcext:value-type="float">
            <text:p>0,0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enor (ok?)</text:p>
          </table:table-cell>
        </table:table-row>
        <table:table-row table:style-name="ro2">
          <table:table-cell table:style-name="ce43" office:value-type="string" calcext:value-type="string">
            <text:p>mpanalyzer</text:p>
          </table:table-cell>
          <table:table-cell table:style-name="ce43" office:value-type="string" calcext:value-type="string">
            <text:p><text:s/>MPAnalyzer-master</text:p>
          </table:table-cell>
          <table:table-cell table:style-name="ce43" office:value-type="float" office:value="240" calcext:value-type="float">
            <text:p>240</text:p>
          </table:table-cell>
          <table:table-cell table:style-name="ce43" office:value-type="float" office:value="0.01" calcext:value-type="float">
            <text:p>0,0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43" office:value-type="string" calcext:value-type="string">
            <text:p>ejb</text:p>
          </table:table-cell>
          <table:table-cell table:style-name="ce43" office:value-type="string" calcext:value-type="string">
            <text:p><text:s/>EJB</text:p>
          </table:table-cell>
          <table:table-cell table:style-name="ce43" office:value-type="float" office:value="244" calcext:value-type="float">
            <text:p>244</text:p>
          </table:table-cell>
          <table:table-cell table:style-name="ce43" office:value-type="float" office:value="0.14" calcext:value-type="float">
            <text:p>0,14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style-name="ce35" office:value-type="string" calcext:value-type="string">
            <text:p>sparta</text:p>
          </table:table-cell>
          <table:table-cell table:style-name="ce35" office:value-type="string" calcext:value-type="string">
            <text:p><text:s/>sparta-toolset-1.0.0-source</text:p>
          </table:table-cell>
          <table:table-cell table:style-name="ce35" office:value-type="float" office:value="268" calcext:value-type="float">
            <text:p>268</text:p>
          </table:table-cell>
          <table:table-cell table:style-name="ce35" office:value-type="float" office:value="0.01" calcext:value-type="float">
            <text:p>0,0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35" office:value-type="string" calcext:value-type="string">
            <text:p>smatch</text:p>
          </table:table-cell>
          <table:table-cell table:style-name="ce35" office:value-type="string" calcext:value-type="string">
            <text:p><text:s/>smatch-1.55</text:p>
          </table:table-cell>
          <table:table-cell table:style-name="ce35" office:value-type="float" office:value="270" calcext:value-type="float">
            <text:p>270</text:p>
          </table:table-cell>
          <table:table-cell table:style-name="ce35" office:value-type="float" office:value="0.08" calcext:value-type="float">
            <text:p>0,08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table:style-name="ce44" office:value-type="string" calcext:value-type="string">
            <text:p>sparta</text:p>
          </table:table-cell>
          <table:table-cell table:style-name="ce44" office:value-type="string" calcext:value-type="string">
            <text:p><text:s/>sparta-toolset-1.0.1-source</text:p>
          </table:table-cell>
          <table:table-cell table:style-name="ce44" office:value-type="float" office:value="282" calcext:value-type="float">
            <text:p>282</text:p>
          </table:table-cell>
          <table:table-cell table:style-name="ce44" office:value-type="float" office:value="0.01" calcext:value-type="float">
            <text:p>0,0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44" office:value-type="string" calcext:value-type="string">
            <text:p>cppcheck</text:p>
          </table:table-cell>
          <table:table-cell table:style-name="ce44" office:value-type="string" calcext:value-type="string">
            <text:p><text:s/>cppcheck-1.55</text:p>
          </table:table-cell>
          <table:table-cell table:style-name="ce44" office:value-type="float" office:value="284" calcext:value-type="float">
            <text:p>284</text:p>
          </table:table-cell>
          <table:table-cell table:style-name="ce44" office:value-type="float" office:value="0.06" calcext:value-type="float">
            <text:p>0,06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table:style-name="ce31" office:value-type="string" calcext:value-type="string">
            <text:p>guizmo</text:p>
          </table:table-cell>
          <table:table-cell table:style-name="ce31" office:value-type="string" calcext:value-type="string">
            <text:p><text:s/>guizmo-master</text:p>
          </table:table-cell>
          <table:table-cell table:style-name="ce31" office:value-type="float" office:value="306" calcext:value-type="float">
            <text:p>306</text:p>
          </table:table-cell>
          <table:table-cell table:style-name="ce31" office:value-type="float" office:value="0.02" calcext:value-type="float">
            <text:p>0,0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31" office:value-type="string" calcext:value-type="string">
            <text:p>cppcheck</text:p>
          </table:table-cell>
          <table:table-cell table:style-name="ce31" office:value-type="string" calcext:value-type="string">
            <text:p><text:s/>cppcheck-1.60</text:p>
          </table:table-cell>
          <table:table-cell table:style-name="ce31" office:value-type="float" office:value="307" calcext:value-type="float">
            <text:p>307</text:p>
          </table:table-cell>
          <table:table-cell table:style-name="ce31" office:value-type="float" office:value="0.08" calcext:value-type="float">
            <text:p>0,08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0.09" calcext:value-type="float">
            <text:p>0,09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smatch</text:p>
          </table:table-cell>
          <table:table-cell table:style-name="ce25" office:value-type="string" calcext:value-type="string">
            <text:p><text:s/>smatch-1.56</text:p>
          </table:table-cell>
          <table:table-cell table:style-name="ce25" office:value-type="float" office:value="323" calcext:value-type="float">
            <text:p>323</text:p>
          </table:table-cell>
          <table:table-cell table:style-name="ce25" office:value-type="float" office:value="0.09" calcext:value-type="float">
            <text:p>0,09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enor (linguagens diferentes)</text:p>
          </table:table-cell>
        </table:table-row>
        <table:table-row table:style-name="ro2">
          <table:table-cell table:style-name="ce25" office:value-type="string" calcext:value-type="string">
            <text:p>cppcheck</text:p>
          </table:table-cell>
          <table:table-cell table:style-name="ce25" office:value-type="string" calcext:value-type="string">
            <text:p><text:s/>cppcheck-1.70</text:p>
          </table:table-cell>
          <table:table-cell table:style-name="ce25" office:value-type="float" office:value="332" calcext:value-type="float">
            <text:p>332</text:p>
          </table:table-cell>
          <table:table-cell table:style-name="ce25" office:value-type="float" office:value="0.07" calcext:value-type="float">
            <text:p>0,07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0.09" calcext:value-type="float">
            <text:p>0,09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style-name="ce41" office:value-type="string" calcext:value-type="string">
            <text:p>cppcheck</text:p>
          </table:table-cell>
          <table:table-cell table:style-name="ce41" office:value-type="string" calcext:value-type="string">
            <text:p><text:s/>cppcheck-1.72</text:p>
          </table:table-cell>
          <table:table-cell table:style-name="ce41" office:value-type="float" office:value="338" calcext:value-type="float">
            <text:p>338</text:p>
          </table:table-cell>
          <table:table-cell table:style-name="ce41" office:value-type="float" office:value="0.07" calcext:value-type="float">
            <text:p>0,07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enormemente maior</text:p>
          </table:table-cell>
        </table:table-row>
        <table:table-row table:style-name="ro2">
          <table:table-cell table:style-name="ce41" office:value-type="string" calcext:value-type="string">
            <text:p>wap</text:p>
          </table:table-cell>
          <table:table-cell table:style-name="ce41" office:value-type="string" calcext:value-type="string">
            <text:p><text:s/>wap-2.1</text:p>
          </table:table-cell>
          <table:table-cell table:style-name="ce41" office:value-type="float" office:value="338" calcext:value-type="float">
            <text:p>338</text:p>
          </table:table-cell>
          <table:table-cell table:style-name="ce41" office:value-type="float" office:value="0.24" calcext:value-type="float">
            <text:p>0,24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26" office:value-type="string" calcext:value-type="string">
            <text:p>cppcheck</text:p>
          </table:table-cell>
          <table:table-cell table:style-name="ce26" office:value-type="string" calcext:value-type="string">
            <text:p><text:s/>cppcheck-1.75</text:p>
          </table:table-cell>
          <table:table-cell table:style-name="ce26" office:value-type="float" office:value="368" calcext:value-type="float">
            <text:p>368</text:p>
          </table:table-cell>
          <table:table-cell table:style-name="ce26" office:value-type="float" office:value="0.07" calcext:value-type="float">
            <text:p>0,07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levemente maior (linguagens diferentes, ok?)</text:p>
          </table:table-cell>
        </table:table-row>
        <table:table-row table:style-name="ro2">
          <table:table-cell table:style-name="ce26" office:value-type="string" calcext:value-type="string">
            <text:p>smatch</text:p>
          </table:table-cell>
          <table:table-cell table:style-name="ce26" office:value-type="string" calcext:value-type="string">
            <text:p><text:s/>smatch-1.58</text:p>
          </table:table-cell>
          <table:table-cell table:style-name="ce26" office:value-type="float" office:value="370" calcext:value-type="float">
            <text:p>370</text:p>
          </table:table-cell>
          <table:table-cell table:style-name="ce26" office:value-type="float" office:value="0.08" calcext:value-type="float">
            <text:p>0,0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0.08" calcext:value-type="float">
            <text:p>0,08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style-name="ce29" office:value-type="string" calcext:value-type="string">
            <text:p>indus</text:p>
          </table:table-cell>
          <table:table-cell table:style-name="ce29" office:value-type="string" calcext:value-type="string">
            <text:p><text:s/>indus</text:p>
          </table:table-cell>
          <table:table-cell table:style-name="ce29" office:value-type="float" office:value="524" calcext:value-type="float">
            <text:p>524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29" office:value-type="string" calcext:value-type="string">
            <text:p>bogor</text:p>
          </table:table-cell>
          <table:table-cell table:style-name="ce29" office:value-type="string" calcext:value-type="string">
            <text:p><text:s/>bogor-core</text:p>
          </table:table-cell>
          <table:table-cell table:style-name="ce29" office:value-type="float" office:value="545" calcext:value-type="float">
            <text:p>545</text:p>
          </table:table-cell>
          <table:table-cell table:style-name="ce29" office:value-type="float" office:value="0.07" calcext:value-type="float">
            <text:p>0,0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852" calcext:value-type="float">
            <text:p>85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srcml</text:p>
          </table:table-cell>
          <table:table-cell table:style-name="ce37" office:value-type="string" calcext:value-type="string">
            <text:p><text:s/>srcML-src</text:p>
          </table:table-cell>
          <table:table-cell table:style-name="ce37" office:value-type="float" office:value="871" calcext:value-type="float">
            <text:p>871</text:p>
          </table:table-cell>
          <table:table-cell table:style-name="ce37" office:value-type="float" office:value="0.03" calcext:value-type="float">
            <text:p>0,03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2">
          <table:table-cell table:style-name="ce37" office:value-type="string" calcext:value-type="string">
            <text:p>ptyasm</text:p>
          </table:table-cell>
          <table:table-cell table:style-name="ce37" office:value-type="string" calcext:value-type="string">
            <text:p><text:s/>ptyasm</text:p>
          </table:table-cell>
          <table:table-cell table:style-name="ce37" office:value-type="float" office:value="883" calcext:value-type="float">
            <text:p>883</text:p>
          </table:table-cell>
          <table:table-cell table:style-name="ce37" office:value-type="float" office:value="0.02" calcext:value-type="float">
            <text:p>0,02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25" office:value-type="string" calcext:value-type="string">
            <text:p>pmd</text:p>
          </table:table-cell>
          <table:table-cell table:style-name="ce25" office:value-type="string" calcext:value-type="string">
            <text:p><text:s/>pmd-src-5.0.0</text:p>
          </table:table-cell>
          <table:table-cell table:style-name="ce25" office:value-type="float" office:value="1043" calcext:value-type="float">
            <text:p>1043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findbugs</text:p>
          </table:table-cell>
          <table:table-cell table:style-name="ce25" office:value-type="string" calcext:value-type="string">
            <text:p><text:s/>findbugs-1.2.1-source</text:p>
          </table:table-cell>
          <table:table-cell table:style-name="ce25" office:value-type="float" office:value="1044" calcext:value-type="float">
            <text:p>1044</text:p>
          </table:table-cell>
          <table:table-cell table:style-name="ce25" office:value-type="float" office:value="0.05" calcext:value-type="float">
            <text:p>0,0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pmd</text:p>
          </table:table-cell>
          <table:table-cell table:style-name="ce27" office:value-type="string" calcext:value-type="string">
            <text:p><text:s/>pmd-src-5.0.4</text:p>
          </table:table-cell>
          <table:table-cell table:style-name="ce27" office:value-type="float" office:value="1052" calcext:value-type="float">
            <text:p>1052</text:p>
          </table:table-cell>
          <table:table-cell table:style-name="ce27" office:value-type="float" office:value="0.02" calcext:value-type="float">
            <text:p>0,02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7" office:value-type="string" calcext:value-type="string">
            <text:p>error-prone</text:p>
          </table:table-cell>
          <table:table-cell table:style-name="ce27" office:value-type="string" calcext:value-type="string">
            <text:p><text:s/>error-prone-2.0</text:p>
          </table:table-cell>
          <table:table-cell table:style-name="ce27" office:value-type="float" office:value="1063" calcext:value-type="float">
            <text:p>1063</text:p>
          </table:table-cell>
          <table:table-cell table:style-name="ce27" office:value-type="float" office:value="0.01" calcext:value-type="float">
            <text:p>0,0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29" office:value-type="string" calcext:value-type="string">
            <text:p>closure-compiler</text:p>
          </table:table-cell>
          <table:table-cell table:style-name="ce29" office:value-type="string" calcext:value-type="string">
            <text:p><text:s/>closure-compiler-20110119</text:p>
          </table:table-cell>
          <table:table-cell table:style-name="ce29" office:value-type="float" office:value="1122" calcext:value-type="float">
            <text:p>1122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9" office:value-type="string" calcext:value-type="string">
            <text:p>error-prone</text:p>
          </table:table-cell>
          <table:table-cell table:style-name="ce29" office:value-type="string" calcext:value-type="string">
            <text:p><text:s/>error-prone-2.0.2</text:p>
          </table:table-cell>
          <table:table-cell table:style-name="ce29" office:value-type="float" office:value="1171" calcext:value-type="float">
            <text:p>1171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37" office:value-type="string" calcext:value-type="string">
            <text:p>error-prone</text:p>
          </table:table-cell>
          <table:table-cell table:style-name="ce37" office:value-type="string" calcext:value-type="string">
            <text:p><text:s/>error-prone-2.0.4</text:p>
          </table:table-cell>
          <table:table-cell table:style-name="ce37" office:value-type="float" office:value="1208" calcext:value-type="float">
            <text:p>1208</text:p>
          </table:table-cell>
          <table:table-cell table:style-name="ce37" office:value-type="float" office:value="0.01" calcext:value-type="float">
            <text:p>0,0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37" office:value-type="string" calcext:value-type="string">
            <text:p>findbugs</text:p>
          </table:table-cell>
          <table:table-cell table:style-name="ce37" office:value-type="string" calcext:value-type="string">
            <text:p><text:s/>findbugs-1.3.4-source</text:p>
          </table:table-cell>
          <table:table-cell table:style-name="ce37" office:value-type="float" office:value="1216" calcext:value-type="float">
            <text:p>1216</text:p>
          </table:table-cell>
          <table:table-cell table:style-name="ce37" office:value-type="float" office:value="0.06" calcext:value-type="float">
            <text:p>0,0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2">
          <table:table-cell table:style-name="ce37" office:value-type="string" calcext:value-type="string">
            <text:p>wala</text:p>
          </table:table-cell>
          <table:table-cell table:style-name="ce37" office:value-type="string" calcext:value-type="string">
            <text:p><text:s/>wala-code-4607-tags-R_1.0</text:p>
          </table:table-cell>
          <table:table-cell table:style-name="ce37" office:value-type="float" office:value="1223" calcext:value-type="float">
            <text:p>1223</text:p>
          </table:table-cell>
          <table:table-cell table:style-name="ce37" office:value-type="float" office:value="0.02" calcext:value-type="float">
            <text:p>0,0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1.0</text:p>
          </table:table-cell>
          <table:table-cell office:value-type="float" office:value="1238" calcext:value-type="float">
            <text:p>1238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pmd</text:p>
          </table:table-cell>
          <table:table-cell table:style-name="ce25" office:value-type="string" calcext:value-type="string">
            <text:p><text:s/>pmd-src-5.1.3</text:p>
          </table:table-cell>
          <table:table-cell table:style-name="ce25" office:value-type="float" office:value="1254" calcext:value-type="float">
            <text:p>1254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findbugs</text:p>
          </table:table-cell>
          <table:table-cell table:style-name="ce25" office:value-type="string" calcext:value-type="string">
            <text:p><text:s/>findbugs-1.3.5-source</text:p>
          </table:table-cell>
          <table:table-cell table:style-name="ce25" office:value-type="float" office:value="1257" calcext:value-type="float">
            <text:p>1257</text:p>
          </table:table-cell>
          <table:table-cell table:style-name="ce25" office:value-type="float" office:value="0.05" calcext:value-type="float">
            <text:p>0,0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style-name="ce45" office:value-type="string" calcext:value-type="string">
            <text:p>findbugs</text:p>
          </table:table-cell>
          <table:table-cell table:style-name="ce45" office:value-type="string" calcext:value-type="string">
            <text:p><text:s/>findbugs-1.3.8-source</text:p>
          </table:table-cell>
          <table:table-cell table:style-name="ce45" office:value-type="float" office:value="1275" calcext:value-type="float">
            <text:p>1275</text:p>
          </table:table-cell>
          <table:table-cell table:style-name="ce45" office:value-type="float" office:value="0.05" calcext:value-type="float">
            <text:p>0,05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style-name="ce45" office:value-type="string" calcext:value-type="string">
            <text:p>pmd</text:p>
          </table:table-cell>
          <table:table-cell table:style-name="ce45" office:value-type="string" calcext:value-type="string">
            <text:p><text:s/>pmd-src-5.2.0</text:p>
          </table:table-cell>
          <table:table-cell table:style-name="ce45" office:value-type="float" office:value="1295" calcext:value-type="float">
            <text:p>1295</text:p>
          </table:table-cell>
          <table:table-cell table:style-name="ce45" office:value-type="float" office:value="0.02" calcext:value-type="float">
            <text:p>0,0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pmd</text:p>
          </table:table-cell>
          <table:table-cell table:style-name="ce37" office:value-type="string" calcext:value-type="string">
            <text:p><text:s/>pmd-src-5.3.3</text:p>
          </table:table-cell>
          <table:table-cell table:style-name="ce37" office:value-type="float" office:value="1342" calcext:value-type="float">
            <text:p>1342</text:p>
          </table:table-cell>
          <table:table-cell table:style-name="ce37" office:value-type="float" office:value="0.02" calcext:value-type="float">
            <text:p>0,0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findbugs</text:p>
          </table:table-cell>
          <table:table-cell table:style-name="ce37" office:value-type="string" calcext:value-type="string">
            <text:p><text:s/>findbugs-1.3.9-source</text:p>
          </table:table-cell>
          <table:table-cell table:style-name="ce37" office:value-type="float" office:value="1354" calcext:value-type="float">
            <text:p>1354</text:p>
          </table:table-cell>
          <table:table-cell table:style-name="ce37" office:value-type="float" office:value="0.06" calcext:value-type="float">
            <text:p>0,0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1366" calcext:value-type="float">
            <text:p>136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pmd</text:p>
          </table:table-cell>
          <table:table-cell table:style-name="ce27" office:value-type="string" calcext:value-type="string">
            <text:p><text:s/>pmd-src-5.3.7</text:p>
          </table:table-cell>
          <table:table-cell table:style-name="ce27" office:value-type="float" office:value="1374" calcext:value-type="float">
            <text:p>1374</text:p>
          </table:table-cell>
          <table:table-cell table:style-name="ce27" office:value-type="float" office:value="0.01" calcext:value-type="float">
            <text:p>0,01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27" office:value-type="string" calcext:value-type="string">
            <text:p>findbugs</text:p>
          </table:table-cell>
          <table:table-cell table:style-name="ce27" office:value-type="string" calcext:value-type="string">
            <text:p><text:s/>findbugs-3.0.0-source</text:p>
          </table:table-cell>
          <table:table-cell table:style-name="ce27" office:value-type="float" office:value="1438" calcext:value-type="float">
            <text:p>1438</text:p>
          </table:table-cell>
          <table:table-cell table:style-name="ce27" office:value-type="float" office:value="0.07" calcext:value-type="float">
            <text:p>0,07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style-name="ce45" office:value-type="string" calcext:value-type="string">
            <text:p>findbugs</text:p>
          </table:table-cell>
          <table:table-cell table:style-name="ce45" office:value-type="string" calcext:value-type="string">
            <text:p><text:s/>findbugs-2.0.2-source</text:p>
          </table:table-cell>
          <table:table-cell table:style-name="ce45" office:value-type="float" office:value="1469" calcext:value-type="float">
            <text:p>1469</text:p>
          </table:table-cell>
          <table:table-cell table:style-name="ce45" office:value-type="float" office:value="0.06" calcext:value-type="float">
            <text:p>0,0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style-name="ce45" office:value-type="string" calcext:value-type="string">
            <text:p>findbugs</text:p>
          </table:table-cell>
          <table:table-cell table:style-name="ce45" office:value-type="string" calcext:value-type="string">
            <text:p><text:s/>findbugs-3.0.1</text:p>
          </table:table-cell>
          <table:table-cell table:style-name="ce45" office:value-type="float" office:value="1486" calcext:value-type="float">
            <text:p>1486</text:p>
          </table:table-cell>
          <table:table-cell table:style-name="ce45" office:value-type="float" office:value="0.07" calcext:value-type="float">
            <text:p>0,07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489" calcext:value-type="float">
            <text:p>148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1512" calcext:value-type="float">
            <text:p>151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5.2</text:p>
          </table:table-cell>
          <table:table-cell office:value-type="float" office:value="1530" calcext:value-type="float">
            <text:p>1530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6</text:p>
          </table:table-cell>
          <table:table-cell office:value-type="float" office:value="1557" calcext:value-type="float">
            <text:p>1557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730</text:p>
          </table:table-cell>
          <table:table-cell office:value-type="float" office:value="1573" calcext:value-type="float">
            <text:p>1573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1584" calcext:value-type="float">
            <text:p>1584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8</text:p>
          </table:table-cell>
          <table:table-cell office:value-type="float" office:value="1635" calcext:value-type="float">
            <text:p>1635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45" office:value-type="string" calcext:value-type="string">
            <text:p>closure-compiler</text:p>
          </table:table-cell>
          <table:table-cell table:style-name="ce45" office:value-type="string" calcext:value-type="string">
            <text:p><text:s/>closure-compiler-20150729</text:p>
          </table:table-cell>
          <table:table-cell table:style-name="ce45" office:value-type="float" office:value="1649" calcext:value-type="float">
            <text:p>1649</text:p>
          </table:table-cell>
          <table:table-cell table:style-name="ce45" office:value-type="float" office:value="0.04" calcext:value-type="float">
            <text:p>0,04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65" calcext:value-type="float">
            <text:p>6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45" office:value-type="string" calcext:value-type="string">
            <text:p>wala</text:p>
          </table:table-cell>
          <table:table-cell table:style-name="ce45" office:value-type="string" calcext:value-type="string">
            <text:p><text:s/>wala-code-4607-tags-R_1.0.02</text:p>
          </table:table-cell>
          <table:table-cell table:style-name="ce45" office:value-type="float" office:value="1685" calcext:value-type="float">
            <text:p>1685</text:p>
          </table:table-cell>
          <table:table-cell table:style-name="ce45" office:value-type="float" office:value="0.02" calcext:value-type="float">
            <text:p>0,02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wala</text:p>
          </table:table-cell>
          <table:table-cell table:style-name="ce31" office:value-type="string" calcext:value-type="string">
            <text:p><text:s/>wala-code-4607-tags-R_1.1.2</text:p>
          </table:table-cell>
          <table:table-cell table:style-name="ce31" office:value-type="float" office:value="1720" calcext:value-type="float">
            <text:p>1720</text:p>
          </table:table-cell>
          <table:table-cell table:style-name="ce31" office:value-type="float" office:value="0.02" calcext:value-type="float">
            <text:p>0,0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levemente menor (ok)</text:p>
          </table:table-cell>
        </table:table-row>
        <table:table-row table:style-name="ro2">
          <table:table-cell table:style-name="ce31" office:value-type="string" calcext:value-type="string">
            <text:p>closure-compiler</text:p>
          </table:table-cell>
          <table:table-cell table:style-name="ce31" office:value-type="string" calcext:value-type="string">
            <text:p><text:s/>closure-compiler-20160125</text:p>
          </table:table-cell>
          <table:table-cell table:style-name="ce31" office:value-type="float" office:value="1724" calcext:value-type="float">
            <text:p>1724</text:p>
          </table:table-cell>
          <table:table-cell table:style-name="ce31" office:value-type="float" office:value="0.04" calcext:value-type="float">
            <text:p>0,0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37" office:value-type="string" calcext:value-type="string">
            <text:p>closure-compiler</text:p>
          </table:table-cell>
          <table:table-cell table:style-name="ce37" office:value-type="string" calcext:value-type="string">
            <text:p><text:s/>closure-compiler-20110811</text:p>
          </table:table-cell>
          <table:table-cell table:style-name="ce37" office:value-type="float" office:value="1730" calcext:value-type="float">
            <text:p>1730</text:p>
          </table:table-cell>
          <table:table-cell table:style-name="ce37" office:value-type="float" office:value="0.1" calcext:value-type="float">
            <text:p>0,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enor (não ok)</text:p>
          </table:table-cell>
        </table:table-row>
        <table:table-row table:style-name="ro2">
          <table:table-cell table:style-name="ce37" office:value-type="string" calcext:value-type="string">
            <text:p>wala</text:p>
          </table:table-cell>
          <table:table-cell table:style-name="ce37" office:value-type="string" calcext:value-type="string">
            <text:p><text:s/>wala-code-4607-tags-R_1.2</text:p>
          </table:table-cell>
          <table:table-cell table:style-name="ce37" office:value-type="float" office:value="1734" calcext:value-type="float">
            <text:p>1734</text:p>
          </table:table-cell>
          <table:table-cell table:style-name="ce37" office:value-type="float" office:value="0.02" calcext:value-type="float">
            <text:p>0,0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1791" calcext:value-type="float">
            <text:p>179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closure-compiler</text:p>
          </table:table-cell>
          <table:table-cell table:style-name="ce37" office:value-type="string" calcext:value-type="string">
            <text:p><text:s/>closure-compiler-20160517</text:p>
          </table:table-cell>
          <table:table-cell table:style-name="ce37" office:value-type="float" office:value="1800" calcext:value-type="float">
            <text:p>1800</text:p>
          </table:table-cell>
          <table:table-cell table:style-name="ce37" office:value-type="float" office:value="0.04" calcext:value-type="float">
            <text:p>0,0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68" calcext:value-type="float">
            <text:p>68</text:p>
          </table:table-cell>
          <table:table-cell/>
          <table:table-cell office:value-type="string" calcext:value-type="string">
            <text:p>tem CC menor e SC maior (não ok)</text:p>
          </table:table-cell>
        </table:table-row>
        <table:table-row table:style-name="ro2">
          <table:table-cell table:style-name="ce37" office:value-type="string" calcext:value-type="string">
            <text:p>closure-compiler</text:p>
          </table:table-cell>
          <table:table-cell table:style-name="ce37" office:value-type="string" calcext:value-type="string">
            <text:p><text:s/>closure-compiler-20120305</text:p>
          </table:table-cell>
          <table:table-cell table:style-name="ce37" office:value-type="float" office:value="1802" calcext:value-type="float">
            <text:p>1802</text:p>
          </table:table-cell>
          <table:table-cell table:style-name="ce37" office:value-type="float" office:value="0.1" calcext:value-type="float">
            <text:p>0,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table:style-name="ce29" office:value-type="string" calcext:value-type="string">
            <text:p>closure-compiler</text:p>
          </table:table-cell>
          <table:table-cell table:style-name="ce29" office:value-type="string" calcext:value-type="string">
            <text:p><text:s/>closure-compiler-20120917</text:p>
          </table:table-cell>
          <table:table-cell table:style-name="ce29" office:value-type="float" office:value="1836" calcext:value-type="float">
            <text:p>1836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enor (não ok)</text:p>
          </table:table-cell>
        </table:table-row>
        <table:table-row table:style-name="ro2">
          <table:table-cell table:style-name="ce29" office:value-type="string" calcext:value-type="string">
            <text:p>closure-compiler</text:p>
          </table:table-cell>
          <table:table-cell table:style-name="ce29" office:value-type="string" calcext:value-type="string">
            <text:p><text:s/>closure-compiler-20160713</text:p>
          </table:table-cell>
          <table:table-cell table:style-name="ce29" office:value-type="float" office:value="1860" calcext:value-type="float">
            <text:p>1860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2</text:p>
          </table:table-cell>
          <table:table-cell office:value-type="float" office:value="1871" calcext:value-type="float">
            <text:p>187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</text:p>
          </table:table-cell>
          <table:table-cell office:value-type="float" office:value="1872" calcext:value-type="float">
            <text:p>1872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2</text:p>
          </table:table-cell>
          <table:table-cell office:value-type="float" office:value="1903" calcext:value-type="float">
            <text:p>190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3</text:p>
          </table:table-cell>
          <table:table-cell office:value-type="float" office:value="1906" calcext:value-type="float">
            <text:p>1906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4</text:p>
          </table:table-cell>
          <table:table-cell office:value-type="float" office:value="1939" calcext:value-type="float">
            <text:p>1939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1988" calcext:value-type="float">
            <text:p>1988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24" office:value-type="string" calcext:value-type="string">
            <text:p>closure-compiler</text:p>
          </table:table-cell>
          <table:table-cell table:style-name="ce24" office:value-type="string" calcext:value-type="string">
            <text:p><text:s/>closure-compiler-20140110</text:p>
          </table:table-cell>
          <table:table-cell table:style-name="ce24" office:value-type="float" office:value="2004" calcext:value-type="float">
            <text:p>2004</text:p>
          </table:table-cell>
          <table:table-cell table:style-name="ce24" office:value-type="float" office:value="0.08" calcext:value-type="float">
            <text:p>0,0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</table:table>
      <table:table table:name="Planilha9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10" table:target-range-address="'comparacao (v2)'.A1:'comparacao (v2)'.G155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nte_20_vermelha" style:display-name="fonte vermelha" style:family="table-cell" style:parent-style-name="Default">
      <style:text-properties fo:color="#ff3333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8">00/00/0000</text:date>, <text:time style:data-style-name="N2" text:time-value="16:01:43.88328979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9:29.887716514</meta:creation-date>
    <dc:date>2017-03-18T00:40:03.694739935</dc:date>
    <meta:editing-duration>P5DT5H4M49S</meta:editing-duration>
    <meta:editing-cycles>378</meta:editing-cycles>
    <meta:generator>LibreOffice/5.2.5.1$Linux_X86_64 LibreOffice_project/20m0$Build-1</meta:generator>
    <meta:document-statistic meta:table-count="12" meta:cell-count="10629" meta:object-count="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63cm" svg:y="0.316cm" chart:style-name="ch2">
          <text:p>closure-compiler</text:p>
        </chart:title>
        <chart:legend chart:legend-position="end" svg:x="13.28cm" svg:y="3.454cm" style:legend-expansion="high" chart:style-name="ch3"/>
        <chart:plot-area chart:style-name="ch4" table:cell-range-address="'closure-compiler'.A2:'closure-compiler'.A13 'closure-compiler'.D1:'closure-compiler'.G13" chart:data-source-has-labels="both" svg:x="0.32cm" svg:y="1.275cm" svg:width="12.64cm" svg:height="6.564cm">
          <chartooo:coordinate-region svg:x="1.061cm" svg:y="1.275cm" svg:width="11.31cm" svg:height="4.787cm"/>
          <chart:axis chart:dimension="x" chart:name="primary-x" chart:style-name="ch5" chartooo:axis-type="auto">
            <chartooo:date-scale/>
            <chart:title svg:x="5.961cm" svg:y="8.019cm" chart:style-name="ch6">
              <text:p>releases</text:p>
            </chart:title>
            <chart:categories table:cell-range-address="'closure-compiler'.A2:'closure-compiler'.A13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closure-compiler'.D2:'closure-compiler'.D13" chart:label-cell-address="'closure-compiler'.D1:'closure-compiler'.D1" chart:class="chart:line">
            <chart:data-point chart:repeated="12"/>
          </chart:series>
          <chart:series chart:style-name="ch9" chart:values-cell-range-address="'closure-compiler'.E2:'closure-compiler'.E13" chart:label-cell-address="'closure-compiler'.E1:'closure-compiler'.E1" chart:class="chart:line">
            <chart:data-point chart:repeated="12"/>
          </chart:series>
          <chart:series chart:style-name="ch10" chart:values-cell-range-address="'closure-compiler'.F2:'closure-compiler'.F13" chart:label-cell-address="'closure-compiler'.F1:'closure-compiler'.F1" chart:class="chart:line">
            <chart:data-point chart:repeated="12"/>
          </chart:series>
          <chart:series chart:style-name="ch11" chart:values-cell-range-address="'closure-compiler'.G2:'closure-compiler'.G13" chart:label-cell-address="'closure-compiler'.G1:'closure-compiler'.G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 75</text:p>
                <draw:g>
                  <svg:desc>'closure-compiler'.D1:'closure-compiler'.D1</svg:desc>
                </draw:g>
              </table:table-cell>
              <table:table-cell office:value-type="string">
                <text:p>SC 90</text:p>
                <draw:g>
                  <svg:desc>'closure-compiler'.E1:'closure-compiler'.E1</svg:desc>
                </draw:g>
              </table:table-cell>
              <table:table-cell office:value-type="string">
                <text:p>SC 95</text:p>
                <draw:g>
                  <svg:desc>'closure-compiler'.F1:'closure-compiler'.F1</svg:desc>
                </draw:g>
              </table:table-cell>
              <table:table-cell office:value-type="string">
                <text:p>CC * 100</text:p>
                <draw:g>
                  <svg:desc>'closure-compiler'.G1:'closure-compiler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10119</text:p>
                <draw:g>
                  <svg:desc>'closure-compiler'.A2:'closure-compiler'.A13</svg:desc>
                </draw:g>
              </table:table-cell>
              <table:table-cell office:value-type="float" office:value="4">
                <text:p>4</text:p>
                <draw:g>
                  <svg:desc>'closure-compiler'.D2:'closure-compiler'.D13</svg:desc>
                </draw:g>
              </table:table-cell>
              <table:table-cell office:value-type="float" office:value="17">
                <text:p>17</text:p>
                <draw:g>
                  <svg:desc>'closure-compiler'.E2:'closure-compiler'.E13</svg:desc>
                </draw:g>
              </table:table-cell>
              <table:table-cell office:value-type="float" office:value="42">
                <text:p>42</text:p>
                <draw:g>
                  <svg:desc>'closure-compiler'.F2:'closure-compiler'.F13</svg:desc>
                </draw:g>
              </table:table-cell>
              <table:table-cell office:value-type="float" office:value="5">
                <text:p>5</text:p>
                <draw:g>
                  <svg:desc>'closure-compiler'.G2:'closure-compiler'.G13</svg:desc>
                </draw:g>
              </table:table-cell>
            </table:table-row>
            <table:table-row>
              <table:table-cell office:value-type="string">
                <text:p>20110811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20305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20917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30227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8">
                <text:p>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30722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4011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4073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8">
                <text:p>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0126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56">
                <text:p>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0729</text:p>
              </table:table-cell>
              <table:table-cell office:value-type="float" office:value="6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65">
                <text:p>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0125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68">
                <text:p>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0517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68">
                <text:p>6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83cm" svg:y="0.316cm" chart:style-name="ch2">
          <text:p>findbugs</text:p>
        </chart:title>
        <chart:legend chart:legend-position="end" svg:x="13.28cm" svg:y="3.454cm" style:legend-expansion="high" chart:style-name="ch3"/>
        <chart:plot-area chart:style-name="ch4" table:cell-range-address="findbugs.A2:findbugs.A14 findbugs.D1:findbugs.G14" chart:data-source-has-labels="both" svg:x="0.32cm" svg:y="1.275cm" svg:width="12.64cm" svg:height="6.564cm">
          <chartooo:coordinate-region svg:x="0.941cm" svg:y="1.474cm" svg:width="11.634cm" svg:height="5.718cm"/>
          <chart:axis chart:dimension="x" chart:name="primary-x" chart:style-name="ch5" chartooo:axis-type="auto">
            <chartooo:date-scale/>
            <chart:title svg:x="5.961cm" svg:y="8.019cm" chart:style-name="ch6">
              <text:p>releases</text:p>
            </chart:title>
            <chart:categories table:cell-range-address="findbugs.A2:findbugs.A14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findbugs.D2:findbugs.D14" chart:label-cell-address="findbugs.D1:findbugs.D1" chart:class="chart:line">
            <chart:data-point chart:repeated="13"/>
          </chart:series>
          <chart:series chart:style-name="ch9" chart:values-cell-range-address="findbugs.E2:findbugs.E14" chart:label-cell-address="findbugs.E1:findbugs.E1" chart:class="chart:line">
            <chart:data-point chart:repeated="13"/>
          </chart:series>
          <chart:series chart:style-name="ch10" chart:values-cell-range-address="findbugs.F2:findbugs.F14" chart:label-cell-address="findbugs.F1:findbugs.F1" chart:class="chart:line">
            <chart:data-point chart:repeated="13"/>
          </chart:series>
          <chart:series chart:style-name="ch11" chart:values-cell-range-address="findbugs.G2:findbugs.G14" chart:label-cell-address="findbugs.G1:findbugs.G1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 75</text:p>
                <draw:g>
                  <svg:desc>findbugs.D1:findbugs.D1</svg:desc>
                </draw:g>
              </table:table-cell>
              <table:table-cell office:value-type="string">
                <text:p>SC 90</text:p>
                <draw:g>
                  <svg:desc>findbugs.E1:findbugs.E1</svg:desc>
                </draw:g>
              </table:table-cell>
              <table:table-cell office:value-type="string">
                <text:p>SC 95</text:p>
                <draw:g>
                  <svg:desc>findbugs.F1:findbugs.F1</svg:desc>
                </draw:g>
              </table:table-cell>
              <table:table-cell office:value-type="string">
                <text:p>CC * 100</text:p>
                <draw:g>
                  <svg:desc>findbugs.G1:findbug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.2.1</text:p>
                <draw:g>
                  <svg:desc>findbugs.A2:findbugs.A14</svg:desc>
                </draw:g>
              </table:table-cell>
              <table:table-cell office:value-type="float" office:value="7">
                <text:p>7</text:p>
                <draw:g>
                  <svg:desc>findbugs.D2:findbugs.D14</svg:desc>
                </draw:g>
              </table:table-cell>
              <table:table-cell office:value-type="float" office:value="20">
                <text:p>20</text:p>
                <draw:g>
                  <svg:desc>findbugs.E2:findbugs.E14</svg:desc>
                </draw:g>
              </table:table-cell>
              <table:table-cell office:value-type="float" office:value="36">
                <text:p>36</text:p>
                <draw:g>
                  <svg:desc>findbugs.F2:findbugs.F14</svg:desc>
                </draw:g>
              </table:table-cell>
              <table:table-cell office:value-type="float" office:value="5">
                <text:p>5</text:p>
                <draw:g>
                  <svg:desc>findbugs.G2:findbugs.G14</svg:desc>
                </draw:g>
              </table:table-cell>
            </table:table-row>
            <table:table-row>
              <table:table-cell office:value-type="string">
                <text:p>1.3.4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.3.5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.3.6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.3.7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.3.8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.3.9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.0.0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.0.1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4">
                <text:p>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.0.2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.0.3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.0.0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.0.1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56">
                <text:p>56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93cm" svg:y="0.316cm" chart:style-name="ch2">
          <text:p>pmd</text:p>
        </chart:title>
        <chart:legend chart:legend-position="end" svg:x="13.28cm" svg:y="3.454cm" style:legend-expansion="high" chart:style-name="ch3"/>
        <chart:plot-area chart:style-name="ch4" table:cell-range-address="pmd.A2:pmd.A14 pmd.D1:pmd.G14" chart:data-source-has-labels="both" svg:x="0.32cm" svg:y="1.275cm" svg:width="12.64cm" svg:height="6.564cm">
          <chartooo:coordinate-region svg:x="0.941cm" svg:y="1.474cm" svg:width="11.634cm" svg:height="5.718cm"/>
          <chart:axis chart:dimension="x" chart:name="primary-x" chart:style-name="ch5" chartooo:axis-type="auto">
            <chartooo:date-scale/>
            <chart:title svg:x="5.961cm" svg:y="8.019cm" chart:style-name="ch6">
              <text:p>releases</text:p>
            </chart:title>
            <chart:categories table:cell-range-address="pmd.A2:pmd.A14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pmd.D2:pmd.D14" chart:label-cell-address="pmd.D1:pmd.D1" chart:class="chart:line">
            <chart:data-point chart:repeated="13"/>
          </chart:series>
          <chart:series chart:style-name="ch9" chart:values-cell-range-address="pmd.E2:pmd.E14" chart:label-cell-address="pmd.E1:pmd.E1" chart:class="chart:line">
            <chart:data-point chart:repeated="13"/>
          </chart:series>
          <chart:series chart:style-name="ch10" chart:values-cell-range-address="pmd.F2:pmd.F14" chart:label-cell-address="pmd.F1:pmd.F1" chart:class="chart:line">
            <chart:data-point chart:repeated="13"/>
          </chart:series>
          <chart:series chart:style-name="ch11" chart:values-cell-range-address="pmd.G2:pmd.G14" chart:label-cell-address="pmd.G1:pmd.G1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 75</text:p>
                <draw:g>
                  <svg:desc>pmd.D1:pmd.D1</svg:desc>
                </draw:g>
              </table:table-cell>
              <table:table-cell office:value-type="string">
                <text:p>SC 90</text:p>
                <draw:g>
                  <svg:desc>pmd.E1:pmd.E1</svg:desc>
                </draw:g>
              </table:table-cell>
              <table:table-cell office:value-type="string">
                <text:p>SC 95</text:p>
                <draw:g>
                  <svg:desc>pmd.F1:pmd.F1</svg:desc>
                </draw:g>
              </table:table-cell>
              <table:table-cell office:value-type="string">
                <text:p>CC * 100</text:p>
                <draw:g>
                  <svg:desc>pmd.G1:pmd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.2.5</text:p>
                <draw:g>
                  <svg:desc>pmd.A2:pmd.A14</svg:desc>
                </draw:g>
              </table:table-cell>
              <table:table-cell office:value-type="float" office:value="6">
                <text:p>6</text:p>
                <draw:g>
                  <svg:desc>pmd.D2:pmd.D14</svg:desc>
                </draw:g>
              </table:table-cell>
              <table:table-cell office:value-type="float" office:value="15">
                <text:p>15</text:p>
                <draw:g>
                  <svg:desc>pmd.E2:pmd.E14</svg:desc>
                </draw:g>
              </table:table-cell>
              <table:table-cell office:value-type="float" office:value="28">
                <text:p>28</text:p>
                <draw:g>
                  <svg:desc>pmd.F2:pmd.F14</svg:desc>
                </draw:g>
              </table:table-cell>
              <table:table-cell office:value-type="float" office:value="6">
                <text:p>6</text:p>
                <draw:g>
                  <svg:desc>pmd.G2:pmd.G14</svg:desc>
                </draw:g>
              </table:table-cell>
            </table:table-row>
            <table:table-row>
              <table:table-cell office:value-type="string">
                <text:p>4.3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.0.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.0.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1.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1.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2.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3.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.3.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3.7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.4.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4.2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5.2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67cm" svg:y="0.316cm" chart:style-name="ch2">
          <text:p>wala</text:p>
        </chart:title>
        <chart:legend chart:legend-position="end" svg:x="13.28cm" svg:y="3.703cm" style:legend-expansion="high" chart:style-name="ch3"/>
        <chart:plot-area chart:style-name="ch4" table:cell-range-address="wala.A2:wala.A14 wala.E1:wala.G14" chart:data-source-has-labels="both" svg:x="0.32cm" svg:y="1.275cm" svg:width="12.64cm" svg:height="6.564cm">
          <chartooo:coordinate-region svg:x="0.941cm" svg:y="1.474cm" svg:width="11.634cm" svg:height="5.718cm"/>
          <chart:axis chart:dimension="x" chart:name="primary-x" chart:style-name="ch5" chartooo:axis-type="auto">
            <chartooo:date-scale/>
            <chart:title svg:x="5.961cm" svg:y="8.019cm" chart:style-name="ch6">
              <text:p>releases</text:p>
            </chart:title>
            <chart:categories table:cell-range-address="wala.A2:wala.A14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wala.E2:wala.E14" chart:label-cell-address="wala.E1:wala.E1" chart:class="chart:line">
            <chart:data-point chart:repeated="13"/>
          </chart:series>
          <chart:series chart:style-name="ch9" chart:values-cell-range-address="wala.F2:wala.F14" chart:label-cell-address="wala.F1:wala.F1" chart:class="chart:line">
            <chart:data-point chart:repeated="13"/>
          </chart:series>
          <chart:series chart:style-name="ch10" chart:values-cell-range-address="wala.G2:wala.G14" chart:label-cell-address="wala.G1:wala.G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 90</text:p>
                <draw:g>
                  <svg:desc>wala.E1:wala.E1</svg:desc>
                </draw:g>
              </table:table-cell>
              <table:table-cell office:value-type="string">
                <text:p>SC 95</text:p>
                <draw:g>
                  <svg:desc>wala.F1:wala.F1</svg:desc>
                </draw:g>
              </table:table-cell>
              <table:table-cell office:value-type="string">
                <text:p>CC * 100</text:p>
                <draw:g>
                  <svg:desc>wala.G1:wala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.0</text:p>
                <draw:g>
                  <svg:desc>wala.A2:wala.A14</svg:desc>
                </draw:g>
              </table:table-cell>
              <table:table-cell office:value-type="float" office:value="27">
                <text:p>27</text:p>
                <draw:g>
                  <svg:desc>wala.E2:wala.E14</svg:desc>
                </draw:g>
              </table:table-cell>
              <table:table-cell office:value-type="float" office:value="45">
                <text:p>45</text:p>
                <draw:g>
                  <svg:desc>wala.F2:wala.F14</svg:desc>
                </draw:g>
              </table:table-cell>
              <table:table-cell office:value-type="float" office:value="2">
                <text:p>2</text:p>
                <draw:g>
                  <svg:desc>wala.G2:wala.G14</svg:desc>
                </draw:g>
              </table:table-cell>
            </table:table-row>
            <table:table-row>
              <table:table-cell office:value-type="string">
                <text:p>1.0.02</text:p>
              </table:table-cell>
              <table:table-cell office:value-type="float" office:value="25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1.2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25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2.1.1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2.2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3.3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.3.5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3.6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3.8</text:p>
              </table:table-cell>
              <table:table-cell office:value-type="float" office:value="24">
                <text:p>24</text:p>
              </table:table-cell>
              <table:table-cell office:value-type="float" office:value="54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3.9</text:p>
              </table:table-cell>
              <table:table-cell office:value-type="float" office:value="24">
                <text:p>24</text:p>
              </table:table-cell>
              <table:table-cell office:value-type="float" office:value="54">
                <text:p>5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